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Roboto Mono" svg:font-family="'Roboto Mono', Consolas, Monaco, monospace"/>
    <style:font-face style:name="Tahoma1" svg:font-family="Tahoma"/>
    <style:font-face style:name="sans-serif" svg:font-family="sans-serif"/>
    <style:font-face style:name="Arial1"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993cm" style:rel-column-width="7684*"/>
    </style:style>
    <style:style style:name="Table1.B" style:family="table-column">
      <style:table-column-properties style:column-width="4.99cm" style:rel-column-width="19238*"/>
    </style:style>
    <style:style style:name="Table1.C" style:family="table-column">
      <style:table-column-properties style:column-width="4.992cm" style:rel-column-width="19244*"/>
    </style:style>
    <style:style style:name="Table1.D" style:family="table-column">
      <style:table-column-properties style:column-width="5.024cm" style:rel-column-width="1936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table-cell-properties fo:background-color="#ffffcc" fo:padding="0.097cm" fo:border-left="0.002cm solid #000000" fo:border-right="none" fo:border-top="none" fo:border-bottom="0.002cm solid #000000">
        <style:background-image/>
      </style:table-cell-properties>
    </style:style>
    <style:style style:name="Table1.D3"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00" style:font-name="Arial1" fo:font-size="9pt" style:font-name-asian="Arial1" style:font-size-asian="9pt" style:font-name-complex="Arial1" style:font-size-complex="9pt"/>
    </style:style>
    <style:style style:name="P2" style:family="paragraph" style:parent-style-name="Standard">
      <style:paragraph-properties style:text-autospace="none"/>
      <style:text-properties fo:color="#000000" style:font-name="Arial1" fo:font-size="9pt" style:font-name-asian="Arial1" style:font-size-asian="9pt" style:font-name-complex="Arial1" style:font-size-complex="9pt"/>
    </style:style>
    <style:style style:name="P3" style:family="paragraph" style:parent-style-name="Standard">
      <style:paragraph-properties style:text-autospace="none"/>
      <style:text-properties fo:color="#000000" style:font-name="Arial1" fo:font-size="12pt" fo:font-weight="bold" style:font-name-asian="Arial1" style:font-size-asian="12pt" style:font-weight-asian="bold" style:font-name-complex="Arial1" style:font-size-complex="12pt" style:font-weight-complex="bold"/>
    </style:style>
    <style:style style:name="P4" style:family="paragraph" style:parent-style-name="Standard">
      <style:paragraph-properties style:text-autospace="none"/>
      <style:text-properties fo:color="#000000" style:font-name="Arial1" fo:font-size="10pt" style:font-name-asian="Arial1" style:font-size-asian="10pt" style:font-name-complex="Arial1" style:font-size-complex="10pt"/>
    </style:style>
    <style:style style:name="P5" style:family="paragraph" style:parent-style-name="Standard">
      <style:paragraph-properties style:text-autospace="none"/>
      <style:text-properties fo:color="#000000" style:font-name="Arial1" fo:font-size="10pt" fo:font-style="italic" style:font-name-asian="Arial1" style:font-size-asian="10pt" style:font-style-asian="italic" style:font-name-complex="Arial1" style:font-size-complex="10pt" style:font-style-complex="italic"/>
    </style:style>
    <style:style style:name="P6" style:family="paragraph" style:parent-style-name="Standard">
      <style:text-properties fo:color="#000000" style:font-name="Times New Roman" fo:font-size="12pt" style:font-name-asian="Arial1" style:font-size-asian="12pt" style:font-weight-asian="normal" style:font-name-complex="Arial1" style:font-size-complex="12pt" style:font-weight-complex="normal"/>
    </style:style>
    <style:style style:name="P7" style:family="paragraph" style:parent-style-name="Standard">
      <style:text-properties fo:color="#000000" style:font-name="Times New Roman" fo:font-size="12pt" style:font-name-asian="Arial1" style:font-size-asian="12pt" style:font-name-complex="Arial1" style:font-size-complex="12pt"/>
    </style:style>
    <style:style style:name="P8" style:family="paragraph" style:parent-style-name="Standard">
      <style:paragraph-properties style:text-autospace="none"/>
      <style:text-properties fo:color="#000000" style:font-name="Times New Roman" fo:font-size="12pt" style:font-name-asian="Arial1" style:font-size-asian="12pt" style:font-name-complex="Arial1" style:font-size-complex="12pt"/>
    </style:style>
    <style:style style:name="P9" style:family="paragraph" style:parent-style-name="Standard">
      <style:text-properties fo:color="#000000" style:font-name="Times New Roman" fo:font-size="12pt" fo:font-weight="bold" style:font-name-asian="Arial1" style:font-size-asian="12pt" style:font-weight-asian="bold" style:font-name-complex="Arial1" style:font-size-complex="12pt" style:font-weight-complex="bold"/>
    </style:style>
    <style:style style:name="P10" style:family="paragraph" style:parent-style-name="Standard">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1" style:family="paragraph" style:parent-style-name="Standard">
      <style:text-properties fo:color="#000000" style:font-name="Times New Roman" fo:font-size="12pt" fo:font-style="italic" style:font-name-asian="Arial1" style:font-size-asian="12pt" style:font-style-asian="italic" style:font-name-complex="Arial1" style:font-size-complex="12pt" style:font-style-complex="italic"/>
    </style:style>
    <style:style style:name="P12" style:family="paragraph" style:parent-style-name="Standard">
      <style:paragraph-properties style:text-autospace="none"/>
      <style:text-properties style:font-name="Arial1" fo:font-size="9pt" style:font-name-asian="Arial1" style:font-size-asian="9pt" style:font-name-complex="Arial1" style:font-size-complex="9pt"/>
    </style:style>
    <style:style style:name="P13" style:family="paragraph" style:parent-style-name="Standard">
      <style:paragraph-properties style:text-autospace="none"/>
      <style:text-properties style:font-name="Arial1" style:font-name-asian="Arial1" style:font-name-complex="Arial1"/>
    </style:style>
    <style:style style:name="P14" style:family="paragraph" style:parent-style-name="Standard">
      <style:paragraph-properties style:text-autospace="none"/>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Times New Roman" fo:font-size="12pt" fo:font-weight="bold" style:font-size-asian="12pt" style:font-weight-asian="bold" style:font-size-complex="12pt" style:font-weight-complex="bold"/>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text-properties fo:font-variant="normal" fo:text-transform="none" fo:color="#c44f24" style:font-name="Roboto Mono" fo:font-size="10pt" fo:letter-spacing="normal" fo:font-style="normal" fo:font-weight="normal" style:font-name-asian="Arial1" style:font-size-asian="10pt" style:font-name-complex="Arial1" style:font-size-complex="10pt"/>
    </style:style>
    <style:style style:name="P19" style:family="paragraph" style:parent-style-name="Standard">
      <style:text-properties fo:font-variant="normal" fo:text-transform="none" fo:color="#c44f24"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P20" style:family="paragraph" style:parent-style-name="Standard">
      <style:text-properties fo:font-variant="normal" fo:text-transform="none" fo:color="#c44f24" style:font-name="Roboto Mono" fo:font-size="10pt" fo:letter-spacing="normal" fo:font-style="normal" fo:font-weight="normal" style:font-name-asian="Arial1" style:font-size-asian="10pt" style:font-style-asian="normal" style:font-name-complex="Arial1" style:font-size-complex="10pt" style:font-style-complex="normal"/>
    </style:style>
    <style:style style:name="P21" style:family="paragraph" style:parent-style-name="Standard">
      <style:text-properties fo:font-variant="normal" fo:text-transform="none" fo:color="#c44f24" style:font-name="Roboto Mono" fo:font-size="10pt" fo:letter-spacing="normal" fo:font-style="italic" fo:font-weight="normal" style:font-name-asian="Arial1" style:font-size-asian="10pt" style:font-style-asian="italic" style:font-name-complex="Arial1" style:font-size-complex="10pt" style:font-style-complex="italic"/>
    </style:style>
    <style:style style:name="P22" style:family="paragraph" style:parent-style-name="Standard">
      <style:text-properties fo:font-variant="normal" fo:text-transform="none" fo:color="#c44f24" style:font-name="Arial1" fo:font-size="10pt" fo:letter-spacing="normal" fo:font-style="normal" fo:font-weight="normal" style:font-name-asian="Arial1" style:font-size-asian="10pt" style:font-weight-asian="normal" style:font-name-complex="Arial1" style:font-size-complex="10pt" style:font-weight-complex="normal"/>
    </style:style>
    <style:style style:name="P23" style:family="paragraph" style:parent-style-name="Standard">
      <style:text-properties fo:font-variant="normal" fo:text-transform="none" style:use-window-font-color="true"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P24" style:family="paragraph" style:parent-style-name="Standard">
      <style:text-properties fo:font-variant="normal" fo:text-transform="none" fo:color="#000000"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25" style:family="paragraph" style:parent-style-name="Standard">
      <style:paragraph-properties style:text-autospace="none"/>
      <style:text-properties fo:font-variant="normal" fo:text-transform="none" fo:color="#000000"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26" style:family="paragraph" style:parent-style-name="Standard">
      <style:text-properties fo:font-variant="normal" fo:text-transform="none" fo:color="#00cc33"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P27" style:family="paragraph" style:parent-style-name="Standard">
      <style:text-properties fo:font-variant="normal" fo:text-transform="none" fo:color="#794938"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31" style:family="paragraph" style:parent-style-name="Standard">
      <style:text-properties fo:color="#ff3333" fo:font-size="10pt" fo:font-weight="normal" style:font-size-asian="10pt" style:font-weight-asian="normal" style:font-size-complex="10pt" style:font-weight-complex="normal"/>
    </style:style>
    <style:style style:name="P32" style:family="paragraph" style:parent-style-name="Standard">
      <style:text-properties fo:color="#ff3300" style:font-name="Times New Roman" fo:font-size="12pt" fo:font-weight="normal" style:font-name-asian="Arial1" style:font-size-asian="12pt" style:font-weight-asian="normal" style:font-name-complex="Arial1" style:font-size-complex="12pt" style:font-weight-complex="normal"/>
    </style:style>
    <style:style style:name="P33" style:family="paragraph" style:parent-style-name="Standard">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34" style:family="paragraph" style:parent-style-name="Standard">
      <style:text-properties style:use-window-font-color="true" style:font-name="Times New Roman" fo:font-size="12pt" fo:font-weight="bold" style:font-name-asian="Arial1" style:font-size-asian="12pt" style:font-weight-asian="bold" style:font-name-complex="Arial1" style:font-size-complex="12pt" style:font-weight-complex="bold"/>
    </style:style>
    <style:style style:name="P35" style:family="paragraph" style:parent-style-name="Standard">
      <style:text-properties style:use-window-font-color="true" style:font-name="Consolas" fo:font-size="6pt" fo:font-weight="normal" fo:background-color="#ffffff" style:font-size-asian="6pt" style:font-size-complex="6pt"/>
    </style:style>
    <style:style style:name="P36" style:family="paragraph" style:parent-style-name="Standard">
      <style:text-properties fo:font-size="10pt" style:font-size-asian="10pt" style:font-size-complex="10pt"/>
    </style:style>
    <style:style style:name="P37" style:family="paragraph" style:parent-style-name="Standard">
      <style:text-properties fo:font-size="10pt" fo:font-style="normal" style:font-size-asian="10pt" style:font-style-asian="normal" style:font-size-complex="10pt" style:font-style-complex="normal"/>
    </style:style>
    <style:style style:name="P38" style:family="paragraph" style:parent-style-name="Standard">
      <style:text-properties fo:font-size="10pt" fo:font-weight="normal" style:font-size-asian="10pt" style:font-weight-asian="normal" style:font-size-complex="10pt" style:font-weight-complex="normal"/>
    </style:style>
    <style:style style:name="P39" style:family="paragraph" style:parent-style-name="Standard">
      <style:text-properties fo:font-size="10pt" fo:font-weight="normal" fo:background-color="transparent" style:font-size-asian="10pt" style:font-weight-asian="normal" style:font-size-complex="10pt" style:font-weight-complex="normal"/>
    </style:style>
    <style:style style:name="P40" style:family="paragraph" style:parent-style-name="Standard">
      <style:text-properties fo:font-size="10pt" fo:font-weight="bold" style:font-size-asian="10pt" style:font-weight-asian="bold" style:font-size-complex="10pt" style:font-weight-complex="bold"/>
    </style:style>
    <style:style style:name="P41" style:family="paragraph" style:parent-style-name="Standard">
      <style:text-properties fo:font-size="8pt" fo:font-style="italic" style:font-size-asian="8pt" style:font-style-asian="italic" style:font-size-complex="8pt" style:font-style-complex="italic"/>
    </style:style>
    <style:style style:name="P42" style:family="paragraph" style:parent-style-name="Standard">
      <style:paragraph-properties fo:padding="0.074cm" fo:border-left="none" fo:border-right="none" fo:border-top="none" fo:border-bottom="0.002cm solid #000000" style:join-border="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43" style:family="paragraph" style:parent-style-name="Standard" style:master-page-name="">
      <style:paragraph-properties fo:margin-left="2.505cm" fo:margin-right="0cm" fo:text-indent="-2.452cm" style:auto-text-indent="false" style:page-number="auto"/>
    </style:style>
    <style:style style:name="P44" style:family="paragraph" style:parent-style-name="Standard">
      <style:paragraph-properties fo:margin-left="2.505cm" fo:margin-right="0cm" fo:text-indent="-2.452cm" style:auto-text-indent="false"/>
      <style:text-properties fo:color="#ff3333"/>
    </style:style>
    <style:style style:name="P45" style:family="paragraph" style:parent-style-name="Standard">
      <style:paragraph-properties fo:margin-left="2.046cm" fo:margin-right="0cm" fo:text-indent="-2.064cm" style:auto-text-indent="false"/>
    </style:style>
    <style:style style:name="P46" style:family="paragraph" style:parent-style-name="Standard">
      <style:paragraph-properties fo:margin-left="2.046cm" fo:margin-right="0cm" fo:text-indent="-2.064cm" style:auto-text-indent="false"/>
      <style:text-properties fo:font-variant="normal" fo:text-transform="none" style:use-window-font-color="true"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47" style:family="paragraph" style:parent-style-name="Standard">
      <style:paragraph-properties fo:margin-left="2.046cm" fo:margin-right="0cm" fo:text-indent="-2.064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48" style:family="paragraph" style:parent-style-name="Standard" style:master-page-name="">
      <style:paragraph-properties fo:margin-left="2.046cm" fo:margin-right="0cm" fo:text-indent="-2.064cm" style:auto-text-indent="false" style:page-number="auto"/>
      <style:text-properties style:use-window-font-color="true" style:font-name="Times New Roman" fo:font-size="12pt" fo:font-weight="bold" style:font-name-asian="Arial1" style:font-size-asian="12pt" style:font-weight-asian="bold" style:font-name-complex="Arial1" style:font-size-complex="12pt" style:font-weight-complex="bold"/>
    </style:style>
    <style:style style:name="P49" style:family="paragraph" style:parent-style-name="Standard" style:master-page-name="">
      <style:paragraph-properties fo:margin-left="2.117cm" fo:margin-right="0cm" fo:text-indent="-2.046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50" style:family="paragraph" style:parent-style-name="Standard">
      <style:paragraph-properties fo:margin-left="2.117cm" fo:margin-right="0cm" fo:text-indent="-2.046cm" style:auto-text-indent="false"/>
    </style:style>
    <style:style style:name="P51" style:family="paragraph" style:parent-style-name="Standard">
      <style:paragraph-properties fo:margin-left="2.117cm" fo:margin-right="0cm" fo:text-indent="-2.046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52" style:family="paragraph" style:parent-style-name="Standard">
      <style:paragraph-properties fo:margin-left="2.117cm" fo:margin-right="0cm" fo:text-indent="-2.046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53" style:family="paragraph" style:parent-style-name="Standard">
      <style:paragraph-properties fo:margin-left="2.522cm" fo:margin-right="0cm" fo:text-indent="-2.54cm" style:auto-text-indent="false"/>
      <style:text-properties fo:color="#ff3300" style:font-name="Times New Roman"/>
    </style:style>
    <style:style style:name="P54" style:family="paragraph" style:parent-style-name="Standard" style:master-page-name="">
      <style:paragraph-properties fo:margin-left="2.028cm" fo:margin-right="0cm" fo:text-indent="-1.976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55" style:family="paragraph" style:parent-style-name="Standard" style:master-page-name="">
      <style:paragraph-properties fo:margin-left="1.94cm" fo:margin-right="0cm" fo:text-indent="-1.976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56" style:family="paragraph" style:parent-style-name="Standard">
      <style:paragraph-properties fo:margin-left="1.94cm" fo:margin-right="0cm" fo:text-indent="-1.976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57" style:family="paragraph" style:parent-style-name="Standard">
      <style:paragraph-properties fo:margin-left="1.94cm" fo:margin-right="0cm" fo:text-indent="0.018cm" style:auto-text-indent="false"/>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58" style:family="paragraph" style:parent-style-name="Standard">
      <style:paragraph-properties fo:margin-left="1.94cm" fo:margin-right="0cm" fo:text-indent="0.018cm" style:auto-text-indent="false"/>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59" style:family="paragraph" style:parent-style-name="Standard">
      <style:paragraph-properties fo:margin-left="1.94cm" fo:margin-right="0cm" fo:text-indent="0.018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60" style:family="paragraph" style:parent-style-name="Standard" style:master-page-name="">
      <style:paragraph-properties fo:margin-left="1.94cm" fo:margin-right="0cm" fo:text-indent="0.018cm" style:auto-text-indent="false" style:page-number="auto"/>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61" style:family="paragraph" style:parent-style-name="Standard" style:master-page-name="">
      <style:paragraph-properties fo:margin-left="1.746cm" fo:margin-right="0cm" fo:text-indent="-1.729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62" style:family="paragraph" style:parent-style-name="Standard">
      <style:paragraph-properties fo:margin-left="1.817cm" fo:margin-right="0cm" fo:text-indent="-1.764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63" style:family="paragraph" style:parent-style-name="Standard">
      <style:paragraph-properties fo:margin-left="1.817cm" fo:margin-right="0cm" fo:text-indent="-1.764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64" style:family="paragraph" style:parent-style-name="Standard" style:master-page-name="">
      <style:paragraph-properties fo:margin-left="1.817cm" fo:margin-right="0cm" fo:text-indent="-1.764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65" style:family="paragraph" style:parent-style-name="Standard" style:master-page-name="">
      <style:paragraph-properties fo:margin-left="1.87cm" fo:margin-right="0cm" fo:text-indent="-1.87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66" style:family="paragraph" style:parent-style-name="Standard">
      <style:paragraph-properties fo:margin-left="1.87cm" fo:margin-right="0cm" fo:text-indent="-1.87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67" style:family="paragraph" style:parent-style-name="Standard" style:master-page-name="">
      <style:paragraph-properties fo:margin-left="1.87cm" fo:margin-right="0cm" fo:text-indent="-0.035cm" style:auto-text-indent="false" style:page-number="auto"/>
    </style:style>
    <style:style style:name="P68" style:family="paragraph" style:parent-style-name="Standard" style:master-page-name="">
      <style:paragraph-properties fo:margin-left="1.87cm" fo:margin-right="0cm" fo:text-indent="-0.035cm" style:auto-text-indent="false" style:page-number="auto"/>
      <style:text-properties fo:font-variant="normal" fo:text-transform="none" fo:color="#ff3333"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69" style:family="paragraph" style:parent-style-name="Standard">
      <style:paragraph-properties fo:margin-left="1.87cm" fo:margin-right="0cm" fo:text-indent="-0.035cm" style:auto-text-indent="false"/>
      <style:text-properties fo:font-variant="normal" fo:text-transform="none" fo:color="#ff3333"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70" style:family="paragraph" style:parent-style-name="Standard" style:master-page-name="">
      <style:paragraph-properties fo:margin-left="1.87cm" fo:margin-right="0cm" fo:text-indent="0.018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71" style:family="paragraph" style:parent-style-name="Standard" style:master-page-name="">
      <style:paragraph-properties fo:margin-left="2.134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72" style:family="paragraph" style:parent-style-name="Standard">
      <style:paragraph-properties fo:margin-left="2.134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73" style:family="paragraph" style:parent-style-name="Standard" style:master-page-name="">
      <style:paragraph-properties fo:margin-left="2.134cm" fo:margin-right="0cm" fo:text-indent="-2.134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74" style:family="paragraph" style:parent-style-name="Standard">
      <style:paragraph-properties fo:margin-left="2.117cm" fo:margin-right="0cm" fo:text-indent="-0.018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75" style:family="paragraph" style:parent-style-name="Standard">
      <style:paragraph-properties fo:margin-left="2.117cm" fo:margin-right="0cm" fo:text-indent="-0.018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76" style:family="paragraph" style:parent-style-name="Standard" style:master-page-name="">
      <style:paragraph-properties fo:margin-left="2.117cm" fo:margin-right="0cm" fo:text-indent="-0.018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77" style:family="paragraph" style:parent-style-name="Standard" style:master-page-name="">
      <style:paragraph-properties fo:margin-left="2.17cm" fo:margin-right="0cm" fo:text-indent="-2.152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78" style:family="paragraph" style:parent-style-name="Standard" style:master-page-name="">
      <style:paragraph-properties fo:margin-left="2.17cm" fo:margin-right="0cm" fo:text-indent="-2.152cm" style:auto-text-indent="false" style:page-number="auto"/>
      <style:text-properties fo:color="#000000" style:font-name="Times New Roman" fo:font-size="12pt" fo:font-weight="bold" style:font-name-asian="Arial1" style:font-size-asian="12pt" style:font-weight-asian="bold" style:font-name-complex="Arial1" style:font-size-complex="12pt" style:font-weight-complex="bold"/>
    </style:style>
    <style:style style:name="P79" style:family="paragraph" style:parent-style-name="Standard">
      <style:paragraph-properties fo:margin-left="2.17cm" fo:margin-right="0cm" fo:text-indent="-2.152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80" style:family="paragraph" style:parent-style-name="Standard" style:master-page-name="">
      <style:paragraph-properties fo:margin-left="2.117cm" fo:margin-right="0cm" fo:text-indent="-2.081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1" style:family="paragraph" style:parent-style-name="Standard">
      <style:paragraph-properties fo:margin-left="2.117cm" fo:margin-right="0cm" fo:text-indent="-2.081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82" style:family="paragraph" style:parent-style-name="Standard" style:master-page-name="">
      <style:paragraph-properties fo:margin-left="2.152cm" fo:margin-right="0cm" fo:text-indent="-2.187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3" style:family="paragraph" style:parent-style-name="Standard">
      <style:paragraph-properties fo:margin-left="2.152cm" fo:margin-right="0cm" fo:text-indent="-2.187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84" style:family="paragraph" style:parent-style-name="Standard" style:master-page-name="">
      <style:paragraph-properties fo:margin-left="2.134cm" fo:margin-right="0cm" fo:text-indent="-2.117cm" style:auto-text-indent="false" style:page-number="auto"/>
      <style:text-properties fo:color="#000000" style:font-name="Times New Roman" fo:font-size="12pt" fo:font-weight="bold" style:font-name-asian="Arial1" style:font-size-asian="12pt" style:font-weight-asian="bold" style:font-name-complex="Arial1" style:font-size-complex="12pt" style:font-weight-complex="bold"/>
    </style:style>
    <style:style style:name="P85" style:family="paragraph" style:parent-style-name="Standard">
      <style:paragraph-properties fo:margin-left="2.134cm" fo:margin-right="0cm" fo:text-indent="-2.117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86" style:family="paragraph" style:parent-style-name="Standard" style:master-page-name="">
      <style:paragraph-properties fo:margin-left="2.258cm" fo:margin-right="0cm" fo:text-indent="-2.275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7" style:family="paragraph" style:parent-style-name="Standard" style:master-page-name="">
      <style:paragraph-properties fo:margin-left="2.223cm" fo:margin-right="0cm" fo:text-indent="-2.205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8" style:family="paragraph" style:parent-style-name="Standard" style:master-page-name="">
      <style:paragraph-properties fo:margin-left="2.099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89" style:family="paragraph" style:parent-style-name="Standard">
      <style:paragraph-properties fo:margin-left="2.099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0" style:family="paragraph" style:parent-style-name="Standard">
      <style:paragraph-properties fo:margin-left="2.17cm" fo:margin-right="0cm" fo:text-indent="0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91" style:family="paragraph" style:parent-style-name="Standard">
      <style:paragraph-properties fo:margin-left="2.17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2" style:family="paragraph" style:parent-style-name="Standard" style:master-page-name="">
      <style:paragraph-properties fo:margin-left="2.17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3" style:family="paragraph" style:parent-style-name="Standard" style:master-page-name="">
      <style:paragraph-properties fo:margin-left="2.117cm" fo:margin-right="0cm" fo:text-indent="-2.099cm" style:auto-text-indent="false" style:page-number="auto"/>
    </style:style>
    <style:style style:name="P94" style:family="paragraph" style:parent-style-name="Standard" style:master-page-name="">
      <style:paragraph-properties fo:margin-left="2.822cm" fo:margin-right="0cm" fo:text-indent="0cm" style:auto-text-indent="false" style:page-number="auto" fo:background-color="transparent">
        <style:background-image/>
      </style:paragraph-properties>
    </style:style>
    <style:style style:name="P95" style:family="paragraph" style:parent-style-name="Standard" style:master-page-name="">
      <style:paragraph-properties fo:margin-left="2.117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6" style:family="paragraph" style:parent-style-name="Standard">
      <style:paragraph-properties fo:margin-left="2.117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7" style:family="paragraph" style:parent-style-name="Standard">
      <style:paragraph-properties fo:margin-left="2.117cm" fo:margin-right="0cm" fo:text-indent="0cm" style:auto-text-indent="false"/>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98" style:family="paragraph" style:parent-style-name="Standard" style:master-page-name="">
      <style:paragraph-properties fo:margin-left="2.822cm" fo:margin-right="0cm" fo:text-indent="-0.6cm" style:auto-text-indent="false" style:page-number="auto" fo:background-color="transparent">
        <style:background-image/>
      </style:paragraph-properties>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99" style:family="paragraph" style:parent-style-name="Standard" style:master-page-name="">
      <style:paragraph-properties fo:margin-left="2.046cm" fo:margin-right="0cm" fo:text-indent="0.018cm" style:auto-text-indent="false" style:page-number="auto" fo:background-color="transparent">
        <style:background-image/>
      </style:paragraph-properties>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00" style:family="paragraph" style:parent-style-name="Standard">
      <style:paragraph-properties fo:margin-left="2.046cm" fo:margin-right="0cm" fo:text-indent="0.018cm" style:auto-text-indent="false" fo:background-color="transparent">
        <style:background-image/>
      </style:paragraph-properties>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01" style:family="paragraph" style:parent-style-name="Standard" style:master-page-name="">
      <style:paragraph-properties fo:margin-left="1.799cm" fo:margin-right="0cm" fo:text-indent="-1.782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02" style:family="paragraph" style:parent-style-name="Standard">
      <style:paragraph-properties fo:margin-left="3.104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03" style:family="paragraph" style:parent-style-name="Standard">
      <style:paragraph-properties fo:margin-left="3.104cm" fo:margin-right="0cm" fo:text-indent="0cm" style:auto-text-indent="false"/>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104" style:family="paragraph" style:parent-style-name="Standard">
      <style:paragraph-properties fo:margin-left="3.104cm" fo:margin-right="0cm" fo:text-indent="0cm" style:auto-text-indent="false"/>
      <style:text-properties fo:color="#ff3333" style:font-name="Times New Roman" fo:font-size="10pt" fo:font-weight="bold" style:font-name-asian="Arial1" style:font-size-asian="10pt" style:font-weight-asian="bold" style:font-name-complex="Arial1" style:font-size-complex="10pt" style:font-weight-complex="bold"/>
    </style:style>
    <style:style style:name="P105" style:family="paragraph" style:parent-style-name="Standard">
      <style:paragraph-properties fo:margin-left="3.104cm" fo:margin-right="0cm" fo:text-indent="0cm" style:auto-text-indent="false"/>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106" style:family="paragraph" style:parent-style-name="Standard" style:master-page-name="">
      <style:paragraph-properties fo:margin-left="3.104cm" fo:margin-right="0cm" fo:text-indent="0cm" style:auto-text-indent="false" style:page-number="auto"/>
      <style:text-properties fo:color="#ff3333" style:font-name="Times New Roman" fo:font-size="10pt" fo:font-weight="bold" style:font-name-asian="Arial1" style:font-size-asian="10pt" style:font-weight-asian="bold" style:font-name-complex="Arial1" style:font-size-complex="10pt" style:font-weight-complex="bold"/>
    </style:style>
    <style:style style:name="P107" style:family="paragraph" style:parent-style-name="Standard" style:master-page-name="">
      <style:paragraph-properties fo:margin-left="2.787cm" fo:margin-right="0cm" fo:text-indent="-0.035cm" style:auto-text-indent="false" style:page-number="auto"/>
      <style:text-properties fo:font-variant="normal" fo:text-transform="none" fo:color="#ff3333" style:font-name="Times New Roman" fo:font-size="10pt" fo:letter-spacing="normal" fo:font-style="normal" fo:font-weight="normal" style:font-name-asian="Arial1" style:font-size-asian="10pt" style:font-weight-asian="normal" style:font-name-complex="Arial1" style:font-size-complex="10pt" style:font-weight-complex="normal"/>
    </style:style>
    <style:style style:name="P108" style:family="paragraph" style:parent-style-name="Standard">
      <style:paragraph-properties fo:margin-left="2.787cm" fo:margin-right="0cm" fo:text-indent="-0.035cm" style:auto-text-indent="false"/>
      <style:text-properties fo:font-variant="normal" fo:text-transform="none" fo:color="#ff3333" style:font-name="Times New Roman" fo:font-size="10pt" fo:letter-spacing="normal" fo:font-style="normal" fo:font-weight="normal" style:font-name-asian="Arial1" style:font-size-asian="10pt" style:font-weight-asian="normal" style:font-name-complex="Arial1" style:font-size-complex="10pt" style:font-weight-complex="normal"/>
    </style:style>
    <style:style style:name="P109" style:family="paragraph" style:parent-style-name="Standard">
      <style:paragraph-properties fo:margin-left="2.858cm" fo:margin-right="0cm" fo:text-indent="0cm" style:auto-text-indent="false"/>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110" style:family="paragraph" style:parent-style-name="Standard">
      <style:paragraph-properties fo:margin-left="2.858cm" fo:margin-right="0cm" fo:text-indent="0.035cm" style:auto-text-indent="false"/>
    </style:style>
    <style:style style:name="P111" style:family="paragraph" style:parent-style-name="Standard">
      <style:paragraph-properties fo:margin-left="2.858cm" fo:margin-right="0cm" fo:text-indent="0.035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12" style:family="paragraph" style:parent-style-name="Standard">
      <style:paragraph-properties fo:margin-left="2.858cm" fo:margin-right="0cm" fo:text-indent="0.035cm" style:auto-text-indent="false"/>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113" style:family="paragraph" style:parent-style-name="Standard">
      <style:paragraph-properties fo:margin-left="2.858cm" fo:margin-right="0cm" fo:text-indent="0.035cm" style:auto-text-indent="false"/>
      <style:text-properties fo:color="#1c1c1c" style:font-name="Times New Roman" fo:font-size="10pt" fo:font-weight="normal" style:font-name-asian="Arial1" style:font-size-asian="10pt" style:font-weight-asian="normal" style:font-name-complex="Arial1" style:font-size-complex="10pt" style:font-weight-complex="normal"/>
    </style:style>
    <style:style style:name="P114" style:family="paragraph" style:parent-style-name="Standard">
      <style:paragraph-properties fo:margin-left="2.858cm" fo:margin-right="0cm" fo:text-indent="0.035cm" style:auto-text-indent="false"/>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115" style:family="paragraph" style:parent-style-name="Standard">
      <style:paragraph-properties fo:margin-left="2.858cm" fo:margin-right="0cm" fo:text-indent="0.035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16" style:family="paragraph" style:parent-style-name="Standard" style:master-page-name="">
      <style:paragraph-properties fo:margin-left="2.858cm" fo:margin-right="0cm" fo:text-indent="0.035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17" style:family="paragraph" style:parent-style-name="Standard" style:master-page-name="">
      <style:paragraph-properties fo:margin-left="1.393cm" fo:margin-right="0cm" fo:text-indent="0cm" style:auto-text-indent="false" style:page-number="auto"/>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118" style:family="paragraph" style:parent-style-name="Standard">
      <style:paragraph-properties fo:margin-left="1.393cm" fo:margin-right="0cm" fo:text-indent="0cm" style:auto-text-indent="false"/>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119" style:family="paragraph" style:parent-style-name="Standard" style:master-page-name="">
      <style:paragraph-properties fo:margin-left="3.263cm" fo:margin-right="0cm" fo:text-indent="0cm" style:auto-text-indent="false" style:page-number="auto"/>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120" style:family="paragraph" style:parent-style-name="Standard">
      <style:paragraph-properties fo:margin-left="3.263cm" fo:margin-right="0cm" fo:text-indent="0cm" style:auto-text-indent="false"/>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121" style:family="paragraph" style:parent-style-name="Standard">
      <style:paragraph-properties fo:margin-left="3.263cm" fo:margin-right="0cm" fo:text-indent="0cm" style:auto-text-indent="false"/>
      <style:text-properties fo:color="#ce9178" style:font-name="Consolas" fo:font-size="10.5pt" fo:font-weight="normal" fo:background-color="transparent" style:font-name-asian="Arial1" style:font-size-asian="12pt" style:font-weight-asian="normal" style:font-name-complex="Arial1" style:font-size-complex="12pt" style:font-weight-complex="normal"/>
    </style:style>
    <style:style style:name="P122" style:family="paragraph" style:parent-style-name="Standard">
      <style:paragraph-properties fo:margin-left="3.263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23" style:family="paragraph" style:parent-style-name="Standard" style:master-page-name="">
      <style:paragraph-properties fo:margin-left="4.427cm" fo:margin-right="0cm" fo:text-indent="0cm" style:auto-text-indent="false" style:page-number="auto"/>
      <style:text-properties fo:color="#ff3333" style:font-name="Consolas" fo:font-size="10.5pt" fo:font-weight="normal" fo:background-color="transparent" style:font-name-asian="Arial1" style:font-size-asian="12pt" style:font-weight-asian="normal" style:font-name-complex="Arial1" style:font-size-complex="12pt" style:font-weight-complex="normal"/>
    </style:style>
    <style:style style:name="P124" style:family="paragraph" style:parent-style-name="Standard">
      <style:paragraph-properties fo:margin-left="4.427cm" fo:margin-right="0cm" fo:text-indent="0cm" style:auto-text-indent="false"/>
      <style:text-properties fo:color="#ff3333" style:font-name="Consolas" fo:font-size="10.5pt" fo:font-weight="normal" fo:background-color="transparent" style:font-name-asian="Arial1" style:font-size-asian="12pt" style:font-weight-asian="normal" style:font-name-complex="Arial1" style:font-size-complex="12pt" style:font-weight-complex="normal"/>
    </style:style>
    <style:style style:name="P125" style:family="paragraph" style:parent-style-name="Standard" style:master-page-name="">
      <style:paragraph-properties fo:margin-left="1.817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26" style:family="paragraph" style:parent-style-name="Standard">
      <style:paragraph-properties fo:margin-left="0cm" fo:margin-right="0cm" fo:text-indent="0cm" style:auto-text-indent="false"/>
      <style:text-properties fo:color="#ff3333" style:font-name="Consolas" fo:font-size="10.5pt" fo:font-weight="normal" fo:background-color="transparent" style:font-name-asian="Arial1" style:font-size-asian="12pt" style:font-weight-asian="normal" style:font-name-complex="Arial1" style:font-size-complex="12pt" style:font-weight-complex="normal"/>
    </style:style>
    <style:style style:name="P127" style:family="paragraph" style:parent-style-name="Standard">
      <style:paragraph-properties fo:margin-left="0cm" fo:margin-right="0cm" fo:text-indent="0cm" style:auto-text-indent="false"/>
      <style:text-properties style:use-window-font-color="true" style:font-name="Consolas" fo:font-size="10.5pt" fo:font-weight="normal" fo:background-color="transparent" style:font-name-asian="Arial1" style:font-size-asian="12pt" style:font-weight-asian="normal" style:font-name-complex="Arial1" style:font-size-complex="12pt" style:font-weight-complex="normal"/>
    </style:style>
    <style:style style:name="P128" style:family="paragraph" style:parent-style-name="Standard">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129" style:family="paragraph" style:parent-style-name="Standard">
      <style:paragraph-properties fo:margin-left="0cm" fo:margin-right="0cm" fo:text-indent="0cm" style:auto-text-indent="false"/>
      <style:text-properties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P130" style:family="paragraph" style:parent-style-name="Standard" style:master-page-name="">
      <style:paragraph-properties fo:margin-left="0.053cm" fo:margin-right="0cm" fo:text-indent="0cm" style:auto-text-indent="false" style:page-number="auto"/>
      <style:text-properties fo:color="#ff3333" style:font-name="Consolas" fo:font-size="10.5pt" fo:font-weight="normal" fo:background-color="transparent" style:font-name-asian="Arial1" style:font-size-asian="12pt" style:font-weight-asian="normal" style:font-name-complex="Arial1" style:font-size-complex="12pt" style:font-weight-complex="normal"/>
    </style:style>
    <style:style style:name="P131" style:family="paragraph" style:parent-style-name="Standard">
      <style:paragraph-properties fo:margin-left="0.088cm" fo:margin-right="0cm" fo:text-indent="0cm" style:auto-text-indent="false"/>
      <style:text-properties fo:color="#ff3333" style:font-name="Times New Roman" fo:font-size="10pt" fo:font-weight="normal" style:font-name-asian="Arial1" style:font-size-asian="10pt" style:font-weight-asian="normal" style:font-name-complex="Arial1" style:font-size-complex="10pt" style:font-weight-complex="normal"/>
    </style:style>
    <style:style style:name="P132" style:family="paragraph" style:parent-style-name="Standard">
      <style:paragraph-properties fo:margin-left="0.088cm" fo:margin-right="0cm" fo:text-indent="0cm" style:auto-text-indent="false"/>
      <style:text-properties style:use-window-font-color="true" style:font-name="Times New Roman" fo:font-size="10pt" fo:font-weight="bold" style:font-name-asian="Arial1" style:font-size-asian="10pt" style:font-weight-asian="bold" style:font-name-complex="Arial1" style:font-size-complex="10pt" style:font-weight-complex="bold"/>
    </style:style>
    <style:style style:name="P133" style:family="paragraph" style:parent-style-name="Standard" style:master-page-name="">
      <style:paragraph-properties fo:margin-left="0.088cm" fo:margin-right="0cm" fo:text-indent="0cm" style:auto-text-indent="false" style:page-number="auto" fo:padding="0.074cm" fo:border-left="none" fo:border-right="none" fo:border-top="none" fo:border-bottom="0.002cm solid #000000" style:join-border="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34" style:family="paragraph" style:parent-style-name="Standard">
      <style:paragraph-properties fo:margin-left="0.088cm" fo:margin-right="0cm" fo:text-indent="0cm" style:auto-text-indent="false" fo:padding="0.074cm" fo:border-left="none" fo:border-right="none" fo:border-top="none" fo:border-bottom="0.002cm solid #000000" style:join-border="false"/>
      <style:text-properties style:use-window-font-color="true" style:font-name="Times New Roman" fo:font-size="10pt" fo:font-weight="normal" style:font-name-asian="Arial1" style:font-size-asian="10pt" style:font-weight-asian="normal" style:font-name-complex="Arial1" style:font-size-complex="10pt" style:font-weight-complex="normal"/>
    </style:style>
    <style:style style:name="P135" style:family="paragraph" style:parent-style-name="Standard">
      <style:paragraph-properties fo:margin-left="4.992cm" fo:margin-right="0cm" fo:text-indent="0cm" style:auto-text-indent="false"/>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136" style:family="paragraph" style:parent-style-name="Standard" style:master-page-name="">
      <style:paragraph-properties fo:margin-left="4.992cm" fo:margin-right="0cm" fo:text-indent="0cm" style:auto-text-indent="false" style:page-number="auto"/>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137" style:family="paragraph" style:parent-style-name="Standard" style:master-page-name="">
      <style:paragraph-properties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38" style:family="paragraph" style:parent-style-name="Standard" style:master-page-name="">
      <style:paragraph-properties fo:margin-left="2.152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39" style:family="paragraph" style:parent-style-name="Standard" style:master-page-name="">
      <style:paragraph-properties fo:margin-left="2.152cm" fo:margin-right="0cm" fo:text-indent="0cm" style:auto-text-indent="false" style:page-number="auto"/>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40" style:family="paragraph" style:parent-style-name="Standard">
      <style:paragraph-properties fo:margin-left="2.152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1" style:family="paragraph" style:parent-style-name="Standard">
      <style:paragraph-properties fo:margin-left="2.152cm" fo:margin-right="0cm" fo:text-indent="0cm" style:auto-text-indent="false"/>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42" style:family="paragraph" style:parent-style-name="Standard" style:master-page-name="">
      <style:paragraph-properties fo:margin-left="2.187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3" style:family="paragraph" style:parent-style-name="Standard">
      <style:paragraph-properties fo:margin-left="2.187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4" style:family="paragraph" style:parent-style-name="Standard" style:master-page-name="">
      <style:paragraph-properties fo:margin-left="2.011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5" style:family="paragraph" style:parent-style-name="Standard">
      <style:paragraph-properties fo:margin-left="2.011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6" style:family="paragraph" style:parent-style-name="Standard" style:master-page-name="">
      <style:paragraph-properties fo:margin-left="4.004cm" fo:margin-right="0cm" fo:text-indent="0cm" style:auto-text-indent="false" style:page-number="auto"/>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47" style:family="paragraph" style:parent-style-name="Standard">
      <style:paragraph-properties fo:margin-left="4.004cm" fo:margin-right="0cm" fo:text-indent="0cm" style:auto-text-indent="false"/>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48" style:family="paragraph" style:parent-style-name="Standard" style:master-page-name="">
      <style:paragraph-properties fo:margin-left="1.958cm" fo:margin-right="0cm" fo:text-indent="-1.94cm" style:auto-text-indent="false" style:page-number="auto" fo:background-color="transparent">
        <style:background-image/>
      </style:paragraph-properties>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49" style:family="paragraph" style:parent-style-name="Standard">
      <style:paragraph-properties fo:margin-left="2.064cm" fo:margin-right="0cm" fo:text-indent="-2.028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50" style:family="paragraph" style:parent-style-name="Standard">
      <style:paragraph-properties fo:margin-left="2.064cm" fo:margin-right="0cm" fo:text-indent="-2.028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51" style:family="paragraph" style:parent-style-name="Standard" style:master-page-name="">
      <style:paragraph-properties fo:margin-left="2.064cm" fo:margin-right="0cm" fo:text-indent="-2.028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52" style:family="paragraph" style:parent-style-name="Standard" style:master-page-name="">
      <style:paragraph-properties fo:margin-left="2.064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53" style:family="paragraph" style:parent-style-name="Standard" style:master-page-name="">
      <style:paragraph-properties fo:margin-left="2.064cm" fo:margin-right="0cm" fo:text-indent="-0.018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54" style:family="paragraph" style:parent-style-name="Standard">
      <style:paragraph-properties fo:margin-left="2.064cm" fo:margin-right="0cm" fo:text-indent="-0.018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55" style:family="paragraph" style:parent-style-name="Standard">
      <style:paragraph-properties fo:margin-left="2.064cm" fo:margin-right="0cm" fo:text-indent="-0.018cm" style:auto-text-indent="false"/>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56" style:family="paragraph" style:parent-style-name="Preformatted_20_Text">
      <style:text-properties fo:font-variant="normal" fo:text-transform="none" fo:color="#222222" style:font-name="Roboto Mono" fo:font-size="8pt" fo:letter-spacing="normal" fo:font-style="normal" fo:font-weight="normal" style:font-size-asian="8pt" style:font-weight-asian="normal" style:font-size-complex="8pt" style:font-weight-complex="normal"/>
    </style:style>
    <style:style style:name="P157" style:family="paragraph" style:parent-style-name="Preformatted_20_Text">
      <style:text-properties fo:font-variant="normal" fo:text-transform="none" fo:color="#222222" style:font-name="Roboto Mono" fo:font-size="8pt" fo:letter-spacing="normal" fo:font-style="normal" fo:font-weight="normal" style:font-size-asian="8pt" style:font-style-asian="normal" style:font-size-complex="8pt" style:font-style-complex="normal"/>
    </style:style>
    <style:style style:name="P158" style:family="paragraph" style:parent-style-name="Preformatted_20_Text">
      <style:text-properties fo:font-variant="normal" fo:text-transform="none" style:font-name="Roboto Mono" fo:font-size="8pt" fo:letter-spacing="normal" fo:language="zxx" fo:country="none" fo:font-style="normal" fo:font-weight="normal" style:font-size-asian="8pt" style:language-asian="zxx" style:country-asian="none" style:font-weight-asian="normal" style:font-size-complex="8pt" style:language-complex="zxx" style:country-complex="none" style:font-weight-complex="normal"/>
    </style:style>
    <style:style style:name="P159" style:family="paragraph" style:parent-style-name="Preformatted_20_Text">
      <style:text-properties fo:font-variant="normal" fo:text-transform="none" fo:color="#794938"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60" style:family="paragraph" style:parent-style-name="Table_20_Contents">
      <style:text-properties fo:font-size="8pt" style:font-size-asian="8pt" style:font-size-complex="8pt"/>
    </style:style>
    <style:style style:name="P161" style:family="paragraph" style:parent-style-name="Table_20_Contents">
      <style:text-properties fo:font-size="8pt" fo:font-weight="bold" style:font-size-asian="8pt" style:font-weight-asian="bold" style:font-size-complex="8pt" style:font-weight-complex="bold"/>
    </style:style>
    <style:style style:name="P162" style:family="paragraph" style:parent-style-name="Table_20_Contents">
      <style:text-properties fo:font-size="8pt" fo:font-weight="normal" style:font-size-asian="8pt" style:font-weight-asian="normal" style:font-size-complex="8pt" style:font-weight-complex="normal"/>
    </style:style>
    <style:style style:name="P163" style:family="paragraph" style:parent-style-name="Table_20_Contents">
      <style:text-properties fo:font-weight="bold" style:font-weight-asian="bold" style:font-weight-complex="bold"/>
    </style:style>
    <style:style style:name="P164" style:family="paragraph" style:parent-style-name="Table_20_Contents">
      <style:paragraph-properties fo:text-align="center" style:justify-single-word="false"/>
      <style:text-properties fo:font-weight="bold" style:font-weight-asian="bold" style:font-weight-complex="bold"/>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fo:font-weight="bold" style:font-size-asian="10pt" style:font-weight-asian="bold" style:font-size-complex="10pt" style:font-weight-complex="bold"/>
    </style:style>
    <style:style style:name="P167" style:family="paragraph" style:parent-style-name="Table_20_Contents">
      <style:text-properties fo:font-size="6pt" style:font-size-asian="6pt" style:font-size-complex="6pt"/>
    </style:style>
    <style:style style:name="P168" style:family="paragraph" style:parent-style-name="Table_20_Contents">
      <style:text-properties fo:font-size="6pt" fo:font-weight="bold" style:font-size-asian="6pt" style:font-weight-asian="bold" style:font-size-complex="6pt" style:font-weight-complex="bold"/>
    </style:style>
    <style:style style:name="P169" style:family="paragraph" style:parent-style-name="Table_20_Contents">
      <style:text-properties fo:font-size="6pt" fo:font-weight="normal" style:font-size-asian="6pt" style:font-weight-asian="normal" style:font-size-complex="6pt" style:font-weight-complex="normal"/>
    </style:style>
    <style:style style:name="P170" style:family="paragraph" style:parent-style-name="Table_20_Contents">
      <style:paragraph-properties fo:margin-left="0.459cm" fo:margin-right="0.088cm" fo:text-indent="0cm" style:auto-text-indent="false" text:number-lines="false" text:line-number="0"/>
      <style:text-properties fo:font-size="8pt" style:font-size-asian="8pt" style:font-size-complex="8pt"/>
    </style:style>
    <style:style style:name="P171" style:family="paragraph" style:parent-style-name="Standard">
      <style:paragraph-properties fo:margin-left="2.028cm" fo:margin-right="0.071cm" fo:text-indent="0cm" style:auto-text-indent="false" fo:padding="0.074cm" fo:border-left="none" fo:border-right="none" fo:border-top="none" fo:border-bottom="0.002cm solid #000000" style:join-border="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72" style:family="paragraph" style:parent-style-name="Standard" style:master-page-name="">
      <style:paragraph-properties fo:margin-left="2.028cm" fo:margin-right="0.071cm" fo:text-indent="0cm" style:auto-text-indent="false" style:page-number="auto" fo:padding="0.074cm" fo:border-left="none" fo:border-right="none" fo:border-top="none" fo:border-bottom="0.002cm solid #000000" style:join-border="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73" style:family="paragraph" style:parent-style-name="Standard" style:master-page-name="">
      <style:paragraph-properties fo:margin-left="2.046cm" fo:margin-right="0cm" fo:text-indent="0cm" style:auto-text-indent="false" style:page-number="auto"/>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74" style:family="paragraph" style:parent-style-name="Standard">
      <style:paragraph-properties fo:margin-left="2.046cm" fo:margin-right="0cm" fo:text-indent="0cm" style:auto-text-indent="false"/>
    </style:style>
    <style:style style:name="P175" style:family="paragraph" style:parent-style-name="Standard">
      <style:paragraph-properties fo:margin-left="2.046cm" fo:margin-right="0cm" fo:text-indent="0cm" style:auto-text-indent="false"/>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176" style:family="paragraph" style:parent-style-name="Standard">
      <style:paragraph-properties fo:margin-left="2.046cm" fo:margin-right="0cm" fo:text-indent="0cm" style:auto-text-indent="false"/>
      <style:text-properties fo:color="#ff3333" style:font-name="Times New Roman" fo:font-size="8pt" fo:font-weight="normal" style:font-name-asian="Arial1" style:font-size-asian="8pt" style:font-weight-asian="normal" style:font-name-complex="Arial1" style:font-size-complex="8pt" style:font-weight-complex="normal"/>
    </style:style>
    <style:style style:name="P177" style:family="paragraph" style:parent-style-name="Standard">
      <style:paragraph-properties fo:margin-left="2.046cm" fo:margin-right="0cm" fo:text-indent="0cm" style:auto-text-indent="false"/>
      <style:text-properties fo:font-variant="normal" fo:text-transform="none" fo:color="#363637" style:font-name="Roboto Mono" fo:font-size="11.25pt" fo:letter-spacing="normal" fo:font-style="normal" fo:font-weight="normal" style:font-name-asian="Arial1" style:font-size-asian="12pt" style:font-weight-asian="normal" style:font-name-complex="Arial1" style:font-size-complex="12pt" style:font-weight-complex="normal"/>
    </style:style>
    <style:style style:name="P178" style:family="paragraph" style:parent-style-name="Standard">
      <style:paragraph-properties fo:margin-left="2.046cm" fo:margin-right="0cm" fo:text-indent="0cm" style:auto-text-indent="false"/>
      <style:text-properties fo:font-variant="normal" fo:text-transform="none" fo:color="#ff3333"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P179" style:family="paragraph" style:parent-style-name="Preformatted_20_Text">
      <style:paragraph-properties fo:margin-left="6.544cm" fo:margin-right="0cm" fo:margin-top="0cm" fo:margin-bottom="0cm" fo:text-indent="0cm" style:auto-text-indent="false"/>
      <style:text-properties fo:font-variant="normal" fo:text-transform="none" style:use-window-font-color="true" style:font-name="Roboto Mono" fo:font-size="8pt" fo:letter-spacing="normal"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P180" style:family="paragraph" style:parent-style-name="Preformatted_20_Text" style:master-page-name="">
      <style:paragraph-properties fo:margin-left="6.544cm" fo:margin-right="0cm" fo:margin-top="0cm" fo:margin-bottom="0cm" fo:text-indent="0cm" style:auto-text-indent="false" style:page-number="auto"/>
      <style:text-properties fo:font-variant="normal" fo:text-transform="none" fo:color="#ff3333" style:font-name="Times New Roman" fo:font-size="8pt" fo:letter-spacing="normal" fo:language="zxx" fo:country="none" fo:font-style="normal" fo:font-weight="bold"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P181" style:family="paragraph" style:parent-style-name="Preformatted_20_Text">
      <style:paragraph-properties fo:margin-left="1.323cm" fo:margin-right="0cm" fo:margin-top="0cm" fo:margin-bottom="0cm" fo:text-indent="0cm" style:auto-text-indent="false"/>
      <style:text-properties fo:font-variant="normal" fo:text-transform="none" fo:color="#794938"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2" style:family="paragraph" style:parent-style-name="Preformatted_20_Text">
      <style:paragraph-properties fo:margin-left="1.323cm" fo:margin-right="0cm" fo:margin-top="0cm" fo:margin-bottom="0cm" fo:text-indent="0cm" style:auto-text-indent="false"/>
      <style:text-properties fo:font-variant="normal" fo:text-transform="none" fo:color="#ff3333"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3" style:family="paragraph" style:parent-style-name="Preformatted_20_Text">
      <style:paragraph-properties fo:margin-left="1.323cm" fo:margin-right="0cm" fo:margin-top="0cm" fo:margin-bottom="0cm" fo:text-indent="0cm" style:auto-text-indent="false"/>
      <style:text-properties fo:color="#ff3333"/>
    </style:style>
    <style:style style:name="P184" style:family="paragraph" style:parent-style-name="Preformatted_20_Text">
      <style:paragraph-properties fo:margin-left="1.323cm" fo:margin-right="0cm" fo:text-indent="0cm" style:auto-text-indent="false"/>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5" style:family="paragraph" style:parent-style-name="Preformatted_20_Text">
      <style:paragraph-properties fo:margin-left="1.323cm" fo:margin-right="0cm" fo:text-indent="0cm" style:auto-text-indent="false"/>
      <style:text-properties fo:font-variant="normal" fo:text-transform="none" fo:color="#ff3333"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6" style:family="paragraph" style:parent-style-name="Preformatted_20_Text" style:master-page-name="">
      <style:paragraph-properties fo:margin-left="6.562cm" fo:margin-right="0cm" fo:margin-top="0cm" fo:margin-bottom="0cm" fo:text-indent="0cm" style:auto-text-indent="false" style:page-number="auto"/>
      <style:text-properties fo:font-variant="normal" fo:text-transform="none" fo:color="#ff3333" style:font-name="Times New Roman" fo:font-size="8pt" fo:letter-spacing="normal" fo:language="zxx" fo:country="none" fo:font-style="normal" fo:font-weight="bold"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P187" style:family="paragraph" style:parent-style-name="Preformatted_20_Text" style:master-page-name="">
      <style:paragraph-properties fo:margin-left="1.27cm" fo:margin-right="0cm" fo:margin-top="0cm" fo:margin-bottom="0cm" fo:text-indent="0cm" style:auto-text-indent="false" style:page-number="auto"/>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8" style:family="paragraph" style:parent-style-name="Preformatted_20_Text">
      <style:paragraph-properties fo:margin-left="1.27cm" fo:margin-right="0cm" fo:margin-top="0cm" fo:margin-bottom="0cm" fo:text-indent="0cm" style:auto-text-indent="false"/>
      <style:text-properties fo:font-variant="normal" fo:text-transform="none" style:use-window-font-color="true"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89" style:family="paragraph" style:parent-style-name="Preformatted_20_Text">
      <style:paragraph-properties fo:margin-left="1.27cm" fo:margin-right="0cm" fo:margin-top="0cm" fo:margin-bottom="0cm" fo:text-indent="0cm" style:auto-text-indent="false"/>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90" style:family="paragraph" style:parent-style-name="Preformatted_20_Text">
      <style:paragraph-properties fo:margin-left="1.27cm" fo:margin-right="0cm" fo:margin-top="0cm" fo:margin-bottom="0cm" fo:text-indent="0cm" style:auto-text-indent="false"/>
      <style:text-properties fo:font-variant="normal" fo:text-transform="none" fo:color="#ff3333"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91" style:family="paragraph" style:parent-style-name="Preformatted_20_Text">
      <style:paragraph-properties fo:margin-left="1.27cm" fo:margin-right="0cm" fo:text-indent="0cm" style:auto-text-indent="false"/>
    </style:style>
    <style:style style:name="P192" style:family="paragraph" style:parent-style-name="Preformatted_20_Text">
      <style:paragraph-properties fo:margin-left="1.27cm" fo:margin-right="0cm" fo:text-indent="0cm" style:auto-text-indent="false"/>
      <style:text-properties fo:font-variant="normal" fo:text-transform="none" fo:color="#ff3333"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93" style:family="paragraph" style:parent-style-name="Preformatted_20_Text">
      <style:paragraph-properties fo:margin-left="1.27cm" fo:margin-right="0cm" fo:text-indent="0cm" style:auto-text-indent="false"/>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94" style:family="paragraph" style:parent-style-name="Preformatted_20_Text">
      <style:paragraph-properties fo:margin-left="1.27cm" fo:margin-right="0cm" fo:text-indent="0cm" style:auto-text-indent="false"/>
      <style:text-properties fo:font-variant="normal" fo:text-transform="none" style:use-window-font-color="true"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195" style:family="paragraph" style:parent-style-name="Preformatted_20_Text">
      <style:paragraph-properties fo:margin-left="1.27cm" fo:margin-right="0cm" fo:text-indent="0cm" style:auto-text-indent="false"/>
      <style:text-properties fo:font-variant="normal" fo:text-transform="none" style:use-window-font-color="true" style:font-name="Roboto Mono" fo:font-size="8pt" fo:letter-spacing="normal" fo:language="zxx" fo:country="none" fo:font-style="normal"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P196" style:family="paragraph" style:parent-style-name="Standard" style:master-page-name="">
      <style:paragraph-properties fo:margin-left="1.288cm" fo:margin-right="0cm" fo:text-indent="0cm" style:auto-text-indent="false" style:page-number="auto"/>
      <style:text-properties fo:font-size="10pt" style:font-size-asian="10pt" style:font-size-complex="10pt"/>
    </style:style>
    <style:style style:name="P197" style:family="paragraph" style:parent-style-name="Standard">
      <style:paragraph-properties fo:margin-left="1.005cm" fo:margin-right="0cm" fo:text-indent="0cm" style:auto-text-indent="false"/>
      <style:text-properties fo:font-size="10pt" style:font-size-asian="10pt" style:font-size-complex="10pt"/>
    </style:style>
    <style:style style:name="P198" style:family="paragraph" style:parent-style-name="Standard">
      <style:paragraph-properties fo:margin-left="1.005cm" fo:margin-right="0cm" fo:text-indent="0cm" style:auto-text-indent="false"/>
      <style:text-properties fo:font-size="8pt" style:font-size-asian="8pt" style:font-size-complex="8pt"/>
    </style:style>
    <style:style style:name="P199" style:family="paragraph" style:parent-style-name="Standard" style:master-page-name="">
      <style:paragraph-properties fo:margin-left="0.97cm" fo:margin-right="0cm" fo:text-indent="0cm" style:auto-text-indent="false" style:page-number="auto"/>
      <style:text-properties fo:font-size="10pt" fo:font-weight="bold" style:font-size-asian="10pt" style:font-weight-asian="bold" style:font-size-complex="10pt" style:font-weight-complex="bold"/>
    </style:style>
    <style:style style:name="P200" style:family="paragraph" style:parent-style-name="Standard">
      <style:paragraph-properties fo:margin-left="0cm" fo:margin-right="0cm" fo:text-indent="1.446cm" style:auto-text-indent="false"/>
      <style:text-properties fo:font-size="8pt" style:font-size-asian="8pt" style:font-size-complex="8pt"/>
    </style:style>
    <style:style style:name="P201" style:family="paragraph" style:parent-style-name="Standard">
      <style:paragraph-properties fo:break-before="page"/>
      <style:text-properties fo:font-weight="bold" style:font-weight-asian="bold" style:font-weight-complex="bold"/>
    </style:style>
    <style:style style:name="P202" style:family="paragraph" style:parent-style-name="Standard">
      <style:paragraph-properties fo:break-before="page"/>
      <style:text-properties fo:font-size="10pt" fo:font-weight="normal" style:font-size-asian="10pt" style:font-weight-asian="normal" style:font-size-complex="10pt" style:font-weight-complex="normal"/>
    </style:style>
    <style:style style:name="P203" style:family="paragraph" style:parent-style-name="Preformatted_20_Text" style:master-page-name="">
      <style:paragraph-properties fo:margin-left="7.514cm" fo:margin-right="0cm" fo:margin-top="0cm" fo:margin-bottom="0cm" fo:text-indent="0cm" style:auto-text-indent="false" style:page-number="auto"/>
    </style:style>
    <style:style style:name="P204" style:family="paragraph" style:parent-style-name="Standard" style:master-page-name="">
      <style:paragraph-properties fo:margin-left="1.245cm" fo:margin-right="0cm" fo:text-indent="0cm" style:auto-text-indent="false" style:page-number="auto"/>
      <style:text-properties fo:font-size="8pt" fo:font-weight="normal" fo:background-color="transparent" style:font-size-asian="8pt" style:font-weight-asian="normal" style:font-size-complex="8pt" style:font-weight-complex="normal"/>
    </style:style>
    <style:style style:name="P205" style:family="paragraph" style:parent-style-name="Standard">
      <style:paragraph-properties fo:margin-left="1.245cm" fo:margin-right="0cm" fo:text-indent="0cm" style:auto-text-indent="false"/>
      <style:text-properties fo:font-size="8pt" fo:font-weight="normal" fo:background-color="transparent" style:font-size-asian="8pt" style:font-weight-asian="normal" style:font-size-complex="8pt" style:font-weight-complex="normal"/>
    </style:style>
    <style:style style:name="P206" style:family="paragraph" style:parent-style-name="Standard">
      <style:paragraph-properties fo:margin-left="1.245cm" fo:margin-right="0cm" fo:text-indent="0cm" style:auto-text-indent="false"/>
      <style:text-properties fo:font-size="8pt" fo:font-weight="normal" style:font-size-asian="8pt" style:font-weight-asian="normal" style:font-size-complex="8pt" style:font-weight-complex="normal"/>
    </style:style>
    <style:style style:name="P207" style:family="paragraph" style:parent-style-name="Standard">
      <style:paragraph-properties fo:margin-left="1.245cm" fo:margin-right="0cm" fo:text-indent="0cm" style:auto-text-indent="false"/>
      <style:text-properties fo:font-size="10pt" fo:font-weight="normal" style:font-size-asian="10pt" style:font-weight-asian="normal" style:font-size-complex="10pt" style:font-weight-complex="normal"/>
    </style:style>
    <style:style style:name="P208" style:family="paragraph" style:parent-style-name="Standard" style:master-page-name="">
      <style:paragraph-properties fo:margin-left="0.018cm" fo:margin-right="0cm" fo:text-indent="0cm" style:auto-text-indent="false" style:page-number="auto"/>
      <style:text-properties fo:font-size="10pt" fo:font-weight="normal" fo:background-color="transparent" style:font-size-asian="10pt" style:font-weight-asian="normal" style:font-size-complex="10pt" style:font-weight-complex="normal"/>
    </style:style>
    <style:style style:name="P209" style:family="paragraph" style:parent-style-name="Standard" style:list-style-name="L1">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P210" style:family="paragraph" style:parent-style-name="Standard" style:list-style-name="L2">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211" style:family="paragraph" style:parent-style-name="Standard" style:list-style-name="L5">
      <style:text-properties fo:font-size="10pt" style:font-size-asian="10pt" style:font-size-complex="10pt"/>
    </style:style>
    <style:style style:name="P212" style:family="paragraph" style:parent-style-name="Standard" style:list-style-name="L9">
      <style:text-properties fo:font-size="10pt" fo:font-weight="normal" style:font-size-asian="10pt" style:font-weight-asian="normal" style:font-size-complex="10pt" style:font-weight-complex="normal"/>
    </style:style>
    <style:style style:name="P213" style:family="paragraph" style:parent-style-name="Standard" style:list-style-name="L10">
      <style:text-properties fo:font-size="10pt" fo:font-weight="normal" fo:background-color="transparent" style:font-size-asian="10pt" style:font-weight-asian="normal" style:font-size-complex="10pt" style:font-weight-complex="normal"/>
    </style:style>
    <style:style style:name="P214" style:family="paragraph" style:parent-style-name="Standard" style:list-style-name="L8"/>
    <style:style style:name="P215" style:family="paragraph" style:parent-style-name="Standard" style:list-style-name="L10"/>
    <style:style style:name="P216" style:family="paragraph" style:parent-style-name="Standard">
      <style:text-properties style:use-window-font-color="true" fo:font-size="10pt" fo:font-weight="normal" style:font-size-asian="10pt" style:font-weight-asian="normal" style:font-size-complex="10pt" style:font-weight-complex="normal"/>
    </style:style>
    <style:style style:name="P217" style:family="paragraph" style:parent-style-name="Standard">
      <style:text-properties style:use-window-font-color="true" fo:font-size="10pt" fo:font-weight="bold" style:font-size-asian="10pt" style:font-weight-asian="bold" style:font-size-complex="10pt" style:font-weight-complex="bold"/>
    </style:style>
    <style:style style:name="P218" style:family="paragraph" style:parent-style-name="Standard" style:list-style-name="L3" style:master-page-name="">
      <style:paragraph-properties fo:margin-left="1.288cm" fo:margin-right="0cm" fo:text-indent="-0.688cm" style:auto-text-indent="false" style:page-number="auto"/>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219" style:family="paragraph" style:parent-style-name="Standard" style:list-style-name="L3">
      <style:paragraph-properties fo:margin-left="1.288cm" fo:margin-right="0cm" fo:text-indent="-0.688cm" style:auto-text-indent="fals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220" style:family="paragraph" style:parent-style-name="Standard" style:list-style-name="L3">
      <style:paragraph-properties fo:margin-left="1.288cm" fo:margin-right="0cm" fo:text-indent="-0.688cm" style:auto-text-indent="false"/>
      <style:text-properties style:use-window-font-color="true" style:font-name="Times New Roman" fo:font-size="12pt" fo:font-weight="normal" style:font-name-asian="Arial1" style:font-size-asian="12pt" style:font-weight-asian="normal" style:font-name-complex="Arial1" style:font-size-complex="12pt" style:font-weight-complex="normal"/>
    </style:style>
    <style:style style:name="P221" style:family="paragraph" style:parent-style-name="Standard" style:list-style-name="L6">
      <style:paragraph-properties fo:margin-left="0cm" fo:margin-right="0cm" fo:text-indent="1.446cm" style:auto-text-indent="false">
        <style:tab-stops>
          <style:tab-stop style:position="2.117cm"/>
        </style:tab-stops>
      </style:paragraph-properties>
      <style:text-properties fo:font-size="8pt" style:text-underline-style="solid" style:text-underline-width="auto" style:text-underline-color="font-color" fo:font-weight="bold" style:font-size-asian="8pt" style:font-weight-asian="bold" style:font-size-complex="8pt" style:font-weight-complex="bold"/>
    </style:style>
    <style:style style:name="P222" style:family="paragraph" style:parent-style-name="Standard" style:list-style-name="L6">
      <style:paragraph-properties fo:margin-left="0cm" fo:margin-right="0cm" fo:text-indent="1.446cm" style:auto-text-indent="false">
        <style:tab-stops>
          <style:tab-stop style:position="2.081cm"/>
        </style:tab-stops>
      </style:paragraph-properties>
      <style:text-properties fo:font-size="8pt" style:text-underline-style="solid" style:text-underline-width="auto" style:text-underline-color="font-color" fo:font-weight="bold" style:font-size-asian="8pt" style:font-weight-asian="bold" style:font-size-complex="8pt" style:font-weight-complex="bold"/>
    </style:style>
    <style:style style:name="P223" style:family="paragraph" style:parent-style-name="Standard" style:list-style-name="L6">
      <style:paragraph-properties fo:margin-left="0cm" fo:margin-right="0cm" fo:text-indent="1.446cm" style:auto-text-indent="false">
        <style:tab-stops>
          <style:tab-stop style:position="1.976cm"/>
        </style:tab-stops>
      </style:paragraph-properties>
      <style:text-properties fo:font-size="8pt" style:text-underline-style="solid" style:text-underline-width="auto" style:text-underline-color="font-color" fo:font-weight="bold" style:font-size-asian="8pt" style:font-weight-asian="bold" style:font-size-complex="8pt" style:font-weight-complex="bold"/>
    </style:style>
    <style:style style:name="P224" style:family="paragraph" style:parent-style-name="Standard" style:list-style-name="L6">
      <style:paragraph-properties fo:margin-left="0cm" fo:margin-right="0cm" fo:text-indent="1.446cm" style:auto-text-indent="false"/>
      <style:text-properties fo:font-size="8pt" style:font-size-asian="8pt" style:font-size-complex="8pt"/>
    </style:style>
    <style:style style:name="P225" style:family="paragraph" style:parent-style-name="Standard" style:list-style-name="L6">
      <style:paragraph-properties fo:margin-left="0cm" fo:margin-right="0cm" fo:text-indent="1.446cm" style:auto-text-indent="false">
        <style:tab-stops>
          <style:tab-stop style:position="2.046cm"/>
        </style:tab-stops>
      </style:paragraph-properties>
      <style:text-properties fo:font-size="8pt" fo:font-weight="bold" style:font-size-asian="8pt" style:font-weight-asian="bold" style:font-size-complex="8pt" style:font-weight-complex="bold"/>
    </style:style>
    <style:style style:name="P226" style:family="paragraph" style:parent-style-name="Standard" style:list-style-name="L6">
      <style:paragraph-properties fo:margin-left="0cm" fo:margin-right="0cm" fo:text-indent="1.446cm" style:auto-text-indent="false"/>
      <style:text-properties fo:font-size="6pt" style:font-size-asian="6pt" style:font-size-complex="6pt"/>
    </style:style>
    <style:style style:name="P227" style:family="paragraph" style:parent-style-name="Standard" style:list-style-name="L6">
      <style:paragraph-properties fo:margin-left="0cm" fo:margin-right="0cm" fo:text-indent="1.446cm" style:auto-text-indent="false"/>
      <style:text-properties fo:font-variant="normal" fo:text-transform="none" style:use-window-font-color="true" style:font-name="Times New Roman"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228" style:family="paragraph" style:parent-style-name="Standard" style:list-style-name="L6">
      <style:paragraph-properties fo:margin-left="0cm" fo:margin-right="0cm" fo:text-indent="1.446cm" style:auto-text-indent="false"/>
      <style:text-properties fo:font-variant="normal" fo:text-transform="none" style:use-window-font-color="true" style:font-name="Times New Roman" fo:font-size="8pt" fo:letter-spacing="normal"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P229" style:family="paragraph" style:parent-style-name="Standard" style:list-style-name="L6">
      <style:paragraph-properties fo:margin-left="0cm" fo:margin-right="0cm" fo:text-indent="1.446cm" style:auto-text-indent="false"/>
      <style:text-properties style:use-window-font-color="true" fo:font-size="8pt" style:font-size-asian="8pt" style:font-size-complex="8pt"/>
    </style:style>
    <style:style style:name="P230" style:family="paragraph" style:parent-style-name="Standard" style:list-style-name="L6">
      <style:paragraph-properties fo:margin-left="0cm" fo:margin-right="0cm" fo:text-indent="1.446cm" style:auto-text-indent="false"/>
      <style:text-properties fo:color="#ff3333" style:font-name="Roboto Mono" fo:font-size="6pt" style:font-size-asian="6pt" style:font-size-complex="6pt"/>
    </style:style>
    <style:style style:name="P231" style:family="paragraph" style:parent-style-name="Standard">
      <style:paragraph-properties fo:break-before="page"/>
      <style:text-properties style:use-window-font-color="true" fo:font-size="10pt" fo:font-weight="bold" style:font-size-asian="10pt" style:font-weight-asian="bold" style:font-size-complex="10pt" style:font-weight-complex="bold"/>
    </style:style>
    <style:style style:name="P232" style:family="paragraph" style:parent-style-name="Table_20_Contents" style:list-style-name="L4">
      <style:text-properties fo:font-size="8pt" style:font-size-asian="8pt" style:font-size-complex="8pt"/>
    </style:style>
    <style:style style:name="P233" style:family="paragraph" style:parent-style-name="Preformatted_20_Text" style:list-style-name="L8">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P234" style:family="paragraph" style:parent-style-name="Preformatted_20_Text" style:list-style-name="L7">
      <style:paragraph-properties fo:margin-top="0cm" fo:margin-bottom="0cm"/>
    </style:style>
    <style:style style:name="T1" style:family="text">
      <style:text-properties fo:font-variant="normal" fo:text-transform="none" fo:color="#000000" fo:letter-spacing="normal" style:font-name-asian="Arial1" style:font-name-complex="Arial1"/>
    </style:style>
    <style:style style:name="T2" style:family="text">
      <style:text-properties fo:font-variant="normal" fo:text-transform="none" fo:color="#000000" style:font-name="Roboto Mono" fo:font-size="10pt" fo:letter-spacing="normal" fo:font-weight="normal" style:font-name-asian="Arial1" style:font-size-asian="10pt" style:font-name-complex="Arial1" style:font-size-complex="10pt"/>
    </style:style>
    <style:style style:name="T3" style:family="text">
      <style:text-properties fo:font-variant="normal" fo:text-transform="none" fo:color="#000000"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T4" style:family="text">
      <style:text-properties fo:font-variant="normal" fo:text-transform="none" fo:color="#000000" style:font-name="Times New Roman" fo:font-size="12pt" fo:letter-spacing="normal" fo:font-style="normal" fo:font-weight="bold" style:font-name-asian="Arial1" style:font-size-asian="12pt" style:font-weight-asian="bold" style:font-name-complex="Arial1" style:font-size-complex="12pt" style:font-weight-complex="bold"/>
    </style:style>
    <style:style style:name="T5" style:family="text">
      <style:text-properties fo:font-variant="normal" fo:text-transform="none" fo:color="#c44f24"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T6" style:family="text">
      <style:text-properties fo:font-variant="normal" fo:text-transform="none" fo:color="#c44f24" style:font-name="Roboto Mono" fo:font-size="10pt" fo:letter-spacing="normal" fo:font-weight="normal" style:font-name-asian="Arial1" style:font-size-asian="10pt" style:font-name-complex="Arial1" style:font-size-complex="10pt"/>
    </style:style>
    <style:style style:name="T7" style:family="text">
      <style:text-properties fo:font-variant="normal" fo:text-transform="none" fo:color="#794938" style:font-name="Roboto Mono" fo:font-size="10pt" fo:letter-spacing="normal" fo:font-weight="normal" style:font-name-asian="Arial1" style:font-size-asian="10pt" style:font-name-complex="Arial1" style:font-size-complex="10pt"/>
    </style:style>
    <style:style style:name="T8" style:family="text">
      <style:text-properties fo:font-variant="normal" fo:text-transform="none" fo:color="#794938"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9" style:family="text">
      <style:text-properties fo:font-variant="normal" fo:text-transform="none" fo:color="#882c31" style:font-name="Roboto Mono" fo:font-size="10pt" fo:letter-spacing="normal" fo:font-weight="normal" style:font-name-asian="Arial1" style:font-size-asian="10pt" style:font-name-complex="Arial1" style:font-size-complex="10pt"/>
    </style:style>
    <style:style style:name="T10" style:family="text">
      <style:text-properties fo:font-variant="normal" fo:text-transform="none" style:use-window-font-color="true"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T11" style:family="text">
      <style:text-properties fo:font-variant="normal" fo:text-transform="none" style:use-window-font-color="true" fo:letter-spacing="normal" fo:font-style="normal"/>
    </style:style>
    <style:style style:name="T12" style:family="text">
      <style:text-properties fo:font-variant="normal" fo:text-transform="none" style:use-window-font-color="true" fo:letter-spacing="normal" fo:font-style="normal" fo:font-weight="bold" style:font-weight-asian="bold" style:font-weight-complex="bold"/>
    </style:style>
    <style:style style:name="T13" style:family="text">
      <style:text-properties fo:font-variant="normal" fo:text-transform="none" style:use-window-font-color="true" style:font-name="Times New Roman"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14" style:family="text">
      <style:text-properties fo:font-variant="normal" fo:text-transform="none" style:use-window-font-color="true" style:font-name="Times New Roman" fo:font-size="8pt" fo:letter-spacing="normal"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15" style:family="text">
      <style:text-properties fo:font-variant="normal" fo:text-transform="none" style:use-window-font-color="true" style:font-name="Times New Roman" fo:font-size="8pt" fo:letter-spacing="normal" fo:language="zxx" fo:country="none" fo:font-style="normal"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font-weight-asian="normal" style:font-weight-complex="normal"/>
    </style:style>
    <style:style style:name="T18" style:family="text">
      <style:text-properties fo:font-variant="normal" fo:text-transform="none" fo:letter-spacing="normal" fo:font-style="normal" fo:font-weight="bold" style:font-weight-asian="bold" style:font-weight-complex="bold"/>
    </style:style>
    <style:style style:name="T19" style:family="text">
      <style:text-properties fo:font-variant="normal" fo:text-transform="none" fo:color="#00cc33" style:font-name="Roboto Mono" fo:font-size="10pt" fo:letter-spacing="normal" fo:font-style="normal" fo:font-weight="normal" style:font-name-asian="Arial1" style:font-size-asian="10pt" style:font-weight-asian="normal" style:font-name-complex="Arial1" style:font-size-complex="10pt" style:font-weight-complex="normal"/>
    </style:style>
    <style:style style:name="T20" style:family="text">
      <style:text-properties fo:font-variant="normal" fo:text-transform="none" fo:color="#ff3300" style:font-name="Times New Roman" fo:font-size="11.25pt" fo:letter-spacing="normal" fo:font-style="normal" fo:font-weight="normal"/>
    </style:style>
    <style:style style:name="T21" style:family="text">
      <style:text-properties fo:font-variant="normal" fo:text-transform="none" fo:color="#ff3300" style:font-name="Times New Roman" fo:font-size="11.25pt" fo:letter-spacing="normal" fo:font-style="normal" fo:font-weight="bold" style:font-weight-asian="bold" style:font-weight-complex="bold"/>
    </style:style>
    <style:style style:name="T22" style:family="text">
      <style:text-properties fo:font-variant="normal" fo:text-transform="none" fo:color="#ff3300" style:font-name="Times New Roman" fo:letter-spacing="normal" fo:font-style="normal"/>
    </style:style>
    <style:style style:name="T23" style:family="text">
      <style:text-properties fo:font-variant="normal" fo:text-transform="none" fo:color="#ff3300" fo:letter-spacing="normal" fo:font-style="normal"/>
    </style:style>
    <style:style style:name="T24" style:family="text">
      <style:text-properties fo:font-variant="normal" fo:text-transform="none" fo:color="#ff3333" style:font-name="sans-serif" fo:font-size="10.5pt" fo:letter-spacing="normal" fo:font-style="normal" fo:font-weight="normal"/>
    </style:style>
    <style:style style:name="T25" style:family="text">
      <style:text-properties fo:font-variant="normal" fo:text-transform="none" fo:color="#ff3333" style:font-name="sans-serif" fo:font-size="10.5pt" fo:letter-spacing="normal" fo:font-style="normal" fo:font-weight="normal" style:font-name-asian="Arial1" style:font-size-asian="12pt" style:font-weight-asian="normal" style:font-name-complex="Arial1" style:font-size-complex="12pt" style:font-weight-complex="normal"/>
    </style:style>
    <style:style style:name="T26" style:family="text">
      <style:text-properties fo:font-variant="normal" fo:text-transform="none" fo:color="#ff3333" style:font-name="sans-serif" fo:font-size="10.5pt" fo:letter-spacing="normal" fo:font-style="normal" fo:font-weight="bold" style:font-name-asian="Arial1" style:font-size-asian="12pt" style:font-weight-asian="normal" style:font-name-complex="Arial1" style:font-size-complex="12pt" style:font-weight-complex="normal"/>
    </style:style>
    <style:style style:name="T27" style:family="text">
      <style:text-properties fo:font-variant="normal" fo:text-transform="none" fo:color="#ff3333" style:font-name="Times New Roman" fo:font-size="12pt" fo:letter-spacing="normal" fo:font-style="normal" fo:font-weight="normal" style:font-name-asian="Arial1" style:font-size-asian="12pt" style:font-weight-asian="normal" style:font-name-complex="Arial1" style:font-size-complex="12pt" style:font-weight-complex="normal"/>
    </style:style>
    <style:style style:name="T28" style:family="text">
      <style:text-properties fo:font-variant="normal" fo:text-transform="none" fo:color="#ff3333" style:font-name="Times New Roman" fo:font-size="12pt" fo:letter-spacing="normal" fo:font-style="normal" fo:font-weight="bold" style:font-name-asian="Arial1" style:font-size-asian="12pt" style:font-weight-asian="bold" style:font-name-complex="Arial1" style:font-size-complex="12pt" style:font-weight-complex="bold"/>
    </style:style>
    <style:style style:name="T29" style:family="text">
      <style:text-properties fo:font-variant="normal" fo:text-transform="none" fo:color="#ff3333" style:font-name="Times New Roman" fo:font-size="8pt" fo:letter-spacing="normal" fo:language="zxx" fo:country="none" fo:font-style="normal"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30" style:family="text">
      <style:text-properties fo:font-variant="normal" fo:text-transform="none" fo:color="#ff3333" style:font-name="Times New Roman"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31" style:family="text">
      <style:text-properties fo:font-variant="normal" fo:text-transform="none" fo:color="#ff3333" style:font-name="Times New Roman" fo:font-size="8pt" fo:letter-spacing="normal"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32" style:family="text">
      <style:text-properties fo:font-variant="normal" fo:text-transform="none" fo:color="#ff3333" style:font-name="Times New Roman" fo:letter-spacing="normal" fo:font-style="normal" fo:font-weight="normal" style:font-style-asian="normal" style:font-style-complex="normal"/>
    </style:style>
    <style:style style:name="T33" style:family="text">
      <style:text-properties fo:font-variant="normal" fo:text-transform="none" fo:color="#ff3333" style:font-name="Times New Roman" fo:letter-spacing="normal" fo:language="zxx" fo:country="none" fo:font-style="normal" fo:font-weight="normal" style:language-asian="zxx" style:country-asian="none" style:font-style-asian="normal" style:language-complex="zxx" style:country-complex="none" style:font-style-complex="normal"/>
    </style:style>
    <style:style style:name="T34" style:family="text">
      <style:text-properties fo:font-variant="normal" fo:text-transform="none" fo:color="#ff3333" style:text-line-through-style="none" style:font-name="sans-serif" fo:font-size="10.5pt" fo:letter-spacing="normal" fo:font-style="normal" style:text-underline-style="none" fo:font-weight="normal" style:text-blinking="false" fo:background-color="#ffffff"/>
    </style:style>
    <style:style style:name="T35" style:family="text">
      <style:text-properties fo:font-variant="normal" fo:text-transform="none" fo:color="#ff3333" style:text-line-through-style="none" style:font-name="sans-serif" fo:font-size="10.5pt" fo:letter-spacing="normal" fo:font-style="normal" style:text-underline-style="none" fo:font-weight="normal" style:text-blinking="false" fo:background-color="#ffffff" style:font-name-asian="Arial1" style:font-size-asian="12pt" style:font-weight-asian="normal" style:font-name-complex="Arial1" style:font-size-complex="12pt" style:font-weight-complex="normal"/>
    </style:style>
    <style:style style:name="T36" style:family="text">
      <style:text-properties fo:font-variant="normal" fo:text-transform="none" fo:color="#ff3333" style:text-line-through-style="none" style:font-name="Times New Roman" fo:font-size="12pt" fo:letter-spacing="normal" fo:font-style="normal" style:text-underline-style="none" fo:font-weight="normal" style:text-blinking="false" fo:background-color="#ffffff" style:font-name-asian="Arial1" style:font-size-asian="12pt" style:font-weight-asian="normal" style:font-name-complex="Arial1" style:font-size-complex="12pt" style:font-weight-complex="normal"/>
    </style:style>
    <style:style style:name="T37" style:family="text">
      <style:text-properties fo:font-variant="normal" fo:text-transform="none" fo:color="#ff3333" fo:letter-spacing="normal" fo:font-style="normal"/>
    </style:style>
    <style:style style:name="T38" style:family="text">
      <style:text-properties fo:font-variant="normal" fo:text-transform="none" fo:color="#ff3333" fo:letter-spacing="normal" fo:font-style="normal" fo:font-weight="bold" style:font-weight-asian="bold" style:font-weight-complex="bold"/>
    </style:style>
    <style:style style:name="T39" style:family="text">
      <style:text-properties fo:font-variant="normal" fo:text-transform="none" fo:color="#ff3333" fo:letter-spacing="normal" fo:font-style="normal" fo:font-weight="normal" style:font-weight-asian="normal" style:font-weight-complex="normal"/>
    </style:style>
    <style:style style:name="T40" style:family="text">
      <style:text-properties fo:font-variant="normal" fo:text-transform="none" fo:color="#ff3333" style:font-name="Roboto Mono" fo:letter-spacing="normal" fo:font-style="normal"/>
    </style:style>
    <style:style style:name="T41" style:family="text">
      <style:text-properties fo:font-variant="normal" fo:text-transform="none" fo:color="#ff3333" style:font-name="Roboto Mono" fo:letter-spacing="normal" fo:font-style="normal" fo:font-weight="bold" style:font-weight-asian="bold" style:font-weight-complex="bold"/>
    </style:style>
    <style:style style:name="T42" style:family="text">
      <style:text-properties fo:font-variant="normal" fo:text-transform="none" fo:color="#ff3333"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43" style:family="text">
      <style:text-properties fo:font-variant="normal" fo:text-transform="none" fo:color="#ff3333" style:font-name="Roboto Mono" fo:font-size="8pt" fo:letter-spacing="normal" fo:language="zxx" fo:country="none" fo:font-style="normal" style:font-size-asian="8pt" style:language-asian="zxx" style:country-asian="none" style:font-style-asian="normal" style:font-size-complex="8pt" style:language-complex="zxx" style:country-complex="none" style:font-style-complex="normal"/>
    </style:style>
    <style:style style:name="T44" style:family="text">
      <style:text-properties fo:font-variant="normal" fo:text-transform="none" fo:color="#ff3333" style:font-name="Roboto Mono" fo:font-size="6pt" fo:letter-spacing="normal" fo:font-style="normal" fo:font-weight="normal" style:font-size-asian="6pt" style:font-size-complex="6pt"/>
    </style:style>
    <style:style style:name="T45" style:family="text">
      <style:text-properties fo:font-variant="normal" fo:text-transform="none" fo:color="#363637" style:font-name="Roboto Mono" fo:font-size="11.25pt" fo:letter-spacing="normal" fo:font-style="normal"/>
    </style:style>
    <style:style style:name="T46" style:family="text">
      <style:text-properties fo:font-variant="normal" fo:text-transform="none" fo:color="#363637" style:font-name="Roboto Mono" fo:font-size="8pt" fo:letter-spacing="normal" fo:font-style="normal" fo:font-weight="bold" style:font-name-asian="Arial1" style:font-size-asian="8pt" style:font-weight-asian="bold" style:font-name-complex="Arial1" style:font-size-complex="8pt" style:font-weight-complex="bold"/>
    </style:style>
    <style:style style:name="T47" style:family="text">
      <style:text-properties fo:font-variant="normal" fo:text-transform="none" style:font-name="Roboto Mono" fo:font-size="11.25pt" fo:letter-spacing="normal" fo:font-style="normal"/>
    </style:style>
    <style:style style:name="T48" style:family="text">
      <style:text-properties fo:font-variant="normal" fo:text-transform="none"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49" style:family="text">
      <style:text-properties fo:font-variant="normal" fo:text-transform="none" fo:color="#33ff99" style:font-name="Roboto Mono" fo:font-size="8pt" fo:letter-spacing="normal" fo:language="zxx" fo:country="none" fo:font-style="normal" fo:font-weight="normal" style:font-size-asian="8pt" style:language-asian="zxx" style:country-asian="none" style:font-style-asian="normal" style:font-size-complex="8pt" style:language-complex="zxx" style:country-complex="none" style:font-style-complex="normal"/>
    </style:style>
    <style:style style:name="T50" style:family="text">
      <style:text-properties fo:font-variant="normal" fo:text-transform="none" fo:color="#222222" style:font-name="Roboto Mono" fo:letter-spacing="normal" fo:font-style="normal" fo:font-weight="normal"/>
    </style:style>
    <style:style style:name="T51" style:family="text">
      <style:text-properties fo:color="#000000"/>
    </style:style>
    <style:style style:name="T52" style:family="text">
      <style:text-properties fo:color="#000000" style:font-name="Arial1" fo:font-size="9pt" style:font-name-asian="Arial1" style:font-size-asian="9pt" style:font-name-complex="Arial1" style:font-size-complex="9pt"/>
    </style:style>
    <style:style style:name="T53" style:family="text">
      <style:text-properties fo:color="#000000" style:font-name-asian="Arial1" style:font-name-complex="Arial1"/>
    </style:style>
    <style:style style:name="T54" style:family="text">
      <style:text-properties fo:color="#000000" fo:font-weight="bold" style:font-name-asian="Arial1" style:font-weight-asian="bold" style:font-name-complex="Arial1" style:font-weight-complex="bold"/>
    </style:style>
    <style:style style:name="T55" style:family="text">
      <style:text-properties fo:color="#000000" fo:font-weight="bold" style:font-weight-asian="bold" style:font-weight-complex="bold"/>
    </style:style>
    <style:style style:name="T56" style:family="text">
      <style:text-properties fo:color="#000000" fo:font-weight="normal" style:font-name-asian="Arial1" style:font-weight-asian="normal" style:font-name-complex="Arial1" style:font-weight-complex="normal"/>
    </style:style>
    <style:style style:name="T57" style:family="text">
      <style:text-properties fo:color="#000000" style:font-name="Times New Roman" fo:font-size="12pt"/>
    </style:style>
    <style:style style:name="T58" style:family="text">
      <style:text-properties fo:color="#000000" style:font-name="Times New Roman" fo:font-size="12pt" style:font-name-asian="Arial1" style:font-size-asian="12pt" style:font-name-complex="Arial1" style:font-size-complex="12pt"/>
    </style:style>
    <style:style style:name="T59" style:family="text">
      <style:text-properties fo:color="#000000" style:font-name="Times New Roman" fo:font-size="12pt" fo:font-weight="bold" style:font-name-asian="Arial1" style:font-size-asian="12pt" style:font-weight-asian="bold" style:font-name-complex="Arial1" style:font-size-complex="12pt" style:font-weight-complex="bold"/>
    </style:style>
    <style:style style:name="T60" style:family="text">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T61" style:family="text">
      <style:text-properties fo:color="#000000" fo:font-size="9pt" style:font-size-asian="9pt" style:font-size-complex="9pt"/>
    </style:style>
    <style:style style:name="T62" style:family="text">
      <style:text-properties fo:font-weight="bold" style:font-weight-asian="bold" style:font-weight-complex="bold"/>
    </style:style>
    <style:style style:name="T63" style:family="text">
      <style:text-properties fo:color="#666666"/>
    </style:style>
    <style:style style:name="T64" style:family="text">
      <style:text-properties fo:color="#666666" style:font-name="Arial1" fo:font-size="9pt" style:font-name-asian="Arial1" style:font-size-asian="9pt" style:font-name-complex="Arial1" style:font-size-complex="9pt"/>
    </style:style>
    <style:style style:name="T65" style:family="text">
      <style:text-properties fo:color="#666666" fo:font-size="9pt" style:font-size-asian="9pt" style:font-size-complex="9pt"/>
    </style:style>
    <style:style style:name="T66" style:family="text">
      <style:text-properties style:font-weight-asian="normal" style:font-weight-complex="normal"/>
    </style:style>
    <style:style style:name="T67" style:family="text">
      <style:text-properties fo:color="#007021"/>
    </style:style>
    <style:style style:name="T68" style:family="text">
      <style:text-properties fo:color="#007021" fo:font-weight="bold" style:font-weight-asian="bold" style:font-weight-complex="bold"/>
    </style:style>
    <style:style style:name="T69" style:family="text">
      <style:text-properties fo:color="#007021" fo:font-size="9pt" style:font-size-asian="9pt" style:font-size-complex="9pt"/>
    </style:style>
    <style:style style:name="T70" style:family="text">
      <style:text-properties fo:color="#ba61d6"/>
    </style:style>
    <style:style style:name="T71" style:family="text">
      <style:text-properties fo:color="#ba61d6" fo:font-size="9pt" style:font-size-asian="9pt" style:font-size-complex="9pt"/>
    </style:style>
    <style:style style:name="T72" style:family="text">
      <style:text-properties fo:color="#4070a1" fo:font-size="9pt" style:font-size-asian="9pt" style:font-size-complex="9pt"/>
    </style:style>
    <style:style style:name="T73" style:family="text">
      <style:text-properties fo:color="#003d4c"/>
    </style:style>
    <style:style style:name="T74" style:family="text">
      <style:text-properties fo:color="#ff3300"/>
    </style:style>
    <style:style style:name="T75" style:family="text">
      <style:text-properties fo:color="#ff3300" style:font-name="Times New Roman"/>
    </style:style>
    <style:style style:name="T76" style:family="text">
      <style:text-properties fo:color="#ff3333"/>
    </style:style>
    <style:style style:name="T77" style:family="text">
      <style:text-properties fo:color="#ff3333" style:font-name="Times New Roman"/>
    </style:style>
    <style:style style:name="T78" style:family="text">
      <style:text-properties fo:color="#ff3333" style:font-name="Times New Roman" fo:font-size="12pt"/>
    </style:style>
    <style:style style:name="T79" style:family="text">
      <style:text-properties fo:color="#ff3333" style:font-name="Times New Roman" fo:font-size="12pt" fo:font-weight="normal" style:font-name-asian="Arial1" style:font-size-asian="12pt" style:font-weight-asian="normal" style:font-name-complex="Arial1" style:font-size-complex="12pt" style:font-weight-complex="normal"/>
    </style:style>
    <style:style style:name="T80" style:family="text">
      <style:text-properties fo:color="#ff3333" style:font-name="Times New Roman" fo:font-size="12pt" fo:font-weight="bold" style:font-name-asian="Arial1" style:font-size-asian="12pt" style:font-weight-asian="bold" style:font-name-complex="Arial1" style:font-size-complex="12pt" style:font-weight-complex="bold"/>
    </style:style>
    <style:style style:name="T81" style:family="text">
      <style:text-properties fo:color="#ff3333" style:font-name="Times New Roman" fo:font-weight="bold" style:font-weight-asian="bold" style:font-weight-complex="bold"/>
    </style:style>
    <style:style style:name="T82" style:family="text">
      <style:text-properties fo:color="#ff3333" style:font-name="Times New Roman" style:font-weight-asian="normal" style:font-weight-complex="normal"/>
    </style:style>
    <style:style style:name="T83" style:family="text">
      <style:text-properties fo:color="#ff3333" fo:font-weight="bold" style:font-weight-asian="bold" style:font-weight-complex="bold"/>
    </style:style>
    <style:style style:name="T84" style:family="text">
      <style:text-properties fo:color="#ff3333" fo:font-weight="normal" style:font-weight-asian="normal" style:font-weight-complex="normal"/>
    </style:style>
    <style:style style:name="T85" style:family="text">
      <style:text-properties fo:color="#ff3333" fo:font-size="10pt" style:font-size-asian="10pt" style:font-size-complex="10pt"/>
    </style:style>
    <style:style style:name="T86" style:family="text">
      <style:text-properties fo:color="#ff3333" fo:font-size="10pt" fo:font-weight="normal" style:font-size-asian="10pt" style:font-weight-asian="normal" style:font-size-complex="10pt" style:font-weight-complex="normal"/>
    </style:style>
    <style:style style:name="T87" style:family="text">
      <style:text-properties fo:color="#ff3333" style:font-name="Roboto Mono"/>
    </style:style>
    <style:style style:name="T88" style:family="text">
      <style:text-properties fo:color="#ff3333" style:font-name="Roboto Mono" fo:font-size="6pt" style:font-size-asian="6pt" style:font-size-complex="6pt"/>
    </style:style>
    <style:style style:name="T89" style:family="text">
      <style:text-properties fo:color="#ff3333" fo:font-style="italic" style:font-style-asian="italic" style:font-style-complex="italic"/>
    </style:style>
    <style:style style:name="T90" style:family="text">
      <style:text-properties style:use-window-font-color="true"/>
    </style:style>
    <style:style style:name="T91" style:family="text">
      <style:text-properties style:use-window-font-color="true" fo:font-weight="bold" style:font-weight-asian="bold" style:font-weight-complex="bold"/>
    </style:style>
    <style:style style:name="T92" style:family="text">
      <style:text-properties style:use-window-font-color="true" style:font-name="Times New Roman"/>
    </style:style>
    <style:style style:name="T93" style:family="text">
      <style:text-properties style:use-window-font-color="true" style:font-name="Times New Roman" fo:font-size="12pt" fo:font-weight="bold" style:font-name-asian="Arial1" style:font-size-asian="12pt" style:font-weight-asian="bold" style:font-name-complex="Arial1" style:font-size-complex="12pt" style:font-weight-complex="bold"/>
    </style:style>
    <style:style style:name="T94" style:family="text">
      <style:text-properties style:use-window-font-color="true" style:font-name="Times New Roman" style:font-weight-asian="normal" style:font-weight-complex="normal"/>
    </style:style>
    <style:style style:name="T95" style:family="text">
      <style:text-properties style:use-window-font-color="true" style:font-name="Times New Roman" fo:font-weight="bold" style:font-weight-asian="normal" style:font-weight-complex="normal"/>
    </style:style>
    <style:style style:name="T96" style:family="text">
      <style:text-properties style:use-window-font-color="true" fo:font-size="8pt" style:font-size-asian="8pt" style:font-size-complex="8pt"/>
    </style:style>
    <style:style style:name="T97" style:family="text">
      <style:text-properties style:use-window-font-color="true" fo:font-size="10pt" fo:font-weight="normal" style:font-size-asian="10pt" style:font-weight-asian="normal" style:font-size-complex="10pt" style:font-weight-complex="normal"/>
    </style:style>
    <style:style style:name="T98" style:family="text">
      <style:text-properties fo:font-style="italic"/>
    </style:style>
    <style:style style:name="T99" style:family="text">
      <style:text-properties fo:font-size="10pt" style:font-size-asian="10pt" style:font-size-complex="10pt"/>
    </style:style>
    <style:style style:name="T100" style:family="text">
      <style:text-properties fo:font-size="10pt" fo:font-weight="normal" style:font-size-asian="10pt" style:font-weight-asian="normal" style:font-size-complex="10pt" style:font-weight-complex="normal"/>
    </style:style>
    <style:style style:name="T101" style:family="text">
      <style:text-properties fo:font-size="10pt" fo:font-weight="normal" fo:background-color="#ffff00" style:font-size-asian="10pt" style:font-weight-asian="normal" style:font-size-complex="10pt" style:font-weight-complex="normal"/>
    </style:style>
    <style:style style:name="T102" style:family="text">
      <style:text-properties fo:font-size="10pt" fo:font-weight="normal" fo:background-color="#00ff66" style:font-size-asian="10pt" style:font-weight-asian="normal" style:font-size-complex="10pt" style:font-weight-complex="normal"/>
    </style:style>
    <style:style style:name="T103" style:family="text">
      <style:text-properties fo:font-size="10pt" fo:font-weight="normal" fo:background-color="#ffff66" style:font-size-asian="10pt" style:font-weight-asian="normal" style:font-size-complex="10pt" style:font-weight-complex="normal"/>
    </style:style>
    <style:style style:name="T104" style:family="text">
      <style:text-properties fo:font-size="10pt" fo:font-weight="normal" fo:background-color="transparent" style:font-size-asian="10pt" style:font-weight-asian="normal" style:font-size-complex="10pt" style:font-weight-complex="normal"/>
    </style:style>
    <style:style style:name="T10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6" style:family="text">
      <style:text-properties fo:color="#1c1c1c"/>
    </style:style>
    <style:style style:name="T107" style:family="text">
      <style:text-properties fo:color="#1c1c1c" style:font-name="Times New Roman" fo:font-size="10pt" fo:font-weight="normal" style:font-name-asian="Arial1" style:font-size-asian="10pt" style:font-weight-asian="normal" style:font-name-complex="Arial1" style:font-size-complex="10pt" style:font-weight-complex="normal"/>
    </style:style>
    <style:style style:name="T108" style:family="text">
      <style:text-properties fo:color="#1c1c1c" fo:font-weight="bold" style:font-weight-asian="bold" style:font-weight-complex="bold"/>
    </style:style>
    <style:style style:name="T109" style:family="text">
      <style:text-properties style:font-name="Times New Roman"/>
    </style:style>
    <style:style style:name="T110" style:family="text">
      <style:text-properties style:font-name="Times New Roman" fo:font-size="12pt"/>
    </style:style>
    <style:style style:name="T111" style:family="text">
      <style:text-properties fo:font-size="8pt" style:font-size-asian="8pt" style:font-size-complex="8pt"/>
    </style:style>
    <style:style style:name="T112" style:family="text">
      <style:text-properties fo:font-size="8pt" fo:font-weight="normal" style:font-size-asian="8pt" style:font-weight-asian="normal" style:font-size-complex="8pt" style:font-weight-complex="normal"/>
    </style:style>
    <style:style style:name="T113" style:family="text">
      <style:text-properties fo:color="#234aa0"/>
    </style:style>
    <style:style style:name="T114" style:family="text">
      <style:text-properties fo:color="#794938"/>
    </style:style>
    <style:style style:name="T115" style:family="text">
      <style:text-properties fo:color="#080808"/>
    </style:style>
    <style:style style:name="T116" style:family="text">
      <style:text-properties fo:color="#0b6125"/>
    </style:style>
    <style:style style:name="T117" style:family="text">
      <style:text-properties fo:font-size="6pt" style:font-size-asian="6pt" style:font-size-complex="6pt"/>
    </style:style>
    <style:style style:name="T118" style:family="text">
      <style:text-properties fo:font-weight="normal" style:font-weight-asian="normal" style:font-weight-complex="normal"/>
    </style:style>
    <style:style style:name="T119" style:family="text">
      <style:text-properties fo:color="#33ff99"/>
    </style:style>
    <style:style style:name="T120" style:family="text">
      <style:text-properties style:text-underline-style="solid" style:text-underline-width="auto" style:text-underline-color="font-color"/>
    </style:style>
    <style:style style:name="T121" style:family="text">
      <style:text-properties fo:color="#66ff99"/>
    </style:style>
    <style:style style:name="T122"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414cm" fo:text-indent="-0.635cm" fo:margin-left="8.4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7.814cm" fo:text-indent="-0.635cm" fo:margin-left="7.8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449cm" fo:text-indent="-0.635cm" fo:margin-left="8.4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84cm" fo:text-indent="-0.635cm" fo:margin-left="9.0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719cm" fo:text-indent="-0.635cm" fo:margin-left="9.7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354cm" fo:text-indent="-0.635cm" fo:margin-left="10.3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989cm" fo:text-indent="-0.635cm" fo:margin-left="10.9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624cm" fo:text-indent="-0.635cm" fo:margin-left="11.6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259cm" fo:text-indent="-0.635cm" fo:margin-left="12.2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894cm" fo:text-indent="-0.635cm" fo:margin-left="12.8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529cm" fo:text-indent="-0.635cm" fo:margin-left="13.529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6/2/2018 BC notes while learning PHP basics.</text:p>
      <text:p text:style-name="Standard"/>
      <text:p text:style-name="P28">General Comments</text:p>
      <text:p text:style-name="Standard">Cake PHP applications contain are housed in a fixed directory structure.</text:p>
      <text:p text:style-name="Standard">Standard names are a key part of CakePHP.</text:p>
      <text:p text:style-name="Standard"/>
      <text:p text:style-name="Standard">This reduces the need for complicated configurations – because the framework looks for "correctly" named files and directories.</text:p>
      <text:p text:style-name="Standard"/>
      <text:p text:style-name="Standard">Naming conventions extend into views models and databace tables and "entities" (records) also.</text:p>
      <text:p text:style-name="Standard">So when you give a table a name – then then several other names follw from that. Names differ by using CamelCase, plurals, and adding suffixes.</text:p>
      <text:p text:style-name="Standard"/>
      <text:p text:style-name="Standard">This contrasts with applications developed with HTML, JavaScript, PHP and Mysql where the entire app may consist of a few files that are named as desired and objects have no naming convention either.</text:p>
      <text:p text:style-name="Standard"/>
      <text:p text:style-name="Standard">Here is a quote from the Cake manual.</text:p>
      <text:p text:style-name="Standard"/>
      <text:p text:style-name="P3">CakePHP Conventions</text:p>
      <text:p text:style-name="P5">We are big fans of convention over conﬁguration. While it takes a bit of time to learn CakePHP’s conventions, you save time in the long run. By following conventions, you get free functionality, and you liberate yourself from the maintenance nightmare of tracking conﬁg ﬁles. Conventions also make for a very uniform development experience,allowing other developers to jump in and help.</text:p>
      <text:p text:style-name="Standard"/>
      <text:p text:style-name="Standard">CakePHP application structure also follows a standard MVC pattern, again with each object following strict naming conventions.</text:p>
      <text:p text:style-name="Standard"/>
      <text:p text:style-name="Standard">CakePHP is also fully object oriented – not really supporting procedural patterns. This extends to the database where the ORM pattern applies – ie db queries are processed via methods on DB objects.</text:p>
      <text:p text:style-name="Standard"/>
      <text:p text:style-name="Standard">The stated purpose of all this is to produce applications faster and easier to read (once the conventions are known). </text:p>
      <text:p text:style-name="Standard"/>
      <text:p text:style-name="P28">Managing application configuration</text:p>
      <text:p text:style-name="Standard"><text:span text:style-name="T62">Composer</text:span> is a dependency manager for PHP (written in PHP) and will manage the dependencies you require on a project by project basis. This means that Composer will pull in all the required libraries, dependencies and manage them all in one place.</text:p>
      <text:p text:style-name="Standard"/>
      <text:p text:style-name="Standard">This command will create a new application named "cms". Navigate to the directory where you want the application and type:</text:p>
      <text:p text:style-name="Standard"/>
      <text:p text:style-name="P18">php composer.phar create-project --prefer-dist cakephp/app cms</text:p>
      <text:p text:style-name="P2"/>
      <text:p text:style-name="Standard">This will create a skeleton application in the directory structure as below.</text:p>
      <text:p text:style-name="P12"><text:span text:style-name="T63">/</text:span><text:span text:style-name="T51">cms</text:span></text:p>
      <text:p text:style-name="P12"><text:tab/>/.github</text:p>
      <text:p text:style-name="P12"><text:span text:style-name="T63"><text:tab/>/</text:span><text:span text:style-name="T51">bin</text:span></text:p>
      <text:p text:style-name="P12"><text:span text:style-name="T63"><text:tab/>/</text:span><text:span text:style-name="T51">config</text:span></text:p>
      <text:p text:style-name="P12"><text:span text:style-name="T63"><text:tab/>/</text:span><text:span text:style-name="T51">logs</text:span></text:p>
      <text:p text:style-name="P12"><text:span text:style-name="T63"><text:tab/>/</text:span><text:span text:style-name="T51">plugins</text:span></text:p>
      <text:p text:style-name="P12"><text:span text:style-name="T63"><text:tab/>/</text:span><text:span text:style-name="T51">src</text:span></text:p>
      <text:p text:style-name="P12"><text:span text:style-name="T63"><text:tab/>/</text:span><text:span text:style-name="T51">tests</text:span></text:p>
      <text:p text:style-name="P12"><text:span text:style-name="T63"><text:tab/>/</text:span><text:span text:style-name="T51">tmp</text:span></text:p>
      <text:p text:style-name="P12"><text:span text:style-name="T63"><text:tab/>/</text:span><text:span text:style-name="T51">vendor</text:span></text:p>
      <text:p text:style-name="P12"><text:soft-page-break/><text:span text:style-name="T63"><text:tab/>/</text:span><text:span text:style-name="T51">webroot</text:span></text:p>
      <text:p text:style-name="P12"><text:span text:style-name="T63"><text:tab/>.</text:span><text:span text:style-name="T51">editorconfig</text:span></text:p>
      <text:p text:style-name="P12"><text:span text:style-name="T63"><text:tab/>.</text:span><text:span text:style-name="T51">htaccess</text:span></text:p>
      <text:p text:style-name="P12"><text:span text:style-name="T63"><text:tab/>.</text:span><text:span text:style-name="T51">travis</text:span><text:span text:style-name="T63">.</text:span><text:span text:style-name="T51">yml</text:span></text:p>
      <text:p text:style-name="P12"><text:span text:style-name="T51"><text:tab/>composer</text:span><text:span text:style-name="T63">.</text:span><text:span text:style-name="T51">json</text:span></text:p>
      <text:p text:style-name="P12"><text:span text:style-name="T51"><text:tab/>index</text:span><text:span text:style-name="T63">.</text:span><text:span text:style-name="T51">php</text:span></text:p>
      <text:p text:style-name="P12"><text:span text:style-name="T51"><text:tab/>phpunit</text:span><text:span text:style-name="T63">.</text:span><text:span text:style-name="T51">xml</text:span><text:span text:style-name="T63">.</text:span><text:span text:style-name="T51">dist</text:span></text:p>
      <text:p text:style-name="P14"><text:span text:style-name="T52"><text:tab/>README</text:span><text:span text:style-name="T64">.</text:span><text:span text:style-name="T52">md</text:span></text:p>
      <text:p text:style-name="P1"/>
      <text:p text:style-name="P7">The config files for the app are in /config</text:p>
      <text:p text:style-name="P7">The source files are in /src</text:p>
      <text:p text:style-name="P7">The index.php and other resources are in /webroot.</text:p>
      <text:p text:style-name="P7"/>
      <text:p text:style-name="P9">Database Connection</text:p>
      <text:p text:style-name="P15"><text:span text:style-name="T53">Assuming you have a MySQL (or other) database server running with a project database already set up then you need to point the application to it. Do this in </text:span><text:span text:style-name="T54">/config/app.php</text:span><text:span text:style-name="T53"> <text:s/>where you set up the connection papameters.</text:span></text:p>
      <text:p text:style-name="P7">The config allows for an array of datasources and there are two already set up – "default" and "test". Example: </text:p>
      <text:p text:style-name="P20">default=&gt;[</text:p>
      <text:p text:style-name="P20"><text:tab/>.</text:p>
      <text:p text:style-name="P20"><text:tab/>.</text:p>
      <text:p text:style-name="P20"><text:tab/>'host' =&gt; 'localhost',</text:p>
      <text:p text:style-name="P20"><text:tab/>'username' =&gt; 'brendan',</text:p>
      <text:p text:style-name="P20"><text:tab/>'password' =&gt; 'Kuwait2000',</text:p>
      <text:p text:style-name="P20"><text:tab/>'database' =&gt; 'transperth',</text:p>
      <text:p text:style-name="P20"><text:tab/>.</text:p>
      <text:p text:style-name="P20"><text:tab/>.</text:p>
      <text:p text:style-name="P20"><text:s text:c="5"/>]</text:p>
      <text:p text:style-name="P21"/>
      <text:p text:style-name="P7"/>
      <text:p text:style-name="P9">Running the application</text:p>
      <text:p text:style-name="P15"><text:span text:style-name="T53">To run the application you can start the cake web server (actually the PHP internal server with some parameters). The CLI command is </text:span><text:span text:style-name="T54">/cms/bin/cake server</text:span><text:span text:style-name="T53">. <text:s text:c="2"/>This starts the PHP web server to listen on port 8765 and looks for startup file (index.php – created with the application) in </text:span><text:span text:style-name="T54">/webroot</text:span><text:span text:style-name="T53">. In the browser type the URL </text:span><text:a xlink:type="simple" xlink:href="http://localhost:8765/" text:style-name="Internet_20_link" text:visited-style-name="Visited_20_Internet_20_Link">http://localhost:8765</text:a><text:span text:style-name="T54"> </text:span><text:span text:style-name="T56">which will load the home page.</text:span></text:p>
      <text:p text:style-name="P10"/>
      <text:p text:style-name="P29"><text:span text:style-name="T59">Aside:</text:span><text:span text:style-name="T58">You can use </text:span><text:span text:style-name="T1"><text:s/></text:span><text:span text:style-name="T6">bin</text:span><text:span text:style-name="T7">/</text:span><text:span text:style-name="T6">cake</text:span><text:span text:style-name="T2"> </text:span><text:span text:style-name="T6">server</text:span><text:span text:style-name="T2"> </text:span><text:span text:style-name="T7">--</text:span><text:span text:style-name="T6">port</text:span><text:span text:style-name="T2"> </text:span><text:span text:style-name="T9">8080</text:span><text:span text:style-name="T2"> </text:span><text:span text:style-name="T7">--</text:span><text:span text:style-name="T6">document_root</text:span><text:span text:style-name="T2"> </text:span><text:span text:style-name="T6">path</text:span><text:span text:style-name="T7">/</text:span><text:span text:style-name="T6">to</text:span><text:span text:style-name="T7">/</text:span><text:span text:style-name="T6">app</text:span></text:p>
      <text:p text:style-name="P11">to use a different port and point o a different application – for whatever reason.</text:p>
      <text:p text:style-name="P7"/>
      <text:p text:style-name="P15"><text:span text:style-name="T53">Index.php starts the application after checking that the dependencies are all available, and it directs the app to the </text:span><text:span text:style-name="T54">/config</text:span><text:span text:style-name="T53"> directory, where it will read </text:span><text:span text:style-name="T54">app.php </text:span><text:span text:style-name="T56">and</text:span><text:span text:style-name="T54"> routes.php </text:span><text:span text:style-name="T56">as well as the other config files as needed presumably.</text:span></text:p>
      <text:p text:style-name="P10"/>
      <text:p text:style-name="P10">In routes.php you will see the lines:</text:p>
      <text:p text:style-name="P18"><text:span text:style-name="T66">$routes</text:span><text:span text:style-name="T66">-&gt;connect('/', ['controller' =&gt; 'Pages', 'action' =&gt; 'display', 'home']);</text:span></text:p>
      <text:p text:style-name="P6">When the root or no directory is specified in url, this directs the app to start PagesController and display the "home" template in \src\Template\Pages\home.ctp</text:p>
      <text:p text:style-name="P23"/>
      <text:p text:style-name="P19">$routes-&gt;connect('/pages/*', ['controller' =&gt; 'Pages', 'action' =&gt; 'display']);</text:p>
      <text:p text:style-name="P6">When /pages/anything directory is specified in url, this directs the app to start PagesController and display the "anything" template in \src\Template\Pages\anything.ctp</text:p>
      <text:p text:style-name="P6">However, there are none unless you create them.</text:p>
      <text:p text:style-name="P23"/>
      <text:p text:style-name="P6">So when an application is first created with composer – it only shows the standard home page that displays the versions, extensions and success or not connecting to the database.</text:p>
      <text:p text:style-name="P6"/>
      <text:p text:style-name="P9"><text:soft-page-break/>Using "bake" to automatically generate code</text:p>
      <text:p text:style-name="Standard">You can create a standard CRUD app on a table in the database using "<text:span text:style-name="T5">bake</text:span><text:span text:style-name="T10">"</text:span>. "Bake" will create screens and navigations to add, read, update and delete records for any selected table.</text:p>
      <text:p text:style-name="Standard"/>
      <text:p text:style-name="P28">Example:</text:p>
      <text:p text:style-name="P15"><text:span text:style-name="T54">/cms/bin/cake bake all users <text:s/></text:span><text:span text:style-name="T56">creates the model, entity, view template and controllers for the "users" table.</text:span></text:p>
      <text:p text:style-name="P15"><text:span text:style-name="T54">All </text:span><text:span text:style-name="T56">can be substituted with </text:span><text:span text:style-name="T54">models</text:span><text:span text:style-name="T56"> or </text:span><text:span text:style-name="T54">views</text:span><text:span text:style-name="T56"> or </text:span><text:span text:style-name="T54">controllers</text:span><text:span text:style-name="T56"> to bake individually.</text:span></text:p>
      <text:p text:style-name="P10"/>
      <text:p text:style-name="P15"><text:span text:style-name="T56">After running </text:span><text:span text:style-name="T54">/cms/bin/cake bake all users </text:span><text:span text:style-name="T56">you will see the following newfiles.</text:span></text:p>
      <text:p text:style-name="P10">\cms\src\Model\Entity\User.php <text:s text:c="29"/>// the entity class representing one user</text:p>
      <text:p text:style-name="P10">\cms\src\Model\Table\UsersTable.php <text:s text:c="19"/>// the table class representing the users table</text:p>
      <text:p text:style-name="P10">\cms\src\Controller\UsersController.php <text:s text:c="15"/>// the controller for the users table</text:p>
      <text:p text:style-name="P10">\cms\src\Template\Users\add.ctp <text:s text:c="27"/>// view template to add a user</text:p>
      <text:p text:style-name="P10">\cms\src\Template\Users\edit.ctp <text:s text:c="27"/>// view template to edit a user</text:p>
      <text:p text:style-name="P10">\cms\src\Template\Users\index.ctp <text:s text:c="24"/>// view template to view all users</text:p>
      <text:p text:style-name="P10">\cms\src\Template\Users\view.ctp <text:s text:c="25"/>// view template to view a user</text:p>
      <text:p text:style-name="P10"/>
      <text:p text:style-name="P9">Migrations</text:p>
      <text:p text:style-name="P15"><text:span text:style-name="T54">Note:</text:span><text:span text:style-name="T56"> To establish version control over database changes, use the "migrations" tool.</text:span></text:p>
      <text:p text:style-name="P15"><text:span text:style-name="T56">"Migrations" is an application that can be used to create the database schema and to roll back to previous versions. You can ceate the initial schema with "migrations" or you can create with regular </text:span><text:span text:style-name="T56">SQL commands directly. If the latter then the baseline </text:span><text:span text:style-name="T54">migrations</text:span><text:span text:style-name="T56"> file can be reverse engineered using: </text:span></text:p>
      <text:p text:style-name="P19">/cms/bin/cake bake migration_snapshot Initial</text:p>
      <text:p text:style-name="P10">This creates the new files:</text:p>
      <text:p text:style-name="P16"><text:span text:style-name="T53">C:\cake\cms\config\Migrations\20180226063426_Initial.php <text:s text:c="2"/></text:span><text:span text:style-name="T56">(filename contains timestamp)</text:span></text:p>
      <text:p text:style-name="P9">C:\cake\cms\config\Migrations\schema-dump-default.lock</text:p>
      <text:p text:style-name="P9"/>
      <text:p text:style-name="P10">Later if making further schema changes, if you make them with "migrations" via migration files, then they can be rolled back to earlier versions.</text:p>
      <text:p text:style-name="P9"/>
      <text:p text:style-name="P9">Using the new UsersController</text:p>
      <text:p text:style-name="P17"><text:span text:style-name="T53">In the </text:span><text:span text:style-name="T54">\cms\config\routes.php</text:span><text:span text:style-name="T53"> file we see this line telling the app where to find the first controller and view.</text:span></text:p>
      <text:p text:style-name="P19">$routes-&gt;connect('/', ['controller' =&gt; 'Pages', 'action' =&gt; 'display', 'home']);</text:p>
      <text:p text:style-name="P10">Change this to:</text:p>
      <text:p text:style-name="P19">$routes-&gt;connect('/', ['controller' =&gt; 'Users', 'action' =&gt; 'index']);</text:p>
      <text:p text:style-name="P15"><text:span text:style-name="T56">Now <text:s/></text:span><text:a xlink:type="simple" xlink:href="http://localhost:8765/" text:style-name="Internet_20_link" text:visited-style-name="Visited_20_Internet_20_Link">http://localhost:8765</text:a><text:span text:style-name="T54">/ </text:span><text:span text:style-name="T56">will activate the "UsersController" controller and the "index" view in \Template.</text:span></text:p>
      <text:p text:style-name="P42"/>
      <text:p text:style-name="P9">Overview of how a cakePHP "starts up" ( assuming 'transperth' application)</text:p>
      <text:p text:style-name="P10">C:\cake\transperth\<text:span text:style-name="T76">index.php</text:span> <text:s/></text:p>
      <text:p text:style-name="P10"><text:s text:c="13"/>-&gt; only includes (require) C:\cake\transperth\webroot\<text:span text:style-name="T76">index.php</text:span></text:p>
      <text:p text:style-name="P10">C:\cake\transperth\webroot\<text:span text:style-name="T76">index.php.</text:span></text:p>
      <text:p text:style-name="P33"><text:s text:c="13"/>-&gt; loads <text:span text:style-name="T51">C:\cake\transperth\</text:span><text:span text:style-name="T76">config\requirements.php</text:span></text:p>
      <text:p text:style-name="P117">-&gt; determines if internal web server is active</text:p>
      <text:p text:style-name="P118"><text:span text:style-name="T76">-&gt; </text:span>loads <text:span text:style-name="T51">C:\cake\transperth\</text:span><text:span text:style-name="T76">vendor\autoload.php</text:span></text:p>
      <text:p text:style-name="P119">-&gt;loads <text:span text:style-name="T51">C:\cake\transperth\</text:span><text:span text:style-name="T76">vendor\composer\autoload_real.php</text:span></text:p>
      <text:p text:style-name="P120"><text:span text:style-name="T76"><text:s text:c="15"/>-</text:span>&gt;This defines the composer autoloader class.</text:p>
      <text:p text:style-name="P122">-&gt;load all php dependency files.</text:p>
      <text:p text:style-name="P121"><text:span text:style-name="T57">C:\cake\transperth\</text:span><text:span text:style-name="T78">vendor\composer\</text:span><text:span text:style-name="T76">autoload_static.php</text:span></text:p>
      <text:p text:style-name="P121"><text:span text:style-name="T57">C:\cake\transperth\</text:span><text:span text:style-name="T78">vendor\composer\</text:span><text:span text:style-name="T76">autoload_psr4.php'</text:span></text:p>
      <text:p text:style-name="P121"><text:soft-page-break/><text:span text:style-name="T57">C:\cake\transperth\</text:span><text:span text:style-name="T78">vendor\composer\</text:span><text:span text:style-name="T76">autoload_classmap.php</text:span></text:p>
      <text:p text:style-name="P121"><text:span text:style-name="T57">C:\cake\transperth\</text:span><text:span text:style-name="T78">vendor\composer\</text:span><text:span text:style-name="T76">autoload_files.php</text:span></text:p>
      <text:p text:style-name="P123"><text:s/>-&gt;vendor\symfony\polyfill-mbstring/bootstrap.php<text:line-break/> -&gt;vendor\cakephp/chronos/src/carbon_compat.php<text:line-break/> -&gt;vendor\cakephp/cakephp/src/Core/functions.php<text:line-break/> -&gt;vendor\cakephp/cakephp/src/Collection/functions.php<text:line-break/> -&gt;vendor\cakephp/cakephp/src/I18n/functions.php<text:line-break/> -&gt;vendor\cakephp/cakephp/src/Utility/bootstrap.php<text:line-break/> -&gt;vendor\symfony/polyfill-php72/bootstrap.php<text:line-break/> -&gt;vendor\symfony/var-dumper/Resources/functions/dump.php<text:line-break/> -&gt;vendor\psy/psysh/src/Psy/functions.php</text:p>
      <text:p text:style-name="P124"/>
      <text:p text:style-name="P130">.... still part of <text:span text:style-name="T57">C:\cake\transperth\webroot\</text:span><text:span text:style-name="T110">index.php</text:span></text:p>
      <text:p text:style-name="P127">// Create the application object ( mostly config data for the app)</text:p>
      <text:p text:style-name="P126">$app = new Application(dirname(__DIR__) . '/config');</text:p>
      <text:p text:style-name="P126"><text:span text:style-name="T90">// Create the application – the Server class "runs" the application</text:span><text:line-break/>$server = new Server($app); <text:s text:c="3"/>//$app contains all the config data</text:p>
      <text:p text:style-name="P126"><text:line-break/>// Run the request/response through the application and emit the response.</text:p>
      <text:p text:style-name="P126">$response = $server-&gt;run(); <text:s text:c="2"/><text:span text:style-name="T90">// run() bootstraps the application</text:span></text:p>
      <text:p text:style-name="P126"><text:s text:c="30"/><text:span text:style-name="T90">// and processes the request from the browser</text:span><text:line-break/>$server-&gt;emit($response); <text:s text:c="4"/><text:span text:style-name="T90">// the response is passed back to the web server</text:span></text:p>
      <text:p text:style-name="P133"/>
      <text:p text:style-name="P132">Overview of webserver request/response processes.</text:p>
      <text:p text:style-name="P131">In its simplest form a webserver is running on a server and has access to a file directory called the "webroot" which contains files (pages) that can be requested from a browser. The webserver exists somewhere on the internet and has an IP address to identify the computer and a port number on that computer to identify on which port the webserver is listening for requests.</text:p>
      <text:p text:style-name="P131">The job of the browser (web client) is to issue requests to the server according to what is requested by the user. Typically a user may type a URL, submit a form, or click on a link to create a request. The browser then waits for a response from the server, which is typically an HTML file, but also may be JSON or XML data. </text:p>
      <text:p text:style-name="P131">The HTTP protocol is defined in RFC 7230 and 7231 and the PHP classes that implement the protocol are defined in PSR-7.</text:p>
      <text:p text:style-name="P131">A basic web server implements the HTTP protocol and is able to locate resources requested by the user client (browser) and provide them in an HTTP response. A web server in not intended to provide "complicated" functionality such as updating SQL databases. For such functionality, external programs can link to the web server using CGI (Common Gateway Interface) or some variant. The external program and the server both comply to the CGI standard protocol. External programs can create web pages dynamically and are written in script languages or others such as PHP, C++, etc. <text:s text:c="2"/>CGI programs usually run in a separate process from the server.</text:p>
      <text:p text:style-name="P131">An alternative to CGI are web-server extensions such as mod-php, which extends the capability of the server to run "complicated" programs. That is, static web pages containing PHP code, can be executed, where the PHP code will do things like update databases or generate HTML to the sent to the browser. Wherever, PHP code is encountered, it is interpreted and executed – but no PHP is sent to the browser. The PHP outputs may be sent to the browser using the PHP 'echo' statement.</text:p>
      <text:p text:style-name="P131">For large scale websites (such a commercial sites) the collection of pages – and underlying resources and databases – act together to provide the overall functionality. In these cases, "frameworks" are common. Frameworks are collections of classes (eg cakePHP or Augular/postscript on client side) that implement various patterns and functions useful in constructing websites. Frameworks, such as cakePHP, force a particular way of working and take time and effort to learn. However, when deployed, implementation is quicker, more readable and understandable and easier to test.</text:p>
      <text:p text:style-name="P131">Starting a cakePHP application (by a browser request on the server), causes 10s of files to be read (classes, config data, controllers, views, templates etc) and interpreted. This would have to be repeated for every 'page' accessed, because every invocation handles only one HTTP request-response cycle. Presumably though, the whole application is retained in memory and somehow knows if it is already loaded, <text:s/>so that the creation of new application objects is conditional (via their constructors) on not being loaded already?</text:p>
      <text:p text:style-name="P131">Since web servers and server applications are stateless, and state is required, <text:span text:style-name="T62">cookies</text:span> are used as as stateful objects at the client side. <text:span text:style-name="T62">Cookies</text:span> are part of the HTTP protocol. The server application sends a <text:span text:style-name="T62">set-cookie</text:span> <text:s/>request to the client (browser). The client saves to cookie and are subsequently embedded in all clinet request messages. The cookie contains an associative array of variables, set by the server, and later used by the server. Cookies are implemented as small files residing on the client computer. Cookies persist on the client computer until deleted. </text:p>
      <text:p text:style-name="P131"><text:span text:style-name="T62">Sessions</text:span> are used by applications to store user specific information for one specific session of use of the application. <text:soft-page-break/>Sessions are not part of the HTTP protocol, but are part of languages such as PHP, which contains classes and functions to create and destroy sessions. (HTTP sessions are different and refer to the period of a transport layer IP connection). In PHP <text:span text:style-name="T62">sessions</text:span> are implemented as "short term" <text:span text:style-name="T62">cookies</text:span>. They are usually created when a user logs on and destroyed when a user logs off. The <text:span text:style-name="T62">session</text:span> cookie is the only way that a server application can determine who the user is and wheter looged on or not and so be able to decide to make private pages available (or not). CakePHP provides a cookie <text:span text:style-name="T62">component</text:span> to work with cookies. It is a wrapper for the PHP cookie functions. CakePHP <text:s/>provides <text:s/>"a wrapper and suite of utility features on top of PHP’s native session extension" for sessions. A session object is created (automatically I assume) and is available as part of the HTTP <text:span text:style-name="T62">request</text:span> object. The session object is part of the request object and session methods are can be used like: <text:s/></text:p>
      <text:p text:style-name="P136">$session = $this-&gt;request-&gt;session();</text:p>
      <text:p text:style-name="P135">$name = $session-&gt;read('User.name');</text:p>
      <text:p text:style-name="P131">where <text:span text:style-name="T91">this-&gt;</text:span> can be anywhere the request object is available (controller, view, helper, cell, component).</text:p>
      <text:p text:style-name="P134"/>
      <text:p text:style-name="P10">Glossary of cakePHP terms</text:p>
      <text:p text:style-name="P10"/>
      <text:p text:style-name="P45"><text:span text:style-name="T59">Components:</text:span><text:span text:style-name="T60"> - </text:span><text:span text:style-name="T20">Components are "packages of logic that are shared between controllers".</text:span><text:span text:style-name="T21"> Ie controller specific</text:span><text:span text:style-name="T20">. Controllers have a $components array, which contains a list of its loaded components. </text:span><text:span text:style-name="T75">There are core components of cakePHP and new user defined components can be added. <text:s/>An example is Paginator. Components can have event listeners and are loaded into a controller by </text:span><text:span text:style-name="T41">this-&gt;loadComponent('compName').</text:span></text:p>
      <text:p text:style-name="P53"/>
      <text:p text:style-name="P43"><text:span text:style-name="T59">Mixin:</text:span><text:span text:style-name="T60"> – <text:s text:c="5"/></text:span><text:span text:style-name="T79">In general OOP parlance, </text:span><text:span text:style-name="T25">a </text:span><text:span text:style-name="T26">Mixin</text:span><text:span text:style-name="T27"> </text:span><text:span text:style-name="T25">is a </text:span><text:a xlink:type="simple" xlink:href="https://en.wikipedia.org/wiki/Class_(computer_science)" text:style-name="Internet_20_link" text:visited-style-name="Visited_20_Internet_20_Link"><text:span text:style-name="T35">class</text:span></text:a><text:span text:style-name="T36"> </text:span><text:span text:style-name="T25">that contains methods for use by other </text:span><text:span text:style-name="T25">classes.</text:span><text:span text:style-name="T27"> </text:span><text:span text:style-name="T24">A mixin can also be viewed as an interface</text:span><text:span text:style-name="T34"> </text:span><text:span text:style-name="T24">with implemented </text:span><text:a xlink:type="simple" xlink:href="https://en.wikipedia.org/wiki/Method_(computer_science)" text:style-name="Internet_20_link" text:visited-style-name="Visited_20_Internet_20_Link"><text:span text:style-name="T34">methods</text:span></text:a><text:span text:style-name="T24">.</text:span><text:span text:style-name="T76"> CakePHP describes "behaviors" (below) as mixins which is arguable.</text:span></text:p>
      <text:p text:style-name="P44"/>
      <text:p text:style-name="P151"><text:span text:style-name="T62">Traits:</text:span> – <text:s text:c="4"/><text:span text:style-name="T76">Traits are a PHP construct– although they look a like like the general oop "mixin" construct. Traits are a stand alone construct (a class but called a trait) that may be imported ("used") by another class, and its methods used by the importing class.</text:span> <text:s/></text:p>
      <text:p text:style-name="P149"/>
      <text:p text:style-name="P152">Trait methods can clash. Consider 2 traits with one or more methods of the same name.</text:p>
      <text:list xml:id="list3934426565210033669" text:style-name="L1">
        <text:list-item>
          <text:p text:style-name="P209">It both traits are used in same class, the comiler will reject. </text:p>
        </text:list-item>
        <text:list-item>
          <text:p text:style-name="P209">If a trait method clashes with a base class method, the trait method wins.</text:p>
        </text:list-item>
        <text:list-item>
          <text:p text:style-name="P209">If a trait method clashes with a derived class method, the derived method wins.</text:p>
        </text:list-item>
      </text:list>
      <text:p text:style-name="P150"/>
      <text:p text:style-name="P153">Traits can have attributes, but there is no automatic conflict resolution of attributes, so you have to do it manually by aliasing in the class.</text:p>
      <text:p text:style-name="P154"/>
      <text:p text:style-name="P154">Simple example of trait;</text:p>
      <text:p text:style-name="P155">trait myTrait1 {</text:p>
      <text:p text:style-name="P155"><text:s text:c="6"/>sayHello($name){</text:p>
      <text:p text:style-name="P155"><text:s text:c="13"/>echo "Hello ".$name;</text:p>
      <text:p text:style-name="P155"><text:tab/> <text:s text:c="5"/>}</text:p>
      <text:p text:style-name="P155">} </text:p>
      <text:p text:style-name="P155">trait myTrait2 {</text:p>
      <text:p text:style-name="P155"><text:s text:c="6"/>sayHi($name){</text:p>
      <text:p text:style-name="P155"><text:s text:c="13"/>echo "Hello ".$name;</text:p>
      <text:p text:style-name="P155"><text:tab/> <text:s text:c="5"/>}</text:p>
      <text:p text:style-name="P155">}</text:p>
      <text:p text:style-name="P155"/>
      <text:p text:style-name="P155">class myTraitTest {</text:p>
      <text:p text:style-name="P155"><text:s text:c="6"/>use mTrait1, myTrait2; <text:s text:c="3"/>// this imports the traits as if they were part of the class</text:p>
      <text:p text:style-name="P155"><text:s text:c="7"/></text:p>
      <text:p text:style-name="P155"><text:s text:c="13"/>sayHowdy($name){</text:p>
      <text:p text:style-name="P155"><text:s text:c="13"/>echo "Howdy ".$name;</text:p>
      <text:p text:style-name="P155"><text:tab/> <text:s text:c="5"/>}</text:p>
      <text:p text:style-name="P155"/>
      <text:p text:style-name="P155">}</text:p>
      <text:p text:style-name="P155"/>
      <text:p text:style-name="P155">$obj = new myTraitTest; <text:s text:c="3"/></text:p>
      <text:p text:style-name="P155">obj-&gt;sayHello("Tom"); <text:s text:c="10"/>// trait myTrait1 method produces "Hello Tom"</text:p>
      <text:p text:style-name="P155">obj-&gt;sayHi("Tom"); <text:s text:c="15"/>// trait myTrait2 method produces "Hi Tom"</text:p>
      <text:p text:style-name="P155">obj-&gt;sayHowdy("Tom"); <text:s text:c="7"/>// class myTraitTest method produces "Howdy Tom"</text:p>
      <text:p text:style-name="P30"><text:soft-page-break/><text:s/></text:p>
      <text:p text:style-name="P45"><text:span text:style-name="T91">Behaviours: <text:s/>-</text:span><text:span text:style-name="T76"> Behaviors are a cakPHP construct. </text:span><text:span text:style-name="T37">Behaviors are "a way to organize and enable horizontal re-use of Model layer logic". Ie Behaviours are Model specific and can modify the processing of </text:span><text:span text:style-name="T38">table</text:span><text:span text:style-name="T37"> and </text:span><text:span text:style-name="T38">entity</text:span><text:span text:style-name="T37"> objects. To add a behaviour to a table class use the </text:span><text:span text:style-name="T41">this-&gt;addBehaviour('behaviourName')</text:span><text:span text:style-name="T37"> method. An example is the 'TimeStamp' <text:s/>behaviour. <text:s/>Behaviors can have event listeners.</text:span></text:p>
      <text:p text:style-name="P46"/>
      <text:p text:style-name="P45"><text:span text:style-name="T18">Helpers: -</text:span><text:span text:style-name="T16"> <text:s/></text:span><text:span text:style-name="T37">"Helpers are the component-like classes for the presentation layer of your application. </text:span><text:span text:style-name="T37">They contain presentational logic that is shared between multiple views, elements, or layouts". They are loading from a view using </text:span><text:span text:style-name="T41">$this-&gt;loadHelper('abc');</text:span><text:span text:style-name="T40"> </text:span><text:span text:style-name="T27">Helpers can have event listeners. </text:span><text:span text:style-name="T28">Paginator</text:span><text:span text:style-name="T27"> and </text:span><text:span text:style-name="T28">Form </text:span><text:span text:style-name="T27">are examples of Helpers.</text:span></text:p>
      <text:p text:style-name="P10"><text:span text:style-name="T16">. </text:span><text:s/></text:p>
      <text:p text:style-name="P49"><text:span text:style-name="T62">Composition: -</text:span> <text:span text:style-name="T76">This is a general OOP term for one type of </text:span><text:span text:style-name="T83">class association</text:span><text:span text:style-name="T76"> (ie how classes can combine). <text:s text:c="2"/>Another type of association is </text:span><text:span text:style-name="T83">aggregation</text:span><text:span text:style-name="T76">. <text:s/>Both are recognised as pattern. In </text:span><text:span text:style-name="T83">composition</text:span><text:span text:style-name="T76"> the container "owns" the contained object (ie is responsible for creating and destroying it) and the contained object cannot exist independently. In aggregation, the container holds a refence to an external object, that may be created and destroyed elsewhere and can exist independently.</text:span></text:p>
      <text:p text:style-name="P51"/>
      <text:p text:style-name="P51"><text:span text:style-name="T91">Plugin:- </text:span><text:s text:c="5"/>A CakePHP plugin is a selfcontained mini-application, ultimately separate from the host application itself and generally provides some well-defined functionality that can be packaged up neatly, and reused with little effort in other applications. </text:p>
      <text:p text:style-name="P51"/>
      <text:p text:style-name="P54"><text:span text:style-name="T62">Magic methods</text:span> <text:span text:style-name="T74">– a php concept. Methods that begin with __ (double underscore) that are fired </text:span><text:span text:style-name="T74">authomatically by PHP (ie you call them explicitely) when certain events occurs. Eg __construct() is called automatically when an object is constructed.</text:span></text:p>
      <text:p text:style-name="P32"><text:s/></text:p>
      <text:p text:style-name="P51"><text:span text:style-name="T55">Fixtures</text:span><text:span text:style-name="T51"> - </text:span><text:span text:style-name="T22">A software "test fixture" sets up the system for the testing process by providing it with all the necessary code to initialize it</text:span> </text:p>
      <text:p text:style-name="P51"/>
      <text:p text:style-name="P50"><text:span text:style-name="T93">Routes:- </text:span><text:span text:style-name="T79"><text:s text:c="2"/>Routes provide the way to map URLs to controller actions. Ie the entry point for pages is normally a controller method (action) in cakePHP. Routes are added to the </text:span><text:span text:style-name="Strong_20_Emphasis"><text:span text:style-name="T28">routes.php</text:span></text:span><text:span text:style-name="T79"> <text:s/>file. </text:span></text:p>
      <text:p text:style-name="P51"><text:s/></text:p>
      <text:p text:style-name="P55"><text:span text:style-name="T62">Scopes:- </text:span><text:s/><text:span text:style-name="T76">To help keep your routing code DRY, the Router has the concept of ‘scopes’. A scope defines a common path segment, and optionally route defaults. Any routes connected inside a scope will inherit the path/defaults from their wrapping scopes:</text:span></text:p>
      <text:p text:style-name="P56"/>
      <text:p text:style-name="P60">Router::scope('/blog', ['plugin' =&gt; 'Blog'], function ($routes) {</text:p>
      <text:p text:style-name="P58"><text:s text:c="4"/>$routes-&gt;connect('/', ['controller' =&gt; 'Articles']);</text:p>
      <text:p text:style-name="P58">});</text:p>
      <text:p text:style-name="P59"/>
      <text:p text:style-name="P58">The above route would match <text:span text:style-name="T62">/blog/</text:span> and send it to Blog\Controller\ArticlesController::index().</text:p>
      <text:p text:style-name="P57"/>
      <text:p text:style-name="P101"><text:span text:style-name="T62">DRY:- </text:span><text:s text:c="5"/><text:span text:style-name="T76">General SW concept "Dont Repeat Yourself" intended to avoid changes in multiple places when the name or contenet of a <text:s/>SW element is changed. </text:span></text:p>
      <text:p text:style-name="P10"/>
      <text:p text:style-name="P61"><text:span text:style-name="T62">Themes:</text:span>- <text:span text:style-name="T76">Themes in CakePHP are simply plugins that focus on providing template files. To use themes, set the theme name in your controller’s action or beforeRender() callback. Theme template files need to be within a plugin with the same name.</text:span></text:p>
      <text:p text:style-name="P68"/>
      <text:p text:style-name="P107">class ExamplesController extends AppController</text:p>
      <text:p text:style-name="P108">{</text:p>
      <text:p text:style-name="P108"><text:s text:c="4"/>public function beforeRender(\Cake\Event\Event $event)</text:p>
      <text:p text:style-name="P108"><text:soft-page-break/><text:s text:c="4"/>{</text:p>
      <text:p text:style-name="P108"><text:s text:c="8"/>$this-&gt;viewBuilder()-&gt;setTheme('Modern');</text:p>
      <text:p text:style-name="P108"><text:s text:c="4"/>}</text:p>
      <text:p text:style-name="P108">}</text:p>
      <text:p text:style-name="P69"/>
      <text:p text:style-name="P64"><text:span text:style-name="T62">Cells:-</text:span> <text:s text:c="5"/><text:span text:style-name="T76">"View cells are small mini-controllers that can invoke view logic and render out templates.Cells are for building reusable page components that require interaction with models, view logic, and rendering logic".</text:span></text:p>
      <text:p text:style-name="P63"><text:s/></text:p>
      <text:p text:style-name="P125">To create a cell, define a class in src/View/Cell/ and a template in src/Template/Cell/.</text:p>
      <text:p text:style-name="P116"/>
      <text:p text:style-name="P112"><text:span text:style-name="T76">namespace App\View\Cell; <text:s text:c="3"/></text:span><text:span text:style-name="T106">// Create </text:span><text:span text:style-name="T108">class file</text:span><text:span text:style-name="T106"> in src/View/Cell/UsercountCell.php.</text:span><text:span text:style-name="T76"> </text:span></text:p>
      <text:p text:style-name="P114">use Cake\View\Cell;</text:p>
      <text:p text:style-name="P110"><text:span text:style-name="T86">class UsercountCell extends Cell </text:span><text:span text:style-name="T84"><text:s/></text:span><text:span text:style-name="T107">// Class names should end in Cell.</text:span></text:p>
      <text:p text:style-name="P114">{ <text:s text:c="13"/></text:p>
      <text:p text:style-name="P112"><text:span text:style-name="T76"><text:s text:c="4"/>public function display() <text:s/></text:span><text:span text:style-name="T106">// "display()" is the default method when rendering a cell</text:span></text:p>
      <text:p text:style-name="P114"><text:s text:c="3"/>{</text:p>
      <text:p text:style-name="P109"><text:span text:style-name="T76"><text:s text:c="11"/>$this-&gt;loadModel('Users'); <text:s text:c="20"/></text:span><text:span text:style-name="T106">// load the users table</text:span></text:p>
      <text:p text:style-name="P112"><text:span text:style-name="T76"><text:s text:c="11"/>$query=$this-&gt;Users-&gt;find(); <text:s text:c="14"/></text:span><text:span text:style-name="T106">// find all users (select * from users)</text:span></text:p>
      <text:p text:style-name="P112"><text:span text:style-name="T76"><text:s text:c="11"/>$this-&gt;set('user_qty',$query-&gt;count());</text:span><text:span text:style-name="T106"> // send the count to the cell template<text:tab/></text:span></text:p>
      <text:p text:style-name="P114"><text:s text:c="4"/>}</text:p>
      <text:p text:style-name="P114">}</text:p>
      <text:p text:style-name="P111"><text:span text:style-name="T76">Note: </text:span><text:span text:style-name="T85">"bin/cake bake cell Usercount"</text:span><text:span text:style-name="T76"> <text:s/>would generate above code (less display() code)</text:span></text:p>
      <text:p text:style-name="P115"/>
      <text:p text:style-name="P112"><text:span text:style-name="T76"><text:s/></text:span><text:span text:style-name="T106">&lt;!--Create template file in src/Template/Cell/Usercount/display.ctp--&gt; <text:s/></text:span><text:span text:style-name="T76"><text:s/></text:span></text:p>
      <text:p text:style-name="P114">&lt;div class="notification-icon"&gt;</text:p>
      <text:p text:style-name="P114"><text:tab/>There are &lt;?=$user_qty ?&gt; users registered.</text:p>
      <text:p text:style-name="P114">&lt;/div&gt;</text:p>
      <text:p text:style-name="P114"/>
      <text:p text:style-name="P113">// Load the cell in the view template (eg index.ctp) – or you could put in the layout</text:p>
      <text:p text:style-name="P112"><text:span text:style-name="T76">$cell=$this-&gt;cell('Usercount'); <text:s text:c="4"/></text:span><text:span text:style-name="T106"><text:s/></text:span></text:p>
      <text:p text:style-name="P113">// cell() will to be load Usercount, execute display() and render the cell.</text:p>
      <text:p text:style-name="P113">// you can render it at other places in the view by </text:p>
      <text:p text:style-name="P112"><text:span text:style-name="T76">&lt;?= $cell <text:s/>?&gt; </text:span><text:span text:style-name="T106"><text:s text:c="2"/>or <text:s text:c="3"/></text:span><text:span text:style-name="T76">&lt;?php <text:s text:c="2"/>echo $cell <text:s/>?&gt;</text:span></text:p>
      <text:p text:style-name="P113"/>
      <text:p text:style-name="P62"/>
      <text:p text:style-name="P65"><text:span text:style-name="T62">Elements:-</text:span><text:span text:style-name="T76"> "CakePHP can help you repeat parts of your website that need to be reused. These reusable parts are called </text:span><text:span text:style-name="T83">Elements"</text:span><text:span text:style-name="T76">. In simple terms Elements are just pieces of php/HTML you write in a separate .ctp file that will get inserted where you call $this-&gt;element().</text:span></text:p>
      <text:p text:style-name="P66"/>
      <text:p text:style-name="P67"><text:span text:style-name="T27">Elements live in the </text:span><text:span text:style-name="Strong_20_Emphasis"><text:span text:style-name="T28">src/Template/Element/</text:span></text:span><text:span text:style-name="Strong_20_Emphasis"><text:span text:style-name="T27"> </text:span></text:span><text:span text:style-name="T27">folder, and have the </text:span><text:span text:style-name="T28">.ctp</text:span><text:span text:style-name="T27"> filename extension. They are output using the element method of the view:</text:span></text:p>
      <text:p text:style-name="P69"/>
      <text:p text:style-name="P70"><text:span text:style-name="T98">echo</text:span> $this-&gt;element('helpbox');</text:p>
      <text:p text:style-name="P66"/>
      <text:p text:style-name="P66"><text:span text:style-name="T55">View Extensions:</text:span> Views can be <text:span text:style-name="T62">"extended" – </text:span>meaning that the code for a view can be in several nested view template files instead of just one viewX.ctp file. This is another way to help the DRY intent. <text:s/>Child views are extensions of parent views. When you render a child view – the child view will state that it extends the named parent view. </text:p>
      <text:p text:style-name="P66"/>
      <text:p text:style-name="P106">&lt;!-- src/Template/Common/parentView.ctp --&gt; <text:s/></text:p>
      <text:p text:style-name="P103">&lt;h1&gt;&lt;?=$this-&gt;fetch('title') ?&gt;&lt;/h1&gt; <text:s text:c="4"/><text:span text:style-name="T51">// get the value of </text:span><text:span text:style-name="T55">'title'</text:span><text:span text:style-name="T51"> from child</text:span></text:p>
      <text:p text:style-name="P103">&lt;?=$this-&gt;fetch('content') ?&gt; <text:s text:c="16"/><text:span text:style-name="T51">// get the body of the child view.</text:span></text:p>
      <text:p text:style-name="P103"/>
      <text:p text:style-name="P103">&lt;div class="actions"&gt;</text:p>
      <text:p text:style-name="P103"><text:s text:c="5"/>&lt;ul&gt; <text:s/></text:p>
      <text:p text:style-name="P103"><text:s text:c="13"/>&lt;?=$this-&gt;fetch('sidebar') ?&gt; <text:s text:c="3"/><text:span text:style-name="T51">// get the </text:span><text:span text:style-name="T55">'sidebar'</text:span><text:span text:style-name="T51"> block from child</text:span>.</text:p>
      <text:p text:style-name="P103"><text:soft-page-break/><text:s text:c="4"/>&lt;/ul&gt; <text:s/></text:p>
      <text:p text:style-name="P103">&lt;/div&gt;</text:p>
      <text:p text:style-name="P103"><text:s/></text:p>
      <text:p text:style-name="P104">&lt;!-- src/Template/Posts/childView.ctp --&gt; <text:s text:c="4"/><text:span text:style-name="T51">// the childView is the initiator</text:span></text:p>
      <text:p text:style-name="P103">&lt;?php</text:p>
      <text:p text:style-name="P103"><text:tab/>$this-&gt;extend('/Common/parentView'); <text:s/><text:span text:style-name="T51">// here we announce the parent view</text:span></text:p>
      <text:p text:style-name="P103"><text:tab/>$this-&gt;assign('title',$post-&gt;title); <text:s text:c="11"/><text:span text:style-name="T51">// here we set the 'title' variable</text:span></text:p>
      <text:p text:style-name="P103">?&gt;</text:p>
      <text:p text:style-name="P103">&lt;?php $this-&gt;start('sidebar'); ?&gt; <text:s text:c="4"/><text:span text:style-name="T51">// this is the def of the </text:span><text:span text:style-name="T55">'sidebar' </text:span><text:span text:style-name="T51">block</text:span></text:p>
      <text:p text:style-name="P103">&lt;li&gt; </text:p>
      <text:p text:style-name="P103"><text:s text:c="3"/>&lt;?php echo $this-&gt;Html-&gt;link('edit', ['action'=&gt;'edit', $post-&gt;id]); ?&gt;</text:p>
      <text:p text:style-name="P103">&lt;/li&gt;</text:p>
      <text:p text:style-name="P103">&lt;?php $this-&gt;end(); ?&gt; <text:s text:c="2"/><text:span text:style-name="T51">// this is the end of </text:span><text:span text:style-name="T55">'sidebar' </text:span><text:span text:style-name="T51">block</text:span></text:p>
      <text:p text:style-name="P105"/>
      <text:p text:style-name="P103">/<text:span text:style-name="T51">/ The remaining content will be available as the 'content' block in the parentView</text:span></text:p>
      <text:p text:style-name="P103">&lt;?=h($post-&gt;body) ?&gt;</text:p>
      <text:p text:style-name="P102"/>
      <text:p text:style-name="P10"/>
      <text:p text:style-name="P52"><text:span text:style-name="T62">Blocks:-</text:span> <text:span text:style-name="T76"><text:s/>A block is a piece of <text:s/>php/HTML that is defined in one file and executed in another. Blocks have names and the "</text:span><text:span text:style-name="T83">View</text:span><text:span text:style-name="T76">" object (as instanciated by a controller action) contains a "Block" object that contains an associative array of blocks that have been defined for the view. </text:span></text:p>
      <text:p text:style-name="P51"/>
      <text:p text:style-name="P95">Suppose it was needed to have a common header and footer for every view, but with variations depending of which view was currently displayed. Place the varying part in blocks inside the view. Eg put this code into the view1.ctp</text:p>
      <text:p text:style-name="P97"><text:tab/><text:tab/>$this-&gt;start('headBlock');</text:p>
      <text:p text:style-name="P97"><text:tab/><text:tab/> <text:s text:c="5"/>&lt;?php <text:s text:c="2"/>echo "this is top of view 1" ?&gt;</text:p>
      <text:p text:style-name="P97"><text:tab/><text:tab/>$this-&gt;end();</text:p>
      <text:p text:style-name="P96">Then use this block in the layout template. Eg</text:p>
      <text:p text:style-name="P96"><text:s text:c="24"/><text:span text:style-name="T99">echo $this-&gt;fetch('headBlock');</text:span></text:p>
      <text:p text:style-name="P96">The same 'headBlock' block is defined in all viewX.ctp files but containing the needed variation eg <text:span text:style-name="T99">&lt;?php <text:s text:c="2"/>echo "this is top of view 3" ?&gt;</text:span></text:p>
      <text:p text:style-name="P51"/>
      <text:p text:style-name="P51"/>
      <text:p text:style-name="P93"><text:span text:style-name="T91">Notes on blocks and elements:</text:span><text:span text:style-name="T90"> </text:span><text:span text:style-name="T79">CakePHP has a 2 step rendering process that allows exchange of information between parts of the view being rendered. In the above layout example the header could be made to vary by using at leat 3 basic mechanisms. </text:span></text:p>
      <text:p text:style-name="P94"><text:span text:style-name="T59">1. </text:span><text:span text:style-name="T79">By having a $variable in the <text:s/>layout – whose value is set by the current view <text:s text:c="4"/>(which is rendered first and so can set the variable in time).</text:span></text:p>
      <text:p text:style-name="P94"><text:span text:style-name="T59">1a</text:span><text:span text:style-name="T79">. A variation is that the layout can read this-&gt;view to see what view is being </text:span><text:span text:style-name="T79">rendered.</text:span></text:p>
      <text:p text:style-name="P94"><text:span text:style-name="T59">2.</text:span><text:span text:style-name="T80"> </text:span><text:span text:style-name="T79">Have an element "viewHeader.ctp" asssociated with each view, that the layout can read and then use echo $this-&gt;view-&gt;element('viewHeader'); at the appropriate place.</text:span></text:p>
      <text:p text:style-name="P94"><text:span text:style-name="T59">3.</text:span><text:span text:style-name="T79"> Define named blocks in each view file, that are displayed by the layout file ( as per the example above).</text:span></text:p>
      <text:p text:style-name="P98"/>
      <text:p text:style-name="P99">The contents of every view file (viewx.ctp) is automatically made into a block named 'content'. The allows the layfile to display the view file by </text:p>
      <text:p text:style-name="P100"><text:s text:c="7"/>echo $this-&gt;fetch('content');</text:p>
      <text:p text:style-name="P51"/>
      <text:p text:style-name="P73"><text:span text:style-name="T62">"Use":-</text:span> <text:s text:c="6"/><text:span text:style-name="T76">The "use" keyword gives you the ability to refer to an external fully qualified name with an alias, or importing - an important feature of namespaces.</text:span></text:p>
      <text:p text:style-name="P71">All versions of PHP that support namespaces support three kinds of aliasing or <text:soft-page-break/>importing: aliasing a class name, aliasing an interface name, and aliasing a namespace name. PHP 5.6+ also allows aliasing or importing function names and constant names.</text:p>
      <text:p text:style-name="P72"/>
      <text:p text:style-name="P52"><text:span text:style-name="T62">Closures:-</text:span> <text:s/><text:span text:style-name="T83">Anonymous functions</text:span><text:span text:style-name="T76">, yield objects of type "closure".</text:span></text:p>
      <text:p text:style-name="P51"><text:s text:c="19"/>$myVar = "World";</text:p>
      <text:p text:style-name="P76">$myClosure = function() <text:span text:style-name="T62">use</text:span> $myVar { <text:s text:c="2"/>// in this case <text:span text:style-name="T62">use</text:span> brings $myVar into scope</text:p>
      <text:p text:style-name="P75"><text:s text:c="4"/>echo "Hello ".$myVar;</text:p>
      <text:p text:style-name="P75">}</text:p>
      <text:p text:style-name="P74"/>
      <text:p text:style-name="P52"><text:span text:style-name="T62">Fluent:-</text:span> <text:s text:c="5"/><text:span text:style-name="T76">In software engineering, a </text:span><text:span text:style-name="T83">fluent interface</text:span><text:span text:style-name="T76"> is an approach to constructing object oriented APIs, where the readability of the source code is close to that of ordinary written prose.</text:span></text:p>
      <text:p text:style-name="P51"/>
      <text:p text:style-name="P77"><text:span text:style-name="T62">Hydration: -</text:span> <text:span text:style-name="T23">The process of converting the database results to entities is called </text:span><text:span text:style-name="Emphasis"><text:span text:style-name="T23">hydration</text:span></text:span> in <text:span text:style-name="T76">cakePHP. The generic computer programming term "hydrate" means to make ready for </text:span><text:span text:style-name="T76">use. Hydration refers to the process of filling an object with data. An object which has not yet been hydrated has been instantiated and represents an entity that does have data, but the data has not yet been loaded into the object. This is something that is done for performance reasons.</text:span></text:p>
      <text:p text:style-name="P79"/>
      <text:p text:style-name="P71">Additionally, the term hydration is used when discussing when to load data from databases or other data sources. Some ORM's do not hydrate objects when they are instantiated, but only when the data is accessed in that object. This is one method that helps to not load data which is not going to be used.</text:p>
      <text:p text:style-name="P10"/>
      <text:p text:style-name="P80"><text:span text:style-name="T62">Greedy *:</text:span>- <text:s text:c="2"/><text:span text:style-name="T76">There are places in cakePHP where matches against r</text:span><text:span text:style-name="T83">egular expressions</text:span><text:span text:style-name="T76"> is available. </text:span><text:span text:style-name="T76">These include validation (of email addresses say) or URLs in routing. The greedy * is a quantifier (eg hello* matches hell, hello, helloo, hellooo etc) that matches 0 or more of the element that it qualifies. However, it may back up. For example hello*ooo would fail to match a string ending in 4 o's if it did not back up 3 places after the star consuming the last 3 stars.</text:span></text:p>
      <text:p text:style-name="P10"/>
      <text:p text:style-name="P82"><text:span text:style-name="T62">Tasks:- </text:span><text:s text:c="7"/><text:span text:style-name="T76">In cakePHP tasks are shell functions that have been extracted to classes – for purposes of reusability. Tasks allow you to extract commands into classes. This all applies to shell commands that are run via the CLI console. Conventions apply to shells and tasks. Custom shells are stored in src/Shell eg src/Shell/MyShell.php. Tasks are stored in src/Shell/Task as in src/Shell/MyFileTask.php.</text:span></text:p>
      <text:p text:style-name="P83"/>
      <text:p text:style-name="P84">view cache:- <text:span text:style-name="T84">Controller actions usually activate views, which in turn consist of logic + templates. Views can be cached (using the cacheHelper) if they do not change from invokation to invokation. Obviously to speed things up.</text:span></text:p>
      <text:p text:style-name="P85"/>
      <text:p text:style-name="P10"><text:span text:style-name="T62">accessor/mutator:-</text:span> <text:span text:style-name="T76">Formal name for get() and set() of object attributes in OOP.</text:span></text:p>
      <text:p text:style-name="P10"/>
      <text:p text:style-name="P86"><text:span text:style-name="T62">Slug:-</text:span> <text:s text:c="9"/><text:span text:style-name="T76">This is a URL friendly or SEO friendly (Search Engine Optimisation) version of a name. "Big Apple" in </text:span><text:span text:style-name="T83">slugged</text:span><text:span text:style-name="T76"> form becomes "big-apple" ie no caps and words separated by hyphen. The "name" field in a data table may be "John Dow", in which case a </text:span><text:span text:style-name="T83">slug</text:span><text:span text:style-name="T76"> field may have the value "john-doe". You can add a behavior that automatically add (as well as update) a </text:span><text:span text:style-name="T83">slug</text:span><text:span text:style-name="T76"> field to the entity. The slug field is then searched based on URL parametrs typed by the browser user. The slug is the last bit of the URL eg https://book.cakephp.org/3.0/en/</text:span><text:span text:style-name="T83">core-libraries.</text:span></text:p>
      <text:p text:style-name="P10"/>
      <text:p text:style-name="P87"><text:soft-page-break/><text:span text:style-name="T62">Hash Utility:-</text:span> <text:span text:style-name="T76">"Array management, if done right, can be a very powerful and useful tool for building smarter, more optimized code. CakePHP offers a very useful set of static utilities in the Hash class that allow you to do just that." This has nothing to do with hashing algorithms, but is a collection of methods that can be applied to arays to join them, search them, sort them etc.</text:span></text:p>
      <text:p text:style-name="P10"/>
      <text:p text:style-name="P88">CakePHP’s Hash class can be called from any model or controller. Example: Hash::combine(). There are about 30 methods!</text:p>
      <text:p text:style-name="P89"/>
      <text:p text:style-name="P10"><text:span text:style-name="T62">Password Hashing:</text:span> <text:s text:c="2"/><text:span text:style-name="T76">use this class: <text:s text:c="3"/>Cake\Auth\DefaultPasswordHasher</text:span></text:p>
      <text:p text:style-name="P92">eg </text:p>
      <text:p text:style-name="P91">use Cake\Auth\DefaultPasswordHasher;</text:p>
      <text:p text:style-name="P91"/>
      <text:p text:style-name="P91">$password = "Your Password";</text:p>
      <text:p text:style-name="P91">$hasher = new DefaultPasswordHasher();</text:p>
      <text:p text:style-name="P90"><text:span text:style-name="T76">$hasher-&gt;hash($password</text:span>);</text:p>
      <text:p text:style-name="P90"/>
      <text:p text:style-name="P10"><text:span text:style-name="T62">Other Hash:-</text:span> <text:span text:style-name="T76">For general purpose hashing, crypting and decrypting use class </text:span><text:span text:style-name="T83">Utility/Security.php</text:span></text:p>
      <text:p text:style-name="P10"/>
      <text:p text:style-name="P80"><text:span text:style-name="T62">Implements:-</text:span> <text:span text:style-name="T76">This is a general OOPS term used as a class qualifier to state that the class implements a specific Interface. The Interface would define the methods as abstract – ie with no implementation. This is very useful in many situations, a very common example being navigation of structures. If the navigation methods of your class implement a standard navigation API, then other classes can navigate your collections ( </text:span><text:span text:style-name="T76">or whatever) in a standard way.</text:span></text:p>
      <text:p text:style-name="P81"/>
      <text:p text:style-name="P78">Require/Include:- <text:span text:style-name="T84">This just includes one file in another. These are PHP terms not specific to cakePHP. If <text:s/></text:span><text:span text:style-name="T76">'require' </text:span><text:span text:style-name="T84">is used and the file is missing or not accessible, then the application throws a fatal error (COMPILE_ERROR). If </text:span><text:span text:style-name="T76">'include'</text:span><text:span text:style-name="T84"> is used and the file is missing or not accessible a warning only is generated.</text:span></text:p>
      <text:p text:style-name="P10"/>
      <text:p text:style-name="P10">Threaded list</text:p>
      <text:p text:style-name="P10">PRS-7 (php http requests standard)</text:p>
      <text:p text:style-name="P10">Eager/Lazy</text:p>
      <text:p text:style-name="P10">escaping (using h())</text:p>
      <text:p text:style-name="P10">Associations (between database elements)</text:p>
      <text:p text:style-name="P137">Namespace</text:p>
      <text:p text:style-name="P10"/>
      <text:p text:style-name="P9">Note on using "boostrap" style sheets:</text:p>
      <text:p text:style-name="P138">The default layout at C:\cake\transperth\src\Template\Layout\default.ctp is where the needed css and script files are loaded. You can of course specify different layouts as needed in the controller actions. To use boostrap you need to replace the cakePHP css and script files with:</text:p>
      <text:p text:style-name="P139"><text:tab/>&lt;?= $this-&gt;Html-&gt;css('bootstrap.css') ?&gt; <text:s text:c="2"/>&lt;!-- boostrap classes --&gt;</text:p>
      <text:p text:style-name="P141"><text:tab/>&lt;?= $this-&gt;Html-&gt;script('jquery.js') ?&gt; <text:s text:c="5"/>&lt;!-- jquery as used by bootstrap --&gt;</text:p>
      <text:p text:style-name="P141"><text:tab/>&lt;?= $this-&gt;Html-&gt;script('popper.js') ?&gt; <text:s text:c="4"/>&lt;!-- popper is needed by bootstrap --&gt;</text:p>
      <text:p text:style-name="P141"><text:tab/>&lt;?= $this-&gt;Html-&gt;script('bootstrap.js') ?&gt; &lt;!-- boostrap javascript --&gt;</text:p>
      <text:p text:style-name="P140">After this you can use boostrap styles to make nice tables, nav bars etc</text:p>
      <text:p text:style-name="P140"/>
      <text:p text:style-name="P140">To get the boostrap navigation controls you need to supply the correct boostrap styles to the paginateHelper templates. Paginate methods like Paginator-&gt;first() uses the default template for "first" to output appropriate html. This contains cakePHP styles.</text:p>
      <text:p text:style-name="P140">You need to make a new file at C:\cake\transperth\config\paginator-templates.php. This should contain the new templates for first, next etc...</text:p>
      <text:p text:style-name="P140"><text:soft-page-break/></text:p>
      <text:p text:style-name="P141">&lt;?php</text:p>
      <text:p text:style-name="P141"><text:span text:style-name="T90">/* overrides default paginator templates defined in \vendor\cakephp\cakephp\src\View\Helper\PaginatorHelper.php*/</text:span>/</text:p>
      <text:p text:style-name="P141">return [</text:p>
      <text:p text:style-name="P141"><text:s text:c="4"/>'nextActive' <text:s text:c="5"/>=&gt; '&lt;li class="page-item"&gt;&lt;a class="page-link" rel="next" href="{{url}}"&gt;{{text}}&lt;/a&gt;&lt;/li&gt;',</text:p>
      <text:p text:style-name="P141"><text:s text:c="4"/>'nextDisabled' <text:s text:c="2"/>=&gt; '&lt;li class="page-item disabled"&gt;&lt;a class="page-link" href="" onclick="return false;"&gt;{{text}}&lt;/a&gt;&lt;/li&gt;',</text:p>
      <text:p text:style-name="P141"><text:s text:c="4"/>'prevActive' <text:s text:c="5"/>=&gt; '&lt;li class="page-item"&gt;&lt;a class="page-link" rel="prev" href="{{url}}"&gt;{{text}}&lt;/a&gt;&lt;/li&gt;',</text:p>
      <text:p text:style-name="P141"><text:s text:c="4"/>'prevDisabled' <text:s text:c="2"/>=&gt; '&lt;li class="page-item disabled"&gt;&lt;a class="page-link" href="" onclick="return false;"&gt;{{text}}&lt;/a&gt;&lt;/li&gt;',</text:p>
      <text:p text:style-name="P141"><text:s text:c="4"/>'first' <text:s text:c="17"/>=&gt; '&lt;li class="page-item"&gt;&lt;a class="page-link" href="{{url}}"&gt;{{text}}&lt;/a&gt;&lt;/li&gt;',</text:p>
      <text:p text:style-name="P141"><text:s text:c="4"/>'last' <text:s text:c="17"/>=&gt; '&lt;li class="page-item"&gt;&lt;a class="page-link" href="{{url}}"&gt;{{text}}&lt;/a&gt;&lt;/li&gt;',</text:p>
      <text:p text:style-name="P141"><text:s text:c="4"/>'number' <text:s text:c="10"/>=&gt; '&lt;li class="page-item"&gt;&lt;a class="page-link" href="{{url}}"&gt;{{text}}&lt;/a&gt;&lt;/li&gt;',</text:p>
      <text:p text:style-name="P141"><text:s text:c="4"/>'current' <text:s text:c="11"/>=&gt; '&lt;li class="page-item active"&gt;&lt;a class="page-link" href=""&gt;{{text}}&lt;/a&gt;&lt;/li&gt;',</text:p>
      <text:p text:style-name="P141">];</text:p>
      <text:p text:style-name="P141"/>
      <text:p text:style-name="P142">Lastly, you tell the app to use <text:s/>C:\cake\transperth\config\paginator-templates.php. In AppView.php add as below:</text:p>
      <text:p text:style-name="P143"><text:s text:c="4"/><text:span text:style-name="T111">public function initialize()<text:line-break/> <text:s text:c="3"/>{<text:line-break/></text:span><text:span text:style-name="T96"> <text:s text:c="7"/>/* Load the paginator Helper - also specifying to load the templates from \config\paginator-templates */<text:line-break/> <text:s text:c="7"/>/* We over-ride (some or all of) the standard pagination templates to use "Bootstrap" css classes */</text:span><text:span text:style-name="T111"><text:line-break/> <text:s text:c="7"/>$this-&gt;loadHelper('Paginator', ['templates' =&gt; 'paginator-templates']);<text:line-break/> <text:s text:c="3"/></text:span>}</text:p>
      <text:p text:style-name="P143"/>
      <text:p text:style-name="P34">Note on html-&gt;script(), css() and meta() methods.</text:p>
      <text:p text:style-name="P144">These generate and output the specified &lt;script&gt; tags for js files and &lt;link&gt; tages for css. </text:p>
      <text:p text:style-name="P145">However, if 'block' is set to 'true' as in $this-&gt;Html-&gt;css('bootstrap.css',['block' =&gt; true]) <text:s/>then the output instead goes to a block named 'css' or 'script', which can then be printed out anywhere using <text:s/>$this-&gt;fetch('css') or $this-&gt;fetch('script'). <text:s/>If block is not set then $this-&gt;fetch('css') prints nothing.</text:p>
      <text:p text:style-name="P145"/>
      <text:p text:style-name="P48">Note on urls<text:span text:style-name="T76"> <text:s/></text:span><text:span text:style-name="T84">URLs are a subset of URIs – the difference is that URLs include the protocol ( usually http:). The character set and construction of a URI is defined in RFC3986. The character set comprises characters reserved as separators and unreserved characters that may be included in the "query" component ie in parameter strings.</text:span></text:p>
      <text:p text:style-name="P47"/>
      <text:p text:style-name="P173">The "space" character is not allowed in forming the URL.</text:p>
      <text:p text:style-name="P175"/>
      <text:p text:style-name="P175">If "space" or any reserved characters are needed in the "query" then you must % encode those characters. </text:p>
      <text:p text:style-name="P175">JavaScript provides the <text:span text:style-name="T45">encodeURI()</text:span> function to properly encode.</text:p>
      <text:p text:style-name="P174"><text:span text:style-name="T27">PHP provides</text:span> <text:span text:style-name="T45">rawurlencode() </text:span><text:span text:style-name="T27">(or </text:span><text:span text:style-name="T45">urlencode()</text:span><text:span text:style-name="T47"> </text:span><text:span text:style-name="T27">for older systems)</text:span></text:p>
      <text:p text:style-name="P174"><text:span text:style-name="T27">cakePHP uses </text:span><text:span text:style-name="T45">rawurlencode() </text:span><text:span text:style-name="T27">automatically? in the URLHelper class.</text:span></text:p>
      <text:p text:style-name="P177"/>
      <text:p text:style-name="P175"><text:span text:style-name="T16">To prevent users from inputting strings that the browser could interpret as HTML ( especially tags like &lt;script&gt; ), user input should be processed to convert all HTML special characters to an encoded form. When encoded the browser will print out strings such as &lt;script&gt; as a literal string – but will not recognise it as a browser special character. This is called </text:span><text:span text:style-name="T12">"escaping"</text:span><text:span text:style-name="T11"> </text:span><text:span text:style-name="T16">the string.</text:span></text:p>
      <text:p text:style-name="P178"/>
      <text:p text:style-name="P178">Javascript does not provide a native <text:s/>escaping function – but there are many on-line.</text:p>
      <text:p text:style-name="P175"><text:span text:style-name="T16">PHP provides </text:span><text:span text:style-name="T45">htmlspecialchars()</text:span></text:p>
      <text:p text:style-name="P175"><text:span text:style-name="T16">cakePHP provides </text:span><text:span text:style-name="T45">h()</text:span><text:span text:style-name="T16"> which is just a wrapper for PHP's </text:span><text:span text:style-name="T45">htmlspecialchars()</text:span></text:p>
      <text:p text:style-name="P176"/>
      <text:p text:style-name="P174"><text:span text:style-name="T12">"Escaping" </text:span><text:span text:style-name="T27">is a key security essential to prevent injection attacks where users can enter</text:span><text:span text:style-name="T12"> </text:span><text:span text:style-name="T39">html to run noxious code. (same applies to SQL which needs its own form of escaping to prevent noxious queries being entered.)</text:span></text:p>
      <text:p text:style-name="P174"><text:span text:style-name="T84">see </text:span><text:span text:style-name="T46">https://web.stanford.edu/~ouster/cgi-bin/cs142-spring13/lecture.php?topic=secInjection</text:span></text:p>
      <text:p text:style-name="P148"><text:soft-page-break/><text:span text:style-name="T91">Note on "_serialize" parameter to set() command.</text:span> The code below <text:s/>is seen frequently when passing <text:s/>data from the controller to the view.</text:p>
      <text:p text:style-name="P146">// Specify which view vars JsonView or XMLView should serialize.</text:p>
      <text:p text:style-name="P147">$this-&gt;set('_serialize', 'articles');</text:p>
      <text:p text:style-name="P172">As an aside, the set() method is implemented in the ViewVarsTrait and used mainly by controller "actions" (methods) to pass variables to the view template. The controller automatically creates the view object (which will have the set variables in place) which in turn reads the view template files and executes the template code. IFF your target view is for creating JSON or XML output ( instead of HTML as usual) then <text:span text:style-name="T111">$this-</text:span><text:span text:style-name="T111">&gt;set('_serialize', 'articles'); </text:span>will tell the view to serialize the variables set with this parameter, as well as what is included in the template. However, it appears (but does nothing!) in many of the cookbook examples. As per the API manual under "JSON and XML views"...<text:span text:style-name="T99">"The _serialize key is a special view variable that indicates which other view variable(s) should be serialized when using a data view"</text:span>. Ie for HTML views has no purpose!</text:p>
      <text:p text:style-name="P171"/>
      <text:p text:style-name="P10">Specs "for transperth" application with cakePHP.</text:p>
      <text:p text:style-name="P10"/>
      <text:list xml:id="list6475295489694997655" text:style-name="L2">
        <text:list-item>
          <text:p text:style-name="P210">The application will emulate the "transperth" application already written in HTML and PHP.</text:p>
        </text:list-item>
        <text:list-item>
          <text:p text:style-name="P210">The database is the mySQL "transperth" with tables "stops", "stop_times","trips", "routes".</text:p>
        </text:list-item>
        <text:list-item>
          <text:p text:style-name="P210">The user "enters" two pairs of lat, lng coordinates representing "depart" and "arrive" locations. "Entering" means <text:s/>typing in the address and retrieving the lat,lng via google maps. Alternatively, the user may select the address on a google map and retrieve the lat,lng pair that way.</text:p>
        </text:list-item>
        <text:list-item>
          <text:p text:style-name="P210">The user also enters a start time for the journey.</text:p>
        </text:list-item>
        <text:list-item>
          <text:p text:style-name="P210">In debug mode the application will print out intermediate data such as search strings and intermediate arrays.</text:p>
        </text:list-item>
        <text:list-item>
          <text:p text:style-name="P210">If a route ( between depart and arrive locations at that time) can be found the application will print out instructions for the trip. " walk x metres to stop at .....", "get on bus xyz at time ...","get off bus at stop ...", walk x metres to destination at time..."</text:p>
        </text:list-item>
        <text:list-item>
          <text:p text:style-name="P210">This in not a CRUD application. The database and tables are already set up and loaded and not changeable or usable by the users.</text:p>
        </text:list-item>
        <text:list-item>
          <text:p text:style-name="P210">The application (in stage 1) will only find trips on the same route ie no bus/train changes.</text:p>
        </text:list-item>
      </text:list>
      <text:p text:style-name="P10"/>
      <text:p text:style-name="P10">In addition to above, the application will require users to register and login. Here are the specs for that functionality:</text:p>
      <text:p text:style-name="P10"/>
      <text:list xml:id="list497331825260900390" text:style-name="L3">
        <text:list-item>
          <text:p text:style-name="P218">The home page is accessible to <text:span text:style-name="T76">everyone</text:span> – without logging in. <text:s/>The <text:span text:style-name="T76">home page</text:span> shall provide basic information about the "transperth" application, and also provide links to the signup and login pages. It shall also provide a link to the cakePHP installation data page. </text:p>
        </text:list-item>
        <text:list-item>
          <text:p text:style-name="P219">A <text:span text:style-name="T62">user</text:span> registers by entering name, password, and email in the <text:span text:style-name="T76">registration page</text:span>. The signup operation assigns a 'user' role, verifies the detail don't clash with an existing user, forces password rules, and checks the validity of emails (ie must have one @ ). An email is also sent to the provided email along with a link to click to verify a real email address. Until the email is confirmed the user account remains 'not verified'. <text:s/></text:p>
        </text:list-item>
        <text:list-item>
          <text:p text:style-name="P219">Every user may have additional 'profile' fields including photo, address, dob, free text, phone numbers and a backup email address (name only verified to contain @).</text:p>
        </text:list-item>
        <text:list-item>
          <text:p text:style-name="P219">A <text:span text:style-name="T62">user</text:span> logs in by entering name and password in the <text:span text:style-name="T76">login page</text:span>. The login operation verifies the name-password pair and that the account is 'verified'. </text:p>
        </text:list-item>
        <text:list-item>
          <text:p text:style-name="P219">A logged in <text:span text:style-name="T62">user</text:span> has access to <text:span text:style-name="T76">user profile</text:span>, <text:span text:style-name="T76">log out</text:span>, <text:span text:style-name="T76">'transperth' </text:span><text:span text:style-name="T90">and </text:span><text:span text:style-name="T76">home page.</text:span></text:p>
        </text:list-item>
        <text:list-item>
          <text:p text:style-name="P220">Initially the system will have one user with role <text:span text:style-name="T76">'admin'. </text:span>The <text:span text:style-name="T76">admin</text:span> user will have access to all pages including <text:span text:style-name="T76">users</text:span> and <text:span text:style-name="T76">add user</text:span> in addition to those available to <text:span text:style-name="T76">user</text:span>.</text:p>
        </text:list-item>
        <text:list-item>
          <text:p text:style-name="P220">The <text:span text:style-name="T76">users</text:span> page shall be paginated with full navigation controls.</text:p>
        </text:list-item>
        <text:list-item>
          <text:p text:style-name="P220">The pages available to all <text:span text:style-name="T76">everyone</text:span>, <text:span text:style-name="T76">user</text:span> and <text:span text:style-name="T76">admin</text:span> shall be displayed/enabled in a top <text:soft-page-break/>menu.</text:p>
        </text:list-item>
        <text:list-item>
          <text:p text:style-name="P220">If there is no activity in a logged <text:span text:style-name="T76">user</text:span> or <text:span text:style-name="T76">admin</text:span> session for more than 5 minutes then the <text:span text:style-name="T76">user/admin</text:span> is logged out automatically.</text:p>
        </text:list-item>
        <text:list-item>
          <text:p text:style-name="P220">All pages shall display the total number of <text:span text:style-name="T76">user accounts</text:span> and the <text:span text:style-name="T76">number of users currently logged in</text:span>.</text:p>
        </text:list-item>
      </text:list>
      <text:p text:style-name="P10"/>
      <text:p text:style-name="P9">Steps</text:p>
      <text:p text:style-name="P10">Navigate to a suitable directory (uusually \cake) and create the application with:</text:p>
      <text:p text:style-name="P19">php composer.phar create-project --prefer-dist cakephp/app transperth</text:p>
      <text:p text:style-name="P10">This will create the necessary directory structure and populate the class libraries, plugins etc.</text:p>
      <text:p text:style-name="P10">This can take forever... so to watch its progress use –vvv option as below:</text:p>
      <text:p text:style-name="P19">php composer.phar create-project –vvv --prefer-dist cakephp/app transperth</text:p>
      <text:p text:style-name="P10"/>
      <text:p text:style-name="P10">To run the application you can start the cake web server with CLI command \cake\transperth\bin\<text:span text:style-name="T62">cake server</text:span>. <text:s text:c="2"/>This starts the PHP web server to listen on port 8765 whose webroot is already configured as C:\cake\transperth\webroot. In the browser type the URL <text:a xlink:type="simple" xlink:href="http://localhost:8765/" text:style-name="Internet_20_link" text:visited-style-name="Visited_20_Internet_20_Link">http://localhost:8765</text:a><text:span text:style-name="T62"> </text:span>which will load C:\cake\transperth\webroot\index.php.</text:p>
      <text:p text:style-name="P10"/>
      <text:p text:style-name="P10">Now enter the database connection data in <text:s/>C:\cake\transperth\config\app.php. You need find the array for database config and to set as below. </text:p>
      <text:p text:style-name="P19">'driver' =&gt; 'Cake\Database\Driver\Mysql', <text:s/>(the default)</text:p>
      <text:p text:style-name="P19">'host' =&gt; 'localhost', <text:s text:c="2"/>(port is assumed to be the default port for Mysql)</text:p>
      <text:p text:style-name="P19">'username' =&gt; 'brendan',</text:p>
      <text:p text:style-name="P19">'password' =&gt; 'Kuwait2000',</text:p>
      <text:p text:style-name="P19">'database' =&gt; 'transperth',</text:p>
      <text:p text:style-name="P19"/>
      <text:p text:style-name="Standard"><text:span text:style-name="T3">When an application is first created – it can do nothing except show the standard home page that displays the versions, extensions and success or not connecting to the database. It is initially set up </text:span><text:span text:style-name="T3">to start on <text:s/>C:\cake\transperth\src\Template\</text:span><text:span text:style-name="T4">Pages.ctp</text:span><text:span text:style-name="T3"> <text:s/>a cake template file. Note that index.php should <text:s/>not be changed as this creates the application instance, which in turn looks to \config for the various config files (including </text:span><text:span text:style-name="T4">app.php</text:span><text:span text:style-name="T3"> and </text:span><text:span text:style-name="T4">routes.php</text:span><text:span text:style-name="T3">). Also bootstrap loads all the required </text:span><text:span text:style-name="T3">classes and routes shows the directory paths ( as set by composer). <text:s text:c="2"/>When all is loaded and ready to </text:span><text:span text:style-name="T3">go the application then looks to </text:span><text:span text:style-name="T4">routes.php</text:span><text:span text:style-name="T3"> to find where to go ( depending on the URL types in </text:span><text:span text:style-name="T3">browser by user initially). Below is the line in routes that causes pages.php to be executed:</text:span></text:p>
      <text:p text:style-name="P24"/>
      <text:p text:style-name="P19">routes-&gt;connect('/', ['controller' =&gt; 'Pages', 'action' =&gt; 'display', 'home']);</text:p>
      <text:p text:style-name="P24">This the same as saying: <text:s text:c="4"/>execute PagesController-&gt;display(home) when the <text:s/><text:a xlink:type="simple" xlink:href="http://localhost:8765/" text:style-name="Internet_20_link" text:visited-style-name="Visited_20_Internet_20_Link">http://localhost:8765</text:a> is the url – or more precisly <text:s/><text:a xlink:type="simple" xlink:href="http://localhost:8765/" text:style-name="Internet_20_link" text:visited-style-name="Visited_20_Internet_20_Link">http://localhost:8765</text:a>/</text:p>
      <text:p text:style-name="P24">ie tells the PagesController to "display" the "home.ctp" template file.</text:p>
      <text:p text:style-name="P24"/>
      <text:p text:style-name="P24">This is as far as we can go before creating new application controllers, models and views!</text:p>
      <text:p text:style-name="P24"/>
      <text:p text:style-name="P24">To access our tables via cakes <text:span text:style-name="T62">ORM</text:span> we need to create objects for each table (<text:span text:style-name="T62">model</text:span> object) and record (e<text:span text:style-name="T62">ntity</text:span> object). Our tables are <text:span text:style-name="T62">stops</text:span>, <text:span text:style-name="T62">stop_times</text:span>, <text:span text:style-name="T62">trips</text:span> and <text:span text:style-name="T62">routes</text:span>.</text:p>
      <text:p text:style-name="P24"/>
      <text:p text:style-name="P24">We need to create <text:span text:style-name="T62">model</text:span>, <text:span text:style-name="T62">entity</text:span> and <text:span text:style-name="T62">controller</text:span> classs for each of our tables. The example focusses on the s<text:span text:style-name="T62">tops</text:span> table.</text:p>
      <text:p text:style-name="P24"/>
      <text:p text:style-name="P24">Make a file called C:\cake\transperth\src\Model\Table\<text:span text:style-name="T62">StopsTable.php</text:span> and add the php below.</text:p>
      <text:p text:style-name="P19">&lt;?php</text:p>
      <text:p text:style-name="P26">// This is the model for our stops table</text:p>
      <text:p text:style-name="P19">namespace App\Model\Table;</text:p>
      <text:p text:style-name="P19">use Cake\ORM\Table;</text:p>
      <text:p text:style-name="P19"/>
      <text:p text:style-name="P19">class StopsTable extends Table</text:p>
      <text:p text:style-name="P19"><text:soft-page-break/>{</text:p>
      <text:p text:style-name="P26">// we can add methods in here as needed</text:p>
      <text:p text:style-name="P19">}</text:p>
      <text:p text:style-name="P19">?&gt;</text:p>
      <text:p text:style-name="P2"/>
      <text:p text:style-name="P8"><text:span text:style-name="T17">Make a file called C:\cake\transperth\src\Model\Entity\</text:span><text:span text:style-name="T18">Stop.php</text:span><text:span text:style-name="T17"> and add the php below.</text:span></text:p>
      <text:p text:style-name="P19">&lt;?php</text:p>
      <text:p text:style-name="P26">// This is the entity for our stops table </text:p>
      <text:p text:style-name="P19">namespace App\Model\Entity;</text:p>
      <text:p text:style-name="P19">use Cake\ORM\Entity;</text:p>
      <text:p text:style-name="P19"/>
      <text:p text:style-name="P19">class Stop extends Entity</text:p>
      <text:p text:style-name="P19">{</text:p>
      <text:p text:style-name="P26">// we can add methods in here as needed</text:p>
      <text:p text:style-name="P19">}</text:p>
      <text:p text:style-name="P19">?&gt;</text:p>
      <text:p text:style-name="P25">Make a file called C:\cake\transperth\src\Controllers\<text:span text:style-name="T62">StopsController.php</text:span> and add the php below.</text:p>
      <text:p text:style-name="P24"/>
      <text:p text:style-name="P19">&lt;?php</text:p>
      <text:p text:style-name="P26">// This is the controller for our stops table </text:p>
      <text:p text:style-name="P19">namespace App\Controller;</text:p>
      <text:p text:style-name="P19">class StopsController extends AppController</text:p>
      <text:p text:style-name="P19">{</text:p>
      <text:p text:style-name="P26">// create a method to read the 'stops' table and pass the result ($stops) to views</text:p>
      <text:p text:style-name="Standard"><text:s text:c="7"/><text:span text:style-name="T5">public function index() {</text:span> <text:s/><text:span text:style-name="T19">//note: using index() name is part of the convention</text:span></text:p>
      <text:p text:style-name="P19"><text:tab/>$this-&gt;loadComponent('Paginator');</text:p>
      <text:p text:style-name="P19"><text:tab/>$stops=$this-&gt;Paginator-&gt;paginate($this-&gt;Stops-&gt;find());</text:p>
      <text:p text:style-name="P19"><text:tab/>$this-&gt;set(compact('stops'));</text:p>
      <text:p text:style-name="P19"><text:s text:c="3"/>}</text:p>
      <text:p text:style-name="P19">}</text:p>
      <text:p text:style-name="P19">?&gt;</text:p>
      <text:p text:style-name="P22"><text:span text:style-name="T51">Using the namimg conventions, CakePHP knows that a request to </text:span><text:span text:style-name="T73">/stops/ </text:span><text:span text:style-name="T51">maps to a call on the</text:span></text:p>
      <text:p text:style-name="P4">index() function of the StopsController, where the Stops model is automatically available (and automatically</text:p>
      <text:p text:style-name="P4">tied to the ‘stops’ table in the database), and renders to a ﬁle. </text:p>
      <text:p text:style-name="P19"/>
      <text:p text:style-name="P19">Now create a view template for the index() action of the StopsController.</text:p>
      <text:p text:style-name="P19"/>
      <text:p text:style-name="P2">&lt;!-- File: src/Template/Stops/index.ctp --&gt;</text:p>
      <text:p text:style-name="P2">&lt;h1&gt;Stops&lt;/h1&gt;</text:p>
      <text:p text:style-name="P2">&lt;table&gt;</text:p>
      <text:p text:style-name="P2"><text:tab/>&lt;tr&gt;</text:p>
      <text:p text:style-name="P2"><text:tab/><text:tab/>&lt;th&gt;stop_id&lt;/th&gt;</text:p>
      <text:p text:style-name="P2"><text:tab/><text:tab/>&lt;th&gt;stop_name&lt;/th&gt;</text:p>
      <text:p text:style-name="P2"><text:tab/><text:tab/>&lt;th&gt;stop_lat&lt;/th&gt;</text:p>
      <text:p text:style-name="P2"><text:tab/><text:tab/>&lt;th&gt;stop_lon&lt;/th&gt;</text:p>
      <text:p text:style-name="P2"><text:tab/>&lt;/tr&gt;</text:p>
      <text:p text:style-name="P2">&lt;!-- Here is where we iterate through our $stops query object, printing out stops info --&gt;</text:p>
      <text:p text:style-name="P12"><text:span text:style-name="T67">&lt;?php </text:span><text:span text:style-name="T68">foreach </text:span><text:span text:style-name="T51">(</text:span><text:span text:style-name="T70">$stops </text:span><text:span text:style-name="T68">as </text:span><text:span text:style-name="T70">$stop</text:span><text:span text:style-name="T51">)</text:span><text:span text:style-name="T63">: </text:span><text:span text:style-name="T67">?&gt;</text:span></text:p>
      <text:p text:style-name="P2"><text:s/><text:tab/>&lt;tr&gt;</text:p>
      <text:p text:style-name="P13"><text:span text:style-name="T61"><text:tab/><text:tab/>&lt;td&gt; </text:span><text:span text:style-name="T69">&lt;?=</text:span><text:span text:style-name="T71">$stop</text:span><text:span text:style-name="T65">-&gt;</text:span><text:span text:style-name="T72">stop_id</text:span><text:span text:style-name="T61"> </text:span><text:span text:style-name="T69">?&gt; </text:span><text:span text:style-name="T61">&lt;/td&gt;</text:span></text:p>
      <text:p text:style-name="P13"><text:span text:style-name="T61"><text:tab/><text:tab/>&lt;td&gt; </text:span><text:span text:style-name="T69">&lt;?=</text:span><text:span text:style-name="T71">$stop</text:span><text:span text:style-name="T65">-&gt;</text:span><text:span text:style-name="T72">stop_name</text:span><text:span text:style-name="T61"> </text:span><text:span text:style-name="T69">?&gt; </text:span><text:span text:style-name="T61">&lt;/td&gt;</text:span></text:p>
      <text:p text:style-name="P13"><text:span text:style-name="T61"><text:tab/><text:tab/>&lt;td&gt; </text:span><text:span text:style-name="T69">&lt;?=</text:span><text:span text:style-name="T71">$stop</text:span><text:span text:style-name="T65">-&gt;</text:span><text:span text:style-name="T72">stop_lat</text:span><text:span text:style-name="T61"> </text:span><text:span text:style-name="T69">?&gt; </text:span><text:span text:style-name="T61">&lt;/td&gt;</text:span></text:p>
      <text:p text:style-name="P13"><text:span text:style-name="T61"><text:tab/><text:tab/>&lt;td&gt; </text:span><text:span text:style-name="T69">&lt;?=</text:span><text:span text:style-name="T71">$stop</text:span><text:span text:style-name="T65">-&gt;</text:span><text:span text:style-name="T72">stop_lon</text:span><text:span text:style-name="T61"> </text:span><text:span text:style-name="T69">?&gt; </text:span><text:span text:style-name="T61">&lt;/td&gt;</text:span></text:p>
      <text:p text:style-name="P2"><text:tab/>&lt;/tr&gt;</text:p>
      <text:p text:style-name="P12"><text:span text:style-name="T67">&lt;?php </text:span><text:span text:style-name="T68">endforeach</text:span><text:span text:style-name="T51">; </text:span><text:span text:style-name="T67">?&gt;</text:span></text:p>
      <text:p text:style-name="P2">&lt;/table&gt;</text:p>
      <text:p text:style-name="P2"/>
      <text:p text:style-name="P2"/>
      <text:p text:style-name="P2"/>
      <text:p text:style-name="P19"/>
      <text:p text:style-name="P10"/>
      <text:p text:style-name="P10"><text:s/></text:p>
      <text:p text:style-name="P10"/>
      <text:p text:style-name="Standard"><text:soft-page-break/><text:span text:style-name="T60"><text:s/></text:span>Cheat Shee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164">What is is</text:p>
          </table:table-cell>
          <table:table-cell table:style-name="Table1.A1" office:value-type="string">
            <text:p text:style-name="P164">How to Define</text:p>
          </table:table-cell>
          <table:table-cell table:style-name="Table1.D1" office:value-type="string">
            <text:p text:style-name="P164">How to Use</text:p>
          </table:table-cell>
        </table:table-row>
        <table:table-row>
          <table:table-cell table:style-name="Table1.A2" office:value-type="string">
            <text:p text:style-name="Table_20_Contents">Trait</text:p>
          </table:table-cell>
          <table:table-cell table:style-name="Table1.A2" office:value-type="string">
            <text:p text:style-name="P160">A PHP way to "inject" common methods and attributes into classses.</text:p>
            <text:p text:style-name="P160"/>
            <text:p text:style-name="P160">Eg </text:p>
            <text:p text:style-name="P160"/>
            <text:p text:style-name="P160">ViewVarsTrait.php located at </text:p>
            <text:p text:style-name="P160">C:\cake\transperth\vendor\cakephp\cakephp\src\View\</text:p>
          </table:table-cell>
          <table:table-cell table:style-name="Table1.A2" office:value-type="string">
            <text:p text:style-name="P160"><text:span text:style-name="T62">trait </text:span>myTrait{</text:p>
            <text:p text:style-name="P160"><text:s text:c="7"/>public sayHello(){</text:p>
            <text:p text:style-name="P160"><text:s text:c="14"/>echo "Hello ";</text:p>
            <text:p text:style-name="P160"><text:s text:c="6"/>}</text:p>
            <text:p text:style-name="P160">}</text:p>
            <text:p text:style-name="P160">Usually placed in its own myTrait.php file. </text:p>
            <text:p text:style-name="P160"/>
          </table:table-cell>
          <table:table-cell table:style-name="Table1.D2" office:value-type="string">
            <text:p text:style-name="P160"><text:span text:style-name="T62">class </text:span>myClass{</text:p>
            <text:p text:style-name="P160"><text:s text:c="7"/>use myTrait;</text:p>
            <text:p text:style-name="P160"><text:s text:c="7"/>public sayWorld(){</text:p>
            <text:p text:style-name="P160"><text:s text:c="14"/>echo "world";</text:p>
            <text:p text:style-name="P160"><text:s text:c="6"/>}</text:p>
            <text:p text:style-name="P160">}</text:p>
            <text:p text:style-name="P160"/>
            <text:p text:style-name="P160">$myObj = new myClass;</text:p>
            <text:p text:style-name="P160">echo Obj-&gt;sayHello;</text:p>
            <text:p text:style-name="P160">echo Obj-&gt;sayWorld;</text:p>
          </table:table-cell>
        </table:table-row>
        <table:table-row>
          <table:table-cell table:style-name="Table1.A3" office:value-type="string">
            <text:p text:style-name="P163">Views</text:p>
          </table:table-cell>
          <table:table-cell table:style-name="Table1.A3" office:value-type="string">
            <text:p text:style-name="P161">Views are the V in MVC. Views (view classes) are responsible for generating the specific output required for the HTTP request. Often this is in the form of HTML, XML, or JSON, but streaming files and creating PDF’s that users can download are also responsibilities of the View Layer.</text:p>
            <text:p text:style-name="P161"/>
            <text:p text:style-name="P161">Sections of views can be cached.</text:p>
          </table:table-cell>
          <table:table-cell table:style-name="Table1.A3" office:value-type="string">
            <text:p text:style-name="P161">The framework automatically creates a view class (named by convention) if none is specified. When a controller action exits (returns) the views render method is called automatically, which in turn uses the templates, layouts, elements etc as per below.</text:p>
          </table:table-cell>
          <table:table-cell table:style-name="Table1.D3" office:value-type="string">
            <text:p text:style-name="P162"/>
            <text:p text:style-name="P161"/>
          </table:table-cell>
        </table:table-row>
        <table:table-row>
          <table:table-cell table:style-name="Table1.A2" office:value-type="string">
            <text:p text:style-name="Table_20_Contents">Layout</text:p>
          </table:table-cell>
          <table:table-cell table:style-name="Table1.A2" office:value-type="string">
            <text:p text:style-name="P160">Layouts are view template files that "wrap" the content of template files.</text:p>
            <text:p text:style-name="P160">They are mostly used to load css and script files (eg jquery, popper, bootstrap etc) but also to render content that is common to all views (templates) such as a horizontal menu.</text:p>
          </table:table-cell>
          <table:table-cell table:style-name="Table1.A2" office:value-type="string">
            <text:p text:style-name="P160">CakePHP’s default layout is located at src/Template/Layout/default.ctp</text:p>
            <text:p text:style-name="P160"/>
            <text:p text:style-name="P160">default.ctp is always used if nothing else is specified.</text:p>
            <text:p text:style-name="P160"/>
            <text:p text:style-name="P160">You can make as many layouts as needed (stored in src/Template/Layout/). and the controller can switch beteen them using at the start of the controller action.</text:p>
            <text:p text:style-name="P160"/>
            <text:p text:style-name="P160">$this-&gt;viewBuilder()-&gt;setLayout('myL');</text:p>
          </table:table-cell>
          <table:table-cell table:style-name="Table1.D2" office:value-type="string">
            <text:p text:style-name="P160">The layout needs to specify where the main template content is displayed.</text:p>
            <text:p text:style-name="P160"/>
            <text:p text:style-name="P162">&lt;?= $this-&gt;fetch('content'); ?&gt;</text:p>
            <text:p text:style-name="P162">fetches the block called 'content' which is automatically filled with the content of the view template name as the controller action. </text:p>
          </table:table-cell>
        </table:table-row>
        <table:table-row>
          <table:table-cell table:style-name="Table1.A2" office:value-type="string">
            <text:p text:style-name="Table_20_Contents">Template</text:p>
          </table:table-cell>
          <table:table-cell table:style-name="Table1.A2" office:value-type="string">
            <text:p text:style-name="P160">Templates (.ctp files) contain the main content to be displayed.</text:p>
            <text:p text:style-name="P160">They are stored at src/Template/xxx/ where xxx is the controller name.</text:p>
            <text:p text:style-name="P160">Each controller action needs a template to specify the output needed for that action.</text:p>
          </table:table-cell>
          <table:table-cell table:style-name="Table1.A2" office:value-type="string">
            <text:p text:style-name="P160">Templates use the &lt;? <text:s text:c="3"/>?&gt; PHP tags. (assuming a HTML view) they contain straight HTML tags/content or that created by embedded Helpers (such as HTML, Paginator, Forms etc).</text:p>
            <text:p text:style-name="P160">See helpers below.</text:p>
            <text:p text:style-name="P160"/>
            <text:p text:style-name="P160">Templates can also contain variables that are set by the controller (or view) prior to rendering.</text:p>
            <text:p text:style-name="P160"/>
            <text:p text:style-name="P160">A typical scenario is that he controller action executes a database query and passes the result set as a variable to the view.</text:p>
          </table:table-cell>
          <table:table-cell table:style-name="Table1.D2" office:value-type="string">
            <text:p text:style-name="P160">Build the templates using:</text:p>
            <text:list xml:id="list355524899677769342" text:style-name="L4">
              <text:list-item>
                <text:p text:style-name="P232">View Variables (passed as parameter arrays).</text:p>
              </text:list-item>
              <text:list-item>
                <text:p text:style-name="P232">HTML tags and content</text:p>
              </text:list-item>
              <text:list-item>
                <text:p text:style-name="P232">Helpers</text:p>
              </text:list-item>
              <text:list-item>
                <text:p text:style-name="P232">Use elements</text:p>
              </text:list-item>
              <text:list-item>
                <text:p text:style-name="P232">Use blocks</text:p>
              </text:list-item>
              <text:list-item>
                <text:p text:style-name="P232">Use extensions</text:p>
              </text:list-item>
              <text:list-item>
                <text:p text:style-name="P232">Use cells</text:p>
              </text:list-item>
            </text:list>
            <text:p text:style-name="P160"/>
            <text:p text:style-name="P160">The framework converts the processed content into a "<text:span text:style-name="T62">block</text:span>" named '<text:span text:style-name="T62">content</text:span>', which is then usually displayed by the layout via the fetch method as in:</text:p>
            <text:p text:style-name="P162">&lt;?= $this-&gt;fetch('content'); ?&gt;</text:p>
          </table:table-cell>
        </table:table-row>
        <table:table-row>
          <table:table-cell table:style-name="Table1.A2" office:value-type="string">
            <text:p text:style-name="Table_20_Contents">Block</text:p>
          </table:table-cell>
          <table:table-cell table:style-name="Table1.A2" office:value-type="string">
            <text:p text:style-name="P160">A block is a named chunk of template code that may be defined in one or more template files (all with same block name but different content) and displayed in another file – such as the layout.</text:p>
            <text:p text:style-name="P160"/>
            <text:p text:style-name="P160">The most commonly used block is the one named 'content' that is created automatically by all views and used by the template as in </text:p>
            <text:p text:style-name="P162">&lt;?= $this-&gt;fetch('content'); ?&gt;</text:p>
            <text:p text:style-name="P161">Blocks can be cached.</text:p>
            <text:p text:style-name="P162">Note:</text:p>
            <text:p text:style-name="P162">this-&gt;HTML-&gt;script()</text:p>
            <text:p text:style-name="P162">this-&gt;HTML-&gt;csst()</text:p>
            <text:p text:style-name="P162">this-&gt;HTML-&gt;meta()</text:p>
            <text:p text:style-name="P162">also create blocks named 'script', 'css' and 'meta' if the block parameter is set to true.</text:p>
            <text:p text:style-name="P162"/>
            <text:p text:style-name="P162">See notes on this above.</text:p>
          </table:table-cell>
          <table:table-cell table:style-name="Table1.A2" office:value-type="string">
            <text:p text:style-name="P160">You can explicitely define named blocks in template files.</text:p>
            <text:p text:style-name="P160"/>
            <text:p text:style-name="P160">For example – to pass some vew specific information to the template for use in the header or footer of the page you can do as below in each view template file.</text:p>
            <text:p text:style-name="P160"/>
            <text:p text:style-name="P160">$this-&gt;start('titleBlock');</text:p>
            <text:p text:style-name="P160"><text:s text:c="5"/>echo ("title is view X name");</text:p>
            <text:p text:style-name="P160">$this-&gt;end();</text:p>
            <text:p text:style-name="P160"/>
            <text:p text:style-name="P160">Or</text:p>
            <text:p text:style-name="P160"/>
            <text:p text:style-name="P160">$this-&gt;assign('nameBlock', $name);</text:p>
            <text:p text:style-name="P160">assign() also creates the named block.</text:p>
            <text:p text:style-name="P160"/>
            <text:p text:style-name="P160">There are also methods to append, prepend, reset (clear) and assign content to blocks.</text:p>
          </table:table-cell>
          <table:table-cell table:style-name="Table1.D2" office:value-type="string">
            <text:p text:style-name="P160">In the layout, you can display the block using</text:p>
            <text:p text:style-name="P160"/>
            <text:p text:style-name="P162">&lt;?= $this-&gt;fetch('titleBlock'); ?&gt;</text:p>
            <text:p text:style-name="P162">&lt;?= $this-&gt;fetch('nameBlock'); ?&gt;</text:p>
            <text:p text:style-name="P162"/>
            <text:p text:style-name="P162">To see what blocks are defined:</text:p>
            <text:p text:style-name="P162"/>
            <text:p text:style-name="P162">$this-&gt;blocks();</text:p>
            <text:p text:style-name="P162">returns an array of all defined block names.</text:p>
            <text:p text:style-name="P162"/>
            <text:p text:style-name="P162">$this-&gt;reset(''titleBlock');</text:p>
            <text:p text:style-name="P162">empties 'titleBlock'</text:p>
            <text:p text:style-name="P162"/>
            <text:p text:style-name="P162"/>
          </table:table-cell>
        </table:table-row>
        <table:table-row>
          <table:table-cell table:style-name="Table1.A2" office:value-type="string">
            <text:p text:style-name="Table_20_Contents">Element</text:p>
          </table:table-cell>
          <table:table-cell table:style-name="Table1.A2" office:value-type="string">
            <text:p text:style-name="P160">A piece of PHP code defined in a file that may be used in multiple view templates.</text:p>
            <text:p text:style-name="P160">You can pass parameters to the element.</text:p>
            <text:p text:style-name="P160"/>
            <text:p text:style-name="P160"><text:soft-page-break/>A common use of elements is to create a menu with various options (links) included depending on the current action, the role of the user or if the user is logged on.</text:p>
            <text:p text:style-name="P160"/>
            <text:p text:style-name="P161">Elements can be cached.</text:p>
            <text:p text:style-name="P160"/>
          </table:table-cell>
          <table:table-cell table:style-name="Table1.A2" office:value-type="string">
            <text:p text:style-name="P160">Elements are stored in </text:p>
            <text:p text:style-name="P160">C:\cake\transperth\src\Template\Element\</text:p>
            <text:p text:style-name="P160"/>
            <text:p text:style-name="P160">myElement.ctp contains:</text:p>
            <text:p text:style-name="P160"><text:soft-page-break/></text:p>
            <text:p text:style-name="P160">&lt;?php</text:p>
            <text:p text:style-name="P170">echo "This is an element and today is ".$dayofweek;</text:p>
            <text:p text:style-name="P170"/>
            <text:p text:style-name="P170">echo"the controller name is ".$name;</text:p>
            <text:p text:style-name="P160">?&gt;</text:p>
            <text:p text:style-name="P160"/>
          </table:table-cell>
          <table:table-cell table:style-name="Table1.D2" office:value-type="string">
            <text:p text:style-name="P160">In your view template file</text:p>
            <text:p text:style-name="P160"/>
            <text:p text:style-name="P160">echo this-&gt;element('myElement', ['dayofweek' =&gt; 'Friday',</text:p>
            <text:p text:style-name="P160"><text:soft-page-break/><text:s/>'name' =&gt; 'User']);</text:p>
          </table:table-cell>
        </table:table-row>
        <table:table-row>
          <table:table-cell table:style-name="Table1.A2" office:value-type="string">
            <text:p text:style-name="P165">Extensions</text:p>
          </table:table-cell>
          <table:table-cell table:style-name="Table1.A2" office:value-type="string">
            <text:p text:style-name="P160">View can be constructed ( composed ) of hierarchies of parent and child views. This is very similar to the layout / template arrangement with layout as parent and template as child.</text:p>
            <text:p text:style-name="P160"/>
            <text:p text:style-name="P160">This allows parent views to be common to several views, with the child parts doing the view specific part. </text:p>
            <text:p text:style-name="P160"/>
            <text:p text:style-name="P160">A child can have only one parent. </text:p>
            <text:p text:style-name="P160">A child can be a parent to another child – if anoyone really wants to go this far!</text:p>
          </table:table-cell>
          <table:table-cell table:style-name="Table1.A2" office:value-type="string">
            <text:p text:style-name="P162">Your normal view template will announce that it extends a common parent view.</text:p>
            <text:p text:style-name="P162"/>
            <text:p text:style-name="P156"><text:span text:style-name="T113">$this</text:span><text:span text:style-name="T114">-&gt;</text:span><text:span text:style-name="T115">extend</text:span>(<text:span text:style-name="T116">'/Common/view'</text:span>);</text:p>
            <text:p text:style-name="P162"/>
            <text:p text:style-name="P162">Then you do the things that are special to this view – by creating named blocks with view specific content.</text:p>
            <text:p text:style-name="P162"/>
            <text:p text:style-name="P162">Then you write the code which is common to all views – and is passed automatically to the parent for display as the 'content' block.</text:p>
          </table:table-cell>
          <table:table-cell table:style-name="Table1.D2" office:value-type="string">
            <text:p text:style-name="P161">&lt;!-- src/Template/Common/view.ctp --&gt;</text:p>
            <text:p text:style-name="P160">&lt;h1&gt;&lt;?= $this-&gt;fetch('title') ?&gt;&lt;/h1&gt;</text:p>
            <text:p text:style-name="P160">&lt;?= $this-&gt;fetch('content') ?&gt;</text:p>
            <text:p text:style-name="P160"/>
            <text:p text:style-name="P161">&lt;!-- src/Template/Posts/view.ctp --&gt;</text:p>
            <text:p text:style-name="P160">&lt;?php</text:p>
            <text:p text:style-name="P160">$this-&gt;extend('/Common/view');</text:p>
            <text:p text:style-name="P160">$this-&gt;assign('title', $post-&gt;title);</text:p>
            <text:p text:style-name="P160"/>
            <text:p text:style-name="P160">// The remaining content will be available as the 'content' block in the parent view</text:p>
            <text:p text:style-name="P160">&lt;?= "I am the common content" ?&gt;</text:p>
          </table:table-cell>
        </table:table-row>
        <table:table-row>
          <table:table-cell table:style-name="Table1.A2" office:value-type="string">
            <text:p text:style-name="Table_20_Contents">Themes</text:p>
          </table:table-cell>
          <table:table-cell table:style-name="Table1.A2" office:value-type="string">
            <text:p text:style-name="P160">Themes are managed sets of look and feel styles that are packaged under a name.</text:p>
            <text:p text:style-name="P160"/>
            <text:p text:style-name="P160">Boostrap themes consist of variations to the implementations of the same styles. This allows the boostrap stylesheet as a whole to be changed from one style to another. But the set of classes remains the same – but the attributes ( color, button type etc) of each class is aligned with the specific style.</text:p>
            <text:p text:style-name="P160"/>
            <text:p text:style-name="P160">Themes in cakaPHP are more general, assuming completely different sets of stylesheets and scripts, but also separate implementations of the view templates and also layout presumably.</text:p>
          </table:table-cell>
          <table:table-cell table:style-name="Table1.A2" office:value-type="string">
            <text:p text:style-name="P160">Themes are inplemented in plugins in cakePHP. The plugin comprises a set of template implementations – with one plugin per theme.</text:p>
            <text:p text:style-name="P160"/>
            <text:p text:style-name="P160">Theme template files need to be within a plugin with the same name. For example, the 'Modern' theme would be found in plugins/Modern/src/Template/</text:p>
            <text:p text:style-name="P160"/>
            <text:p text:style-name="P160"/>
            <text:p text:style-name="P160">Once the plugin is created you tell the controller to switch to it using:</text:p>
            <text:p text:style-name="P160"/>
            <text:p text:style-name="P160">$this-&gt;viewBuilder()-&gt; setTheme('Modern');</text:p>
            <text:p text:style-name="P160"/>
          </table:table-cell>
          <table:table-cell table:style-name="Table1.D2" office:value-type="string">
            <text:p text:style-name="P160"/>
          </table:table-cell>
        </table:table-row>
        <table:table-row>
          <table:table-cell table:style-name="Table1.A2" office:value-type="string">
            <text:p text:style-name="Table_20_Contents">Helpers</text:p>
          </table:table-cell>
          <table:table-cell table:style-name="Table1.A2" office:value-type="string">
            <text:p text:style-name="P160">Helpers contain presentational logic that is shared between many views, elements, or layouts.</text:p>
            <text:p text:style-name="P160"/>
            <text:p text:style-name="P160">There are 11 helpers supplied with cakePHP 3.5 – each dealing with commonly encountered situations, when constructing view templates.</text:p>
            <text:p text:style-name="P160"/>
            <text:p text:style-name="P160">They are:</text:p>
            <text:p text:style-name="P160"/>
            <text:p text:style-name="P167"><text:span text:style-name="T62">Breadcrumbs</text:span>: Create a navigation trail</text:p>
            <text:p text:style-name="P167"><text:span text:style-name="T62">Flash</text:span>: <text:s text:c="13"/>Display messages</text:p>
            <text:p text:style-name="P167"><text:span text:style-name="T62">Form</text:span>: <text:s text:c="13"/>Create forms</text:p>
            <text:p text:style-name="P167"><text:span text:style-name="T62">Html</text:span>: <text:s text:c="14"/>Create HTML strings</text:p>
            <text:p text:style-name="P167"><text:span text:style-name="T62">Number</text:span>: <text:s text:c="9"/>Format numbers to print</text:p>
            <text:p text:style-name="P167"><text:span text:style-name="T62">Paginator</text:span>: <text:s text:c="7"/>Create paginated datasets</text:p>
            <text:p text:style-name="P167"><text:span text:style-name="T62">Rss</text:span>: <text:s text:c="17"/>Create RSS feed</text:p>
            <text:p text:style-name="P167"><text:span text:style-name="T62">Session</text:span>: <text:s text:c="10"/>--Deprecated---</text:p>
            <text:p text:style-name="P167"><text:span text:style-name="T62">Text</text:span>: <text:s text:c="15"/>Strings and links</text:p>
            <text:p text:style-name="P167"><text:span text:style-name="T62">Time</text:span>: <text:s text:c="14"/>Format time strings</text:p>
            <text:p text:style-name="P167"><text:span text:style-name="T62">Url</text:span>: <text:s text:c="17"/>Create URL strings</text:p>
          </table:table-cell>
          <table:table-cell table:style-name="Table1.A2" office:value-type="string">
            <text:p text:style-name="P160">To use a helper you load them into the basic view class as below.</text:p>
            <text:p text:style-name="P160"/>
            <text:p text:style-name="P160">class AppView extends View</text:p>
            <text:p text:style-name="P160">{</text:p>
            <text:p text:style-name="P160"><text:s text:c="4"/>public function initialize()</text:p>
            <text:p text:style-name="P160"><text:s text:c="4"/>{</text:p>
            <text:p text:style-name="P160"><text:s text:c="8"/>parent::initialize();</text:p>
            <text:p text:style-name="P160"><text:s text:c="8"/>$this-&gt;loadHelper('Html');</text:p>
            <text:p text:style-name="P160"><text:s text:c="8"/>$this-&gt;loadHelper('Form');</text:p>
            <text:p text:style-name="P160"><text:s text:c="8"/>$this-&gt;loadHelper('Flash');</text:p>
            <text:p text:style-name="P160"><text:s text:c="4"/>}</text:p>
            <text:p text:style-name="P160">}</text:p>
            <text:p text:style-name="P160"/>
            <text:p text:style-name="P160">However, the 11 cakpePHP helpers do not need to be loaded explicitly as above, as they load automatically when first used.</text:p>
            <text:p text:style-name="P160"/>
            <text:p text:style-name="P160"/>
          </table:table-cell>
          <table:table-cell table:style-name="Table1.D2" office:value-type="string">
            <text:p text:style-name="P160">To use, each helper is exposed as a public property in the view:</text:p>
            <text:p text:style-name="P160"/>
            <text:p text:style-name="P160">echo $this-&gt;Html-&gt;css('styles');</text:p>
            <text:p text:style-name="P160"/>
            <text:p text:style-name="P160">To use the paginator helper: In the controller, you create a paginated version of the table/text you want to display.</text:p>
            <text:p text:style-name="P160"/>
            <text:p text:style-name="P167">// Paginate executes the query</text:p>
            <text:p text:style-name="P35">$users = $this-&gt;paginate($this-&gt;Users);</text:p>
            <text:p text:style-name="P167">// send variable to the view</text:p>
            <text:p text:style-name="P167">$this-&gt;set('users',$users);</text:p>
            <text:p text:style-name="P167"/>
            <text:p text:style-name="P160">In the view template you can use:</text:p>
            <text:p text:style-name="P167">this-&gt;paginator-&gt;sort()</text:p>
            <text:p text:style-name="P167">this-&gt;paginator-&gt;first()</text:p>
            <text:p text:style-name="P167">this-&gt;paginator-&gt;last()</text:p>
            <text:p text:style-name="P167">this-&gt;paginator-&gt;next()</text:p>
            <text:p text:style-name="P167">this-&gt;paginator-&gt;prev()</text:p>
            <text:p text:style-name="P167">this-&gt;paginator-&gt;numbers()</text:p>
            <text:p text:style-name="P167">this-&gt;paginator-&gt;counter()</text:p>
            <text:p text:style-name="P160">etc <text:s/>to make a fully paginated display.</text:p>
            <text:p text:style-name="P160"/>
          </table:table-cell>
        </table:table-row>
        <table:table-row>
          <table:table-cell table:style-name="Table1.A2" office:value-type="string">
            <text:p text:style-name="Table_20_Contents">Cell</text:p>
          </table:table-cell>
          <table:table-cell table:style-name="Table1.A2" office:value-type="string">
            <text:p text:style-name="P160">"View cells are small mini-controllers that can invoke view logic and render templates. Cells are for building reusable page components that require interaction with models, view logic, and rendering logic".</text:p>
            <text:p text:style-name="P160"/>
            <text:p text:style-name="P160">A cell can execute database queries and render the results.</text:p>
            <text:p text:style-name="P160"/>
            <text:p text:style-name="P160">To create a cell, </text:p>
            <text:p text:style-name="P160">define a class in src/View/Cell/ and </text:p>
            <text:p text:style-name="P160">define a template in src/Template/Cell/</text:p>
            <text:p text:style-name="P160"/>
            <text:p text:style-name="P160">or use <text:span text:style-name="T117">"bin/cake bake cell "myCellName"</text:span></text:p>
          </table:table-cell>
          <table:table-cell table:style-name="Table1.A2" office:value-type="string">
            <text:p text:style-name="P168">// Create class file in src/View/Cell/UsercountCell.php.</text:p>
            <text:p text:style-name="P168"/>
            <text:p text:style-name="P169">namespace App\View\Cell; <text:s text:c="4"/></text:p>
            <text:p text:style-name="P167">use Cake\View\Cell;</text:p>
            <text:p text:style-name="P167">class UsercountCell extends Cell <text:s/></text:p>
            <text:p text:style-name="P167">{ <text:s text:c="13"/></text:p>
            <text:p text:style-name="P167"><text:s text:c="4"/>public function display() <text:s/></text:p>
            <text:p text:style-name="P167"><text:s text:c="3"/>{</text:p>
            <text:p text:style-name="P167"><text:s text:c="11"/>$this-&gt;loadModel('Users'); <text:s text:c="2"/></text:p>
            <text:p text:style-name="P160"><text:s/><text:span text:style-name="T117"><text:s text:c="10"/>$query=$this-&gt;Users-&gt;find(); <text:s text:c="3"/></text:span></text:p>
            <text:p text:style-name="P167"><text:s text:c="11"/>$this-&gt;set('user_qty',$query-&gt;count()); </text:p>
            <text:p text:style-name="P160"><text:s text:c="4"/>}</text:p>
            <text:p text:style-name="P167">}</text:p>
            <text:p text:style-name="P167"/>
            <text:p text:style-name="P167"><text:span text:style-name="T62"><text:s/>&lt;!--Create template file in src/Template/Cell/Usercount/display.ctp--&gt; </text:span><text:s text:c="2"/></text:p>
            <text:p text:style-name="P167"/>
            <text:p text:style-name="P167">&lt;div class="notification-icon"&gt;</text:p>
            <text:p text:style-name="P167"><text:s text:c="5"/>There are &lt;?=$user_qty ?&gt; users registered. &lt;/div&gt;</text:p>
          </table:table-cell>
          <table:table-cell table:style-name="Table1.D2" office:value-type="string">
            <text:p text:style-name="P168">// Load the cell in the view template (eg index.ctp) – or you could put in the layout</text:p>
            <text:p text:style-name="P167"/>
            <text:p text:style-name="P167">$cell=$this-&gt;cell('Usercount'); <text:s text:c="5"/></text:p>
            <text:p text:style-name="P167">// cell() will <text:s/>load 'Usercount', execute display() method and render the cell.</text:p>
            <text:p text:style-name="P167"/>
            <text:p text:style-name="P167">// you can render it at other places in the view by </text:p>
            <text:p text:style-name="P167">&lt;?= $cell <text:s/>?&gt; <text:s text:c="2"/>or <text:s text:c="3"/>&lt;?php <text:s text:c="2"/>echo $cell <text:s/>?&gt;</text:p>
            <text:p text:style-name="P167"/>
            <text:p text:style-name="P167">Note: display() is the default cell method.</text:p>
            <text:p text:style-name="P167"/>
            <text:p text:style-name="P167">Display() prepares any data needed.</text:p>
            <text:p text:style-name="P167"><text:s text:c="16"/>Passes data in variables to its template.</text:p>
            <text:p text:style-name="P167"/>
            <text:p text:style-name="P167">The cell may be displayed in any other view layout of template, and may be viewed in multiple places. <text:s/></text:p>
          </table:table-cell>
        </table:table-row>
        <text:soft-page-break/>
        <table:table-row>
          <table:table-cell table:style-name="Table1.A3" office:value-type="string">
            <text:p text:style-name="P166">Controllers</text:p>
          </table:table-cell>
          <table:table-cell table:style-name="Table1.A3" office:value-type="string">
            <text:p text:style-name="P161">Controllers are the ‘C’ in MVC. After routing has been applied and the correct controller has been found, your controller’s action is called. Your controller should handle interpreting the request data, making sure the correct models are called, and the right response or view is rendered. . You want to keep your controllers thin, and your models fat.</text:p>
          </table:table-cell>
          <table:table-cell table:style-name="Table1.A3" office:value-type="string">
            <text:p text:style-name="P161">All applications have an AppController class (derived from Controller Class).</text:p>
            <text:p text:style-name="P161">The AppController class is the parent class to all of your application’s controllers.</text:p>
            <text:p text:style-name="P161">You can put things (eg components) in the AppController that you want be available to all controllers.</text:p>
            <text:p text:style-name="P161"/>
          </table:table-cell>
          <table:table-cell table:style-name="Table1.D3" office:value-type="string">
            <text:p text:style-name="P161">Application specific controllers ( eg to manage a single model) are derived from AppController.</text:p>
            <text:p text:style-name="P161"/>
            <text:p text:style-name="P161">The <text:s/>routing is set up to point to specific actions on specific controllers according to the URL.</text:p>
            <text:p text:style-name="P161"/>
            <text:p text:style-name="P161">A controller action can "redirect" to another controller action.</text:p>
          </table:table-cell>
        </table:table-row>
        <table:table-row>
          <table:table-cell table:style-name="Table1.A2" office:value-type="string">
            <text:p text:style-name="P165">Components</text:p>
          </table:table-cell>
          <table:table-cell table:style-name="Table1.A2" office:value-type="string">
            <text:p text:style-name="P160">Components are packages of logic that are shared between controllers. </text:p>
            <text:p text:style-name="P160"/>
            <text:p text:style-name="P160">They can be loaded/initialised:</text:p>
            <text:p text:style-name="P160">In the AppController if needed for all controllers.</text:p>
            <text:p text:style-name="P160">In a specific controller if needed for all actions.</text:p>
            <text:p text:style-name="P160">In specific actions if needed for only for those action(s).</text:p>
            <text:p text:style-name="P160"/>
            <text:p text:style-name="P160">These components come with cakePHP.</text:p>
            <text:p text:style-name="P160"/>
            <text:p text:style-name="P158">Authentication</text:p>
            <text:p text:style-name="P158">Cookie</text:p>
            <text:p text:style-name="P158">Cross Site Request Forgery</text:p>
            <text:p text:style-name="P158">Flash</text:p>
            <text:p text:style-name="P158">Security</text:p>
            <text:p text:style-name="P158">Pagination</text:p>
            <text:p text:style-name="P158">Request Handling</text:p>
            <text:p text:style-name="P160"/>
          </table:table-cell>
          <table:table-cell table:style-name="Table1.A2" office:value-type="string">
            <text:p text:style-name="P160">You can easily make your own component:</text:p>
            <text:p text:style-name="P160">- by deriving from the Component class.</text:p>
            <text:p text:style-name="P160">- creating custom methods.</text:p>
            <text:p text:style-name="P160">- loading the component where needed.</text:p>
            <text:p text:style-name="P160">- calling its methods.</text:p>
            <text:p text:style-name="P160"/>
            <text:p text:style-name="P160">See the cookbook.</text:p>
          </table:table-cell>
          <table:table-cell table:style-name="Table1.D2" office:value-type="string">
            <text:p text:style-name="P161">Components can be loaded/configured:</text:p>
            <text:p text:style-name="P160">- In the AppController if needed for all controllers.</text:p>
            <text:p text:style-name="P160">- In a specific controller if needed for all actions.</text:p>
            <text:p text:style-name="P160">- In specific actions if needed for only for those action(s).</text:p>
            <text:p text:style-name="P160"/>
            <text:p text:style-name="P160">When loaded and configured, the methods of the component can be called as if methods of the controller.</text:p>
            <text:p text:style-name="P160"/>
            <text:p text:style-name="P160"/>
          </table:table-cell>
        </table:table-row>
        <table:table-row>
          <table:table-cell table:style-name="Table1.A2" office:value-type="string">
            <text:p text:style-name="Table_20_Contents">Plugins</text:p>
          </table:table-cell>
          <table:table-cell table:style-name="Table1.A2" office:value-type="string">
            <text:p text:style-name="P160"/>
          </table:table-cell>
          <table:table-cell table:style-name="Table1.A2" office:value-type="string">
            <text:p text:style-name="P160"/>
          </table:table-cell>
          <table:table-cell table:style-name="Table1.D2" office:value-type="string">
            <text:p text:style-name="P160"/>
          </table:table-cell>
        </table:table-row>
      </table:table>
      <text:p text:style-name="Standard"/>
      <text:p text:style-name="P28"/>
      <text:p text:style-name="P201">Authentication component.</text:p>
      <text:p text:style-name="P36">"Authentication is the process of identifying users by provided credentials and ensuring that users are who they say they are. Generally, this is done through a username and password, that are checked against a known list of users. In CakePHP, there are several built-in ways of authenticating users registered in your application."</text:p>
      <text:p text:style-name="P36">.</text:p>
      <text:list xml:id="list2132771379656176437" text:style-name="L5">
        <text:list-item>
          <text:p text:style-name="P211"><text:span text:style-name="T62">FormAuthenticate</text:span> <text:span text:style-name="T118">is based on</text:span><text:span text:style-name="T62"> form POST data</text:span>. Usually, this is a login form that users enter information into.</text:p>
        </text:list-item>
        <text:list-item>
          <text:p text:style-name="P211"><text:span text:style-name="T62">BasicAuthenticate </text:span><text:s/>using <text:span text:style-name="T62">Basic HTTP</text:span> authentication for web servises and APIs that use SSL</text:p>
        </text:list-item>
        <text:list-item>
          <text:p text:style-name="P211"><text:span text:style-name="T62">DigestAuthenticate</text:span> <text:s/>using <text:span text:style-name="T62">Digest HTTP</text:span> authentication for web servises and APIs that do NOT use SSL</text:p>
          <text:p text:style-name="P211"/>
        </text:list-item>
      </text:list>
      <text:p text:style-name="P36">You can also use systems like OpenID – but is not part of cakePHP.</text:p>
      <text:p text:style-name="P36"/>
      <text:p text:style-name="P199">Overview</text:p>
      <text:p text:style-name="P198">The core is the <text:span text:style-name="T76">"auth"</text:span> component. This is loaded and configured as part of the AppController startup. This ensures it loads early in any derived controllers.</text:p>
      <text:p text:style-name="P198"/>
      <text:p text:style-name="P198">Your need a table (Model) containing a list of registered users. Conventions require that the table be caller <text:span text:style-name="T76">"users"</text:span> and have two fields called <text:span text:style-name="T76">"username"</text:span> and <text:span text:style-name="T76">"password"</text:span> (conventions can be aliased specifically). The users model needs a behaviour to hash all passwords for security.</text:p>
      <text:p text:style-name="P198"/>
      <text:p text:style-name="P198">Authentication can be "stateful" meaning based on a login form and a session cookie that saves the current user.</text:p>
      <text:p text:style-name="P198">Or login can be "stateless" (for APIs etc) and requires credentials to be supplied with every HTTP request.</text:p>
      <text:p text:style-name="P198"/>
      <text:p text:style-name="P198">In a nutshell the, auth component, <text:span text:style-name="T76">first authenticates the user</text:span> and <text:span text:style-name="T76">then authorises access to requested URL</text:span>.</text:p>
      <text:p text:style-name="P198"/>
      <text:p text:style-name="P198">You can bypass authentication and authorisation for specific URLs ( usually home page, login and register new user) </text:p>
      <text:p text:style-name="P198"/>
      <text:p text:style-name="P197">Once configured, the detailed process is as follows (assuming stateful session based Form login)</text:p>
      <text:list xml:id="list104005273529424820" text:style-name="L6">
        <text:list-item>
          <text:p text:style-name="P221">Bypass authentication as needed (needs to be done per controller as needed)</text:p>
        </text:list-item>
        <text:list-item>
          <text:p text:style-name="P226"><text:span text:style-name="T111">Use this as part of setup:</text:span> <text:s/><text:span text:style-name="T87">$this-&gt;Auth-&gt;allow(['register', 'login', 'index']);</text:span></text:p>
        </text:list-item>
        <text:list-item>
          <text:p text:style-name="P222">Authenticate user.</text:p>
        </text:list-item>
        <text:list-item>
          <text:p text:style-name="P224">Auth is triggered by a controller startup event. <text:s/>(<text:span text:style-name="T32">D</text:span><text:span text:style-name="T33">efaults Controller.startup)</text:span></text:p>
        </text:list-item>
        <text:list-item>
          <text:p text:style-name="P227">The HTTP request object will contain a session cookie that includes the current logged in user (if any)</text:p>
        </text:list-item>
        <text:list-item>
          <text:p text:style-name="P228">(Presumably) the first task of Auth is to verify that a valid user is logged in.</text:p>
        </text:list-item>
        <text:list-item>
          <text:p text:style-name="P224"><text:span text:style-name="T76">If not a valid user</text:span> - control is passed to a specified login controller action. <text:s/>(<text:span text:style-name="T76">Defaults to User/login)</text:span></text:p>
        </text:list-item>
        <text:list-item>
          <text:p text:style-name="P229">Login will display the login form and the submit a POST request back to itself</text:p>
        </text:list-item>
        <text:list-item>
          <text:p text:style-name="P224">User/Login action will then invoke "<text:span text:style-name="T88">$user = $this-&gt;Auth-&gt;identify()</text:span>" to check the form data matches a registered user.</text:p>
        </text:list-item>
        <text:list-item>
          <text:p text:style-name="P224">If submitted Form data contains a valid user, then auth saves the user in the session object <text:s/>(<text:span text:style-name="T44">$this-&gt;Auth-&gt;setUser($user);</text:span><text:span text:style-name="T50">)</text:span></text:p>
        </text:list-item>
        <text:list-item>
          <text:p text:style-name="P224">Otherwise auth redirects to login until a valid user is entered.</text:p>
        </text:list-item>
        <text:list-item>
          <text:p text:style-name="P225"><text:span text:style-name="T120">Authorize access to requested resource (URL)</text:span>.</text:p>
        </text:list-item>
        <text:list-item>
          <text:p text:style-name="P224"><text:span text:style-name="T76">If a valid user</text:span> – then control is passed to the configured Authorisation object (if any cofigured).</text:p>
        </text:list-item>
        <text:list-item>
          <text:p text:style-name="P224">Authorisation is usualy configured to be a controller method (<text:span text:style-name="T76"> isAuthorized() is default method</text:span>.)</text:p>
        </text:list-item>
        <text:list-item>
          <text:p text:style-name="P224">IsAuthorized() contains user defined logic that can match specific users or roles to allowed actions for that user/role.</text:p>
        </text:list-item>
        <text:list-item>
          <text:p text:style-name="P224">IsAuthorized() returns true if user is authorised otherwise does what is configured ( redirect, or throw and exception)</text:p>
        </text:list-item>
        <text:list-item>
          <text:p text:style-name="P224">If authorised pass control to the requested controller/action.</text:p>
        </text:list-item>
        <text:list-item>
          <text:p text:style-name="P223">Logout</text:p>
        </text:list-item>
        <text:list-item>
          <text:p text:style-name="P224">User/logout() should log out the user (ie delete user from the session) and redirect to a configured URL (<text:span text:style-name="T76">login by default</text:span>)</text:p>
        </text:list-item>
        <text:list-item>
          <text:p text:style-name="P226"><text:s text:c="3"/><text:span text:style-name="T87"><text:s/>$this-&gt;Flash-&gt;success('You are now logged out.');</text:span></text:p>
        </text:list-item>
        <text:list-item>
          <text:p text:style-name="P230"><text:s text:c="3"/>$redirectTo = $this-&gt;auth-&gt;logout(); <text:s text:c="5"/>// delete the user from session and return the redirect location <text:s text:c="2"/></text:p>
        </text:list-item>
        <text:list-item>
          <text:p text:style-name="P230"><text:s text:c="2"/>return $this-&gt;redirect($redirectTo); <text:s text:c="6"/>// redirect via redirect() controller method</text:p>
        </text:list-item>
      </text:list>
      <text:p text:style-name="P200"/>
      <text:p text:style-name="P197">The auth component contains an array of authentication handlers (baseAuthenticate objects) which are used to authenticate users at login ( ie make sure they are resistered users). </text:p>
      <text:p text:style-name="P197"/>
      <text:p text:style-name="P197">The auth component also contains an array of authorisation handlers (baseAuthorize objects) which are used to authorise access to specific resources. (ie depending on role).</text:p>
      <text:p text:style-name="P197"/>
      <text:p text:style-name="P197">The full configuration parameter list is shown below. </text:p>
      <text:p text:style-name="P197">A key parameter is to specify which controller/action will perform the login process.</text:p>
      <text:p text:style-name="P197">Another key parameter is the event to activate the login process ( ie call the controller login action)</text:p>
      <text:p text:style-name="P197">You can specify the storage mechanism (usually session/cookies) for stateful authorisation.</text:p>
      <text:p text:style-name="P197">Other parameters specify where to redirect to in case authentication or authorisation fails.</text:p>
      <text:p text:style-name="P197">You can specify failure messages to <text:s/>print via flash, and also configure flash.</text:p>
      <text:p text:style-name="P197"/>
      <text:p text:style-name="P36">The Authentication component (Class <text:span text:style-name="T76">AuthComponent</text:span>) has the following configuration parameters:</text:p>
      <text:p text:style-name="P41"/>
      <text:p text:style-name="P159"><text:s text:c="2"/>$_defaultConfig = [ //<text:span text:style-name="T89">this is from the Auth Component documentation – not the authenticate classes</text:span></text:p>
      <text:p text:style-name="P159"><text:s text:c="4"/>'authenticate' =&gt; null, <text:s text:c="14"/><text:span text:style-name="T94">//An array of Authentication objects ( eg class BaseAuthenticate for Form)</text:span></text:p>
      <text:p text:style-name="P180">//Options: <text:s/>Form, Basic, Digest.</text:p>
      <text:p text:style-name="P179"><text:span text:style-name="T109">// Each authentication object has its own </text:span><text:span text:style-name="T77">$_defaultConfig</text:span></text:p>
      <text:list xml:id="list4573073882945409771" text:style-name="L7">
        <text:list-item>
          <text:p text:style-name="P234"><text:span text:style-name="T29">fields:</text:span><text:span text:style-name="T14"> The fields to use to identify a user by. </text:span><text:span text:style-name="T31">(defaults to username,password)</text:span></text:p>
        </text:list-item>
        <text:list-item>
          <text:p text:style-name="P234"><text:soft-page-break/><text:span text:style-name="T29">UserModel:</text:span><text:span text:style-name="T15"> </text:span><text:span text:style-name="T14">The alias for users table, </text:span><text:span text:style-name="T31">(defaults to Users)</text:span><text:span text:style-name="T14">.</text:span></text:p>
        </text:list-item>
        <text:list-item>
          <text:p text:style-name="P234"><text:span text:style-name="T29">Finder:</text:span><text:span text:style-name="T15"> </text:span><text:span text:style-name="T14">The finder method to use to fetch user record. Defaults to 'all'. You can set finder name as string or an array where key is finder name and value is an array passed to Table::find() options. E.g. ['finderName' =&gt; ['some_finder_option' =&gt; 'some_value']]</text:span></text:p>
        </text:list-item>
        <text:list-item>
          <text:p text:style-name="P234"><text:span text:style-name="T29">passwordHasher:</text:span><text:span text:style-name="T14"> Password hasher class. Can be a string specifying class name or an array containing className key, any other keys will be passed as config to the class. </text:span><text:span text:style-name="T31">(Defaults to 'Default')</text:span><text:span text:style-name="T14">.</text:span></text:p>
        </text:list-item>
      </text:list>
      <text:p text:style-name="P186"/>
      <text:p text:style-name="P159"><text:s text:c="4"/>'authorize' =&gt; null, <text:s text:c="17"/><text:span text:style-name="T94">//An array of Authorisation objects ( eg class BaseAuthorize )</text:span></text:p>
      <text:p text:style-name="P159"><text:span text:style-name="T95"><text:tab/><text:tab/><text:tab/><text:tab/><text:tab/> <text:s text:c="3"/></text:span><text:span text:style-name="T81">// Options</text:span><text:span text:style-name="T82">: </text:span></text:p>
      <text:p text:style-name="P159"><text:s text:c="4"/>'ajaxLogin' =&gt; null, <text:s text:c="17"/><text:span text:style-name="T92">//Deprectated</text:span></text:p>
      <text:p text:style-name="P159"><text:s text:c="4"/>'flash' =&gt; null, <text:s text:c="21"/><text:span text:style-name="T92">//Settings to use when Auth needs to do a flash message </text:span><text:span text:style-name="T77">(defaults as below)</text:span></text:p>
      <text:p text:style-name="P203"><text:span text:style-name="T30">'flash' =&gt; [ 'element' =&gt; 'error', <text:s text:c="25"/></text:span><text:span text:style-name="T13">// use flash/error.ctp</text:span><text:span text:style-name="T30"><text:line-break/> <text:s text:c="16"/>'key' =&gt; 'flash', <text:s text:c="33"/></text:span><text:span text:style-name="T13">// use flash helper?</text:span><text:span text:style-name="T30"><text:line-break/> <text:s text:c="16"/>'params' =&gt; ['class' =&gt; 'error'] <text:s text:c="10"/></text:span><text:span text:style-name="T13">// pass in class</text:span></text:p>
      <text:p text:style-name="Preformatted_20_Text"><text:span text:style-name="T8"><text:s text:c="4"/>'loginAction' =&gt; null, <text:s text:c="15"/></text:span><text:span text:style-name="T13">//A URL to the controller action that handles logins. </text:span><text:span text:style-name="T30">(defaults to /users/login)</text:span></text:p>
      <text:p text:style-name="P159"><text:s text:c="4"/>'loginRedirect' =&gt; null, <text:s text:c="13"/><text:span text:style-name="T92">//The URL to redirect to after successful login (if not the previous page stored in session)</text:span></text:p>
      <text:p text:style-name="P159"><text:s text:c="4"/>'logoutRedirect' =&gt; null, <text:s text:c="12"/><text:span text:style-name="T92">//The default action to redirect to after the user is logged out </text:span><text:span text:style-name="T77">( defaults to '</text:span><text:span text:style-name="T76">loginAction'</text:span><text:span text:style-name="T77">)</text:span></text:p>
      <text:p text:style-name="P159"><text:s text:c="4"/>'authError' =&gt; null, <text:s text:c="17"/><text:span text:style-name="T92">//Error "string" to display when user attempts to access an unauthorised page.</text:span></text:p>
      <text:p text:style-name="P159"><text:span text:style-name="T92"><text:s text:c="92"/>// default: </text:span><text:span text:style-name="T77">'You are not authorized to access that location.'</text:span></text:p>
      <text:p text:style-name="P159"><text:s text:c="4"/>'unauthorizedRedirect' =&gt; true, <text:s text:c="6"/><text:span text:style-name="T92">//Handling of unauthorised access ( 3 options available – eg 'true' redirects)</text:span></text:p>
      <text:p text:style-name="P159"><text:s text:c="4"/>'storage' =&gt; 'Session', <text:s text:c="14"/><text:span text:style-name="T92">//Storage class to use for persisting user record </text:span><text:span text:style-name="T77">(defaults to 'session'). </text:span><text:span text:style-name="T92">Could be 'memory'.</text:span></text:p>
      <text:p text:style-name="P159"><text:s text:c="4"/>'checkAuthIn' =&gt; 'Controller.startup' <text:span text:style-name="T92">//name of event to start authorisation. ( </text:span><text:span text:style-name="T77">default Controller.startup.</text:span><text:span text:style-name="T92">) </text:span></text:p>
      <text:p text:style-name="P159">]</text:p>
      <text:p text:style-name="P36"/>
      <text:p text:style-name="P37">You can configure authentication handlers in your controller’s <text:span text:style-name="T62">beforeFilter()</text:span> or <text:span text:style-name="T62">initialize() </text:span>methods. You can pass configuration information into each authentication object using an array:</text:p>
      <text:p text:style-name="P37">Examples:</text:p>
      <text:p text:style-name="P157"><text:span text:style-name="T113">$this</text:span><text:span text:style-name="T114">-&gt;</text:span><text:span text:style-name="T115">Auth</text:span><text:span text:style-name="T114">-&gt;</text:span><text:span text:style-name="T115">config</text:span>(<text:span text:style-name="T116">'authenticate'</text:span>, [<text:span text:style-name="T116">'Form'</text:span>]); <text:s text:c="4"/>// defines form based authentication.</text:p>
      <text:p text:style-name="P157"/>
      <text:p text:style-name="P157">You can load the component and set defaults all in one statement like below.</text:p>
      <text:p text:style-name="P157"/>
      <text:p text:style-name="P159">public function initialize()</text:p>
      <text:p text:style-name="P159">{</text:p>
      <text:p text:style-name="P159"><text:s text:c="4"/>parent::initialize();</text:p>
      <text:p text:style-name="P159"><text:s text:c="4"/>$this-&gt;loadComponent('Auth', [</text:p>
      <text:p text:style-name="P159"><text:s text:c="8"/>'loginAction' =&gt; [</text:p>
      <text:p text:style-name="P159"><text:s text:c="12"/>'controller' =&gt; 'Users',</text:p>
      <text:p text:style-name="P159"><text:s text:c="12"/>'action' =&gt; 'login',</text:p>
      <text:p text:style-name="P159"><text:s text:c="12"/>'plugin' =&gt; 'Users'</text:p>
      <text:p text:style-name="P159"><text:s text:c="8"/>],</text:p>
      <text:p text:style-name="P159"><text:s text:c="8"/>'authError' =&gt; 'Did you really think you are allowed to see that?',</text:p>
      <text:p text:style-name="P159"><text:s text:c="8"/>'authenticate' =&gt; [</text:p>
      <text:p text:style-name="P159"><text:s text:c="12"/>'Form' =&gt; [</text:p>
      <text:p text:style-name="P159"><text:s text:c="16"/>'fields' =&gt; ['username' =&gt; 'email']</text:p>
      <text:p text:style-name="P159"><text:s text:c="12"/>]</text:p>
      <text:p text:style-name="P159"><text:s text:c="8"/>],</text:p>
      <text:p text:style-name="P159"><text:s text:c="8"/>'storage' =&gt; 'Session'</text:p>
      <text:p text:style-name="P159"><text:s text:c="4"/>]);</text:p>
      <text:p text:style-name="P159">}</text:p>
      <text:p text:style-name="Standard"/>
      <text:p text:style-name="P28">Basic Usage of Authentication component.</text:p>
      <text:list xml:id="list5382876155160513992" text:style-name="L8">
        <text:list-item>
          <text:p text:style-name="P214">Set a behavior on the Users Model so that a password is encrypted before saving.</text:p>
          <text:p text:style-name="P214"/>
        </text:list-item>
      </text:list>
      <text:p text:style-name="P184">//In src/Model/Entity/User.php</text:p>
      <text:p text:style-name="P27"/>
      <text:p text:style-name="P181">namespace App\Model\Entity;</text:p>
      <text:p text:style-name="P181">use Cake\Auth\DefaultPasswordHasher; // Add this line</text:p>
      <text:p text:style-name="P181">use Cake\ORM\Entity;</text:p>
      <text:p text:style-name="P181"/>
      <text:p text:style-name="P181">class User extends Entity</text:p>
      <text:p text:style-name="P181">{</text:p>
      <text:p text:style-name="P181"><text:s text:c="4"/><text:span text:style-name="T76">// Add this method</text:span></text:p>
      <text:p text:style-name="P182"><text:s text:c="4"/>protected function _setPassword($value)</text:p>
      <text:p text:style-name="P183"><text:s text:c="4"/>{</text:p>
      <text:p text:style-name="P182"><text:s text:c="8"/>if (strlen($value)) {</text:p>
      <text:p text:style-name="P183"><text:span text:style-name="T48"><text:s text:c="12"/>$hasher = new Defau</text:span>l<text:span text:style-name="T48">tPasswordHasher();</text:span></text:p>
      <text:p text:style-name="P182"/>
      <text:p text:style-name="P182"><text:s text:c="12"/>return $hasher-&gt;hash($value);</text:p>
      <text:p text:style-name="P182"><text:s text:c="8"/>}</text:p>
      <text:p text:style-name="P182"><text:s text:c="4"/>}</text:p>
      <text:p text:style-name="P181">}</text:p>
      <text:p text:style-name="Standard"><text:soft-page-break/></text:p>
      <text:list xml:id="list38405210" text:continue-numbering="true" text:style-name="L8">
        <text:list-item>
          <text:p text:style-name="P214">Load the and configure Auth component in the AppController.</text:p>
        </text:list-item>
      </text:list>
      <text:p text:style-name="P187">// In src/Controller/AppController.php</text:p>
      <text:p text:style-name="P188">namespace App\Controller;</text:p>
      <text:p text:style-name="P188">use Cake\Controller\Controller;</text:p>
      <text:p text:style-name="P189">// all other controllers extend AppController</text:p>
      <text:p text:style-name="P188">class AppController extends Controller</text:p>
      <text:p text:style-name="P188">{</text:p>
      <text:p text:style-name="P188"><text:s text:c="4"/>public function initialize()</text:p>
      <text:p text:style-name="P190"><text:s text:c="4"/>{</text:p>
      <text:p text:style-name="P190"><text:s text:c="8"/>$this-&gt;loadComponent('Auth', [</text:p>
      <text:p text:style-name="P190"><text:s text:c="12"/><text:span text:style-name="T90">'authenticate'</text:span> =&gt; [</text:p>
      <text:p text:style-name="P190"><text:s text:c="16"/>'Form' =&gt; [ <text:span text:style-name="T119">// specify 'Form' identification</text:span></text:p>
      <text:p text:style-name="P190"><text:s text:c="20"/>'fields' =&gt; [ <text:s/><text:span text:style-name="T119">// specify fields to use for authentication</text:span> <text:s text:c="9"/></text:p>
      <text:p text:style-name="P190"><text:s text:c="24"/>'username' =&gt; 'email', <text:s text:c="3"/></text:p>
      <text:p text:style-name="P190"><text:s text:c="24"/>'password' =&gt; 'password' <text:span text:style-name="T119"><text:s/>// is the default anyhow</text:span></text:p>
      <text:p text:style-name="P190"><text:s text:c="24"/>]</text:p>
      <text:p text:style-name="P190"><text:s text:c="18"/>]</text:p>
      <text:p text:style-name="P190"><text:s text:c="15"/>],</text:p>
      <text:p text:style-name="P190"><text:s text:c="12"/>'<text:span text:style-name="T90">loginAction'</text:span> =&gt; [ <text:s/><text:span text:style-name="T119">// specify controller and action to use for login</text:span></text:p>
      <text:p text:style-name="P190"><text:s text:c="17"/>'controller' =&gt; 'Users', <text:s/><text:span text:style-name="T119">// is the default anyhow</text:span></text:p>
      <text:p text:style-name="P190"><text:s text:c="17"/>'action' =&gt; 'login' <text:s/><text:span text:style-name="T119">// is the default anyhow</text:span></text:p>
      <text:p text:style-name="P190"><text:s text:c="17"/>],</text:p>
      <text:p text:style-name="P190"><text:s text:c="13"/><text:span text:style-name="T90">// If unauthorized, return them to page they were just on</text:span></text:p>
      <text:p text:style-name="P190"><text:s text:c="12"/><text:span text:style-name="T90">'unauthorizedRedirect'</text:span> =&gt; $this-&gt;referer()</text:p>
      <text:p text:style-name="P190"><text:s text:c="12"/>]);</text:p>
      <text:p text:style-name="P190"/>
      <text:p text:style-name="P190"><text:s text:c="8"/><text:span text:style-name="T119">// No need to authorise these actions</text:span></text:p>
      <text:p text:style-name="P190"><text:s text:c="8"/><text:span text:style-name="T90">$this-&gt;Auth-&gt;allow</text:span>(['display', 'view', 'index']);</text:p>
      <text:p text:style-name="P190"><text:s text:c="4"/>}</text:p>
      <text:p text:style-name="P190">}</text:p>
      <text:p text:style-name="P190"/>
      <text:list xml:id="list38400784" text:continue-numbering="true" text:style-name="L8">
        <text:list-item>
          <text:p text:style-name="P214">Make the login action and form.</text:p>
        </text:list-item>
      </text:list>
      <text:p text:style-name="P193">// In src/Controller/UsersController.php</text:p>
      <text:p text:style-name="P192">public function login()</text:p>
      <text:p text:style-name="P192">{</text:p>
      <text:p text:style-name="P191"><text:s text:c="4"/><text:span text:style-name="T42">if ($this-&gt;request-&gt;is('post'))</text:span> { <text:s text:c="2"/><text:span text:style-name="T49">// check if login form has been submitted</text:span></text:p>
      <text:p text:style-name="P192"><text:s text:c="8"/>$user = $this-&gt;Auth-&gt;identify(); <text:s text:c="2"/><text:span text:style-name="T119">// check if user is the logged in user</text:span></text:p>
      <text:p text:style-name="P192"><text:s text:c="8"/>if ($user) {</text:p>
      <text:p text:style-name="P192"><text:s text:c="12"/>$this-&gt;Auth-&gt;setUser($user); <text:s text:c="2"/><text:span text:style-name="T119">// record the current user (in a session variable)</text:span> </text:p>
      <text:p text:style-name="P192"><text:s text:c="12"/>return $this-&gt;redirect($this-&gt;Auth-&gt;redirectUrl()); <text:s/><text:span text:style-name="T119">// redirect to requested URL</text:span></text:p>
      <text:p text:style-name="P192"><text:s text:c="8"/>}</text:p>
      <text:p text:style-name="P192"><text:s text:c="8"/><text:span text:style-name="T119">// not authorised so flash a mesage</text:span></text:p>
      <text:p text:style-name="P192"><text:s text:c="8"/>$this-&gt;Flash-&gt;error('Your username or password is incorrect.');</text:p>
      <text:p text:style-name="P192"><text:s text:c="4"/>}</text:p>
      <text:p text:style-name="P192">}</text:p>
      <text:p text:style-name="P192"/>
      <text:p text:style-name="P193">//in src/Template/Users/login.ctp add the following:</text:p>
      <text:p text:style-name="P192">&lt;h1&gt;Login&lt;/h1&gt;</text:p>
      <text:p text:style-name="P192">&lt;?= $this-&gt;Form-&gt;create() ?&gt;</text:p>
      <text:p text:style-name="P192"><text:tab/>&lt;?= $this-&gt;Form-&gt;control('email') ?&gt;</text:p>
      <text:p text:style-name="P192"><text:tab/>&lt;?= $this-&gt;Form-&gt;control('password') ?&gt;</text:p>
      <text:p text:style-name="P192"><text:tab/>&lt;?= $this-&gt;Form-&gt;button('Login') ?&gt;</text:p>
      <text:p text:style-name="P192">&lt;?= $this-&gt;Form-&gt;end() ?&gt;</text:p>
      <text:p text:style-name="P192"/>
      <text:p text:style-name="P195">How it works:</text:p>
      <text:p text:style-name="P194">If user tries to access any page that is not 'allowed' explicitely, he will be redirected automatically to the login form. Ie the Users-&gt;login() action is called by cakePHP. This displays the form – which is then submitted back to itself as a POST request with parameters <text:span text:style-name="T76">email</text:span> and <text:span text:style-name="T76">password</text:span>.</text:p>
      <text:p text:style-name="P194">Now the login action, check if the email,password pair match any existing users. If so it makes the user the current logged in user and redirect to the requested page. Otherwise, flashes a message and stays on the login form.</text:p>
      <text:p text:style-name="Standard"/>
      <text:list xml:id="list38407929" text:continue-numbering="true" text:style-name="L8">
        <text:list-item>
          <text:p text:style-name="P214">Make the Logout action.</text:p>
          <text:p text:style-name="P233">// In src/Controller/UsersController.php</text:p>
        </text:list-item>
      </text:list>
      <text:p text:style-name="P192">public function initialize()</text:p>
      <text:p text:style-name="P192">{</text:p>
      <text:p text:style-name="P192"><text:s text:c="4"/>parent::initialize();</text:p>
      <text:p text:style-name="P192"><text:s text:c="4"/>$this-&gt;Auth-&gt;allow(['logout']); <text:s text:c="2"/><text:span text:style-name="T119">// no access restriction</text:span></text:p>
      <text:p text:style-name="P192">}</text:p>
      <text:p text:style-name="P192">public function logout()</text:p>
      <text:p text:style-name="P192">{</text:p>
      <text:p text:style-name="P192"><text:s text:c="4"/>$this-&gt;Flash-&gt;success('You are now logged out.');</text:p>
      <text:p text:style-name="P192"><text:s text:c="4"/>$redirect = $this-&gt;Auth-&gt;logout(); <text:s text:c="2"/><text:span text:style-name="T119">// logs out user and returns action to redirect to</text:span></text:p>
      <text:p text:style-name="P192"><text:s text:c="4"/>return $this-&gt;redirect($redirect); <text:s text:c="2"/>// redirects to the redirect action <text:s/><text:span text:style-name="T109">defaults to /users/login)</text:span></text:p>
      <text:p text:style-name="P192"><text:soft-page-break/>}</text:p>
      <text:p text:style-name="Standard"/>
      <text:list xml:id="list38391593" text:continue-numbering="true" text:style-name="L8">
        <text:list-item>
          <text:p text:style-name="P214">Authorisation of Authenticated users (to access role specific resources)</text:p>
        </text:list-item>
      </text:list>
      <text:p text:style-name="P196">Authorisation handlers (as opposed to authentication handlers) </text:p>
      <text:p text:style-name="Standard"/>
      <text:p text:style-name="P192">public function isAuthorized($user) {</text:p>
      <text:p text:style-name="P192"><text:s text:c="4"/><text:span text:style-name="T121">// Admin allowed anywhere</text:span></text:p>
      <text:p text:style-name="P192"><text:s text:c="4"/>if (isset($user['role']) &amp;&amp; $user['role'] === 'admin') {</text:p>
      <text:p text:style-name="P192"><text:s text:c="8"/>return true;</text:p>
      <text:p text:style-name="P192"><text:s text:c="4"/>}</text:p>
      <text:p text:style-name="P192"><text:s text:c="4"/><text:span text:style-name="T121">// 'user' allowed in specific actions</text:span></text:p>
      <text:p text:style-name="P192"><text:s text:c="4"/>if (isset($user['role']) &amp;&amp; $user['role'] === 'user') {</text:p>
      <text:p text:style-name="P191"><text:s text:c="6"/><text:span text:style-name="T42">$allowedActions = ['index', 'logout', 'add'];</text:span></text:p>
      <text:p text:style-name="P192"><text:s text:c="8"/>if(in_array($this-&gt;request-&gt;action, $allowedActions)) {</text:p>
      <text:p text:style-name="P191"><text:s text:c="12"/><text:span text:style-name="T42">return true;</text:span></text:p>
      <text:p text:style-name="P192"><text:s text:c="8"/>}</text:p>
      <text:p text:style-name="P192"><text:s text:c="4"/>}</text:p>
      <text:p text:style-name="P192"><text:s text:c="4"/>return false;</text:p>
      <text:p text:style-name="P192">}</text:p>
      <text:p text:style-name="Standard"/>
      <text:list xml:id="list38416141" text:continue-numbering="true" text:style-name="L8">
        <text:list-item>
          <text:p text:style-name="P214">a</text:p>
        </text:list-item>
        <text:list-item>
          <text:p text:style-name="P214">b</text:p>
        </text:list-item>
      </text:list>
      <text:p text:style-name="Standard"/>
      <text:p text:style-name="P185"/>
      <text:p text:style-name="Standard"/>
      <text:p text:style-name="Standard">Cookies Component in cakePHP is deprecated.</text:p>
      <text:p text:style-name="Standard"/>
      <text:p text:style-name="Standard"/>
      <text:p text:style-name="Standard"/>
      <text:p text:style-name="P28">Composer</text:p>
      <text:p text:style-name="P28"><text:s text:c="4"/>Package loading</text:p>
      <text:p text:style-name="P28"><text:s text:c="4"/>Autoloading and namespaces</text:p>
      <text:p text:style-name="P28"/>
      <text:p text:style-name="P28">GitHub</text:p>
      <text:p text:style-name="P28"/>
      <text:p text:style-name="P201">Cookies</text:p>
      <text:p text:style-name="P38">Here is my understanding of sessions and cookies with respect to PHP.</text:p>
      <text:p text:style-name="P38"/>
      <text:p text:style-name="P38">Sessions are special variables that are stored on the machine where the web server resides.</text:p>
      <text:p text:style-name="P38">Unlike other variables, the values persist between web page accesses.</text:p>
      <text:p text:style-name="P38"/>
      <text:p text:style-name="P38">Therefore one php page can create the session (ie after a successful login) ...</text:p>
      <text:p text:style-name="P38">.. and other pages can read the session variables.</text:p>
      <text:p text:style-name="P38"/>
      <text:p text:style-name="P38">create the session variables</text:p>
      <text:p text:style-name="P38"/>
      <text:p text:style-name="P38">&lt;?php</text:p>
      <text:p text:style-name="P38"><text:s text:c="5"/>session_start(); <text:s text:c="4"/>// creates a new session (MUST BE THE FIRST statement in the file)</text:p>
      <text:p text:style-name="P38"><text:s text:c="4"/>// Set session variables</text:p>
      <text:p text:style-name="P38"><text:s text:c="4"/>$_SESSION["favcolor"] = "green";</text:p>
      <text:p text:style-name="P38"><text:s text:c="4"/>$_SESSION["favanimal"] = "cat";</text:p>
      <text:p text:style-name="P38">?&gt;</text:p>
      <text:p text:style-name="P38"/>
      <text:p text:style-name="P38"><text:s/>read the session variables ( until the session expires)</text:p>
      <text:p text:style-name="P38">&lt;?php</text:p>
      <text:p text:style-name="P38"><text:s text:c="4"/>session_start(); <text:s text:c="2"/>// session already exists so just read it.</text:p>
      <text:p text:style-name="P38"><text:s text:c="4"/>// Set session variables</text:p>
      <text:p text:style-name="P38"><text:s text:c="4"/>echo $_SESSION["favcolor"];</text:p>
      <text:p text:style-name="P38"><text:s text:c="4"/>echo $_SESSION["favanimal"] ;</text:p>
      <text:p text:style-name="P38">?&gt;</text:p>
      <text:p text:style-name="P38"/>
      <text:p text:style-name="P38">When PHP creates a <text:s/>session it first generates a unique id (say <text:span text:style-name="T76">'h4g5G609KIlmn' </text:span>) .... </text:p>
      <text:p text:style-name="P38">....and then creates a temporary file on the server with the same name - but with <text:span text:style-name="T76">sess_</text:span><text:span text:style-name="T122"> </text:span>prefix.</text:p>
      <text:p text:style-name="P38"/>
      <text:p text:style-name="P38">It stores the session variables in that file (<text:span text:style-name="T76">sess_h4g5G609KIlmn</text:span>) <text:s/>.. maybe variables also encrypted.</text:p>
      <text:p text:style-name="P38"/>
      <text:p text:style-name="P38">PHP also creates a cookie (usually called PHPSESSID) which contains ONLY the session unique ID (NOT the session variables). The cookie is managed by the browser and is saved on the user PC (in the case of Chrome its in an SQLlite database).</text:p>
      <text:p text:style-name="P38"/>
      <text:p text:style-name="P38">Every time the browser requests a page from that web site ( ie localhost:8080 in our case) it attaches the PHPSESSID cookie to the HTTP request.</text:p>
      <text:p text:style-name="P38"/>
      <text:p text:style-name="P38">Finally, if a php page is asked to read an existing session variable ( as in file 2 above), it reads the PHPSESSID cookie, </text:p>
      <text:p text:style-name="P38">.. finds the name of the session file and reads the variables.</text:p>
      <text:p text:style-name="P38"/>
      <text:p text:style-name="P31">Ending the session.</text:p>
      <text:p text:style-name="P38"/>
      <text:p text:style-name="P38">You can explicitly clear session variables, or end the session with:</text:p>
      <text:p text:style-name="P38"/>
      <text:p text:style-name="P38">&lt;?php</text:p>
      <text:p text:style-name="P38"><text:s text:c="4"/>session_unset(); <text:s text:c="2"/>// remove all session variables</text:p>
      <text:p text:style-name="P38"><text:s text:c="4"/>session_destroy(); // destroy the session </text:p>
      <text:p text:style-name="P38">?&gt;</text:p>
      <text:p text:style-name="P38"/>
      <text:p text:style-name="P38">Also.. when you close the browser, the PHPSESSID <text:s/>cookie is destroyed ( it is created with expiry '0').</text:p>
      <text:p text:style-name="P38">When PHP receives a later request for a page it will not contain the cookie - so the session file cannot be read. (why?).</text:p>
      <text:p text:style-name="P38"/>
      <text:p text:style-name="P38">Finally, the PHP session will expire - ie PHP will remove the session file after a set time.</text:p>
      <text:p text:style-name="P38"/>
      <text:p text:style-name="P31">Creating and using cookies with PHP</text:p>
      <text:p text:style-name="P38">&lt;?php <text:s text:c="2"/>// create in one file</text:p>
      <text:p text:style-name="P38"><text:s text:c="4"/>$cookie_name = "testCookie";</text:p>
      <text:p text:style-name="P38"><text:s text:c="4"/>$cookie_value = "Eoghan";</text:p>
      <text:p text:style-name="P38"><text:s text:c="4"/>setcookie($cookie_name, $cookie_value, 0); <text:s/>// O means expires when browser closes</text:p>
      <text:p text:style-name="P38">?&gt;</text:p>
      <text:p text:style-name="P38"/>
      <text:p text:style-name="P38"><text:soft-page-break/>&lt;?php <text:s/>// read in another</text:p>
      <text:p text:style-name="P38"><text:s text:c="3"/>if(isset($_COOKIE["testCookie"])) {</text:p>
      <text:p text:style-name="P38"><text:s text:c="7"/>echo $_COOKIE["testCookie"];</text:p>
      <text:p text:style-name="P38"><text:s text:c="3"/>}</text:p>
      <text:p text:style-name="P38">?&gt;</text:p>
      <text:p text:style-name="P38"/>
      <text:p text:style-name="P38">so obviously......</text:p>
      <text:p text:style-name="P38">When a PHP session is created, its also automatically creates a cookie as below</text:p>
      <text:p text:style-name="P38"><text:s/>setcookie("PPHSESSID", "h4g5G609KIlmn", 0); <text:s text:c="2"/></text:p>
      <text:p text:style-name="P38"/>
      <text:p text:style-name="P38">You can see the cookies in the browser development tools section under 'Applications'</text:p>
      <text:p text:style-name="P38"/>
      <text:p text:style-name="P38"/>
      <text:p text:style-name="P202"><text:span text:style-name="T62">CORS <text:s/>(Cross Origin Resourse Sharing)</text:span> – here is my understanding.</text:p>
      <text:p text:style-name="P38"/>
      <text:p text:style-name="Standard"><text:span text:style-name="T100">In the beginning (of the web) web pages loaded from a particular domain could only request resources (such as css files, images etc) from the same domain (server) that served the current page. So </text:span><text:span text:style-name="T101">www.example.com/index.html</text:span><text:span text:style-name="T100"> could not contain links to </text:span><text:span text:style-name="T101">www.other.com/abc.css</text:span><text:span text:style-name="T100">. This was called the </text:span><text:span text:style-name="T102">same origin policy</text:span><text:span text:style-name="T100"> and was enforced by all browsers. The same origin policy supported 2 common objectives:</text:span></text:p>
      <text:list xml:id="list4195639691938026096" text:style-name="L9">
        <text:list-item>
          <text:p text:style-name="P212">Resource owners did not expose their resources publically ( ie resources stored at servers)</text:p>
        </text:list-item>
        <text:list-item>
          <text:p text:style-name="P212">Users were prevented from loading potentially malicious or illegal content.</text:p>
        </text:list-item>
      </text:list>
      <text:p text:style-name="P38"/>
      <text:p text:style-name="Standard"><text:span text:style-name="T100">This was too restrictive, as most pages now require to download a range of material from a range of sites ( eg style sheets, fonts, scripts etc). However, the </text:span><text:span text:style-name="T102">same origin policy </text:span><text:span text:style-name="T100">is enforced unless specific measures are taken to circumvent it. See </text:span><text:a xlink:type="simple" xlink:href="https://en.wikipedia.org/wiki/Same-origin_policy" text:style-name="Internet_20_link" text:visited-style-name="Visited_20_Internet_20_Link"><text:span text:style-name="T100">https://en.wikipedia.org/wiki/Same-origin_policy</text:span></text:a><text:span text:style-name="T100"> for a list of such ways.</text:span></text:p>
      <text:p text:style-name="P38"/>
      <text:p text:style-name="Standard"><text:span text:style-name="T100">CORS is one of the most generally applied approach. It extends the HPPT protocol to enable browsers to request servers to extend their permissions to execute cross domain requests. <text:s/>In short, CORS is an a protocol, implemented in the HTTP request and response headers. It must be implemented by both browsers and servers. A CORS request is defined a one that contains the 'origin' header. Eg </text:span><text:span text:style-name="T103">origin : /www.example.com</text:span><text:span text:style-name="T100">. Browsers implement CORS automatically, meaning they look at the origin of the current page and add the </text:span><text:span text:style-name="T105">'origin'</text:span><text:span text:style-name="T100"> header for all linked or ajax requests to other sites. The presence of the </text:span><text:span text:style-name="T105">origin</text:span><text:span text:style-name="T100"> header alerts the server that the request is from a cross-domain page. In its simplest form, the server will add </text:span><text:span text:style-name="T103">Access-Control-Allow-Origin: * </text:span><text:span text:style-name="T104">header to the response ( assuming the server has CORS implemented andis happy to release the resource!). </text:span></text:p>
      <text:p text:style-name="P38"/>
      <text:p text:style-name="Standard"><text:span text:style-name="T100">CORS requests are divided into </text:span><text:span text:style-name="T103">simple</text:span><text:span text:style-name="T100"> and </text:span><text:span text:style-name="T103">not-simple</text:span><text:span text:style-name="T100"> requests. </text:span></text:p>
      <text:p text:style-name="Standard"><text:span text:style-name="T100">The best place to read about this is </text:span><text:a xlink:type="simple" xlink:href="https://developer.mozilla.org/en-US/docs/Web/HTTP/CORS" text:style-name="Internet_20_link" text:visited-style-name="Visited_20_Internet_20_Link"><text:span text:style-name="T100">https://developer.mozilla.org/en-US/docs/Web/HTTP/CORS</text:span></text:a><text:span text:style-name="T100">. </text:span></text:p>
      <text:p text:style-name="P38"/>
      <text:p text:style-name="P40">Simple requests.</text:p>
      <text:p text:style-name="Standard"><text:span text:style-name="T100">In short, </text:span><text:span text:style-name="T103">simple</text:span><text:span text:style-name="T100"> requests are those regarded as 'safe' meaning the HTTP methods are restricted to read only and the resources requested are passive ie not scripts. This stops the requester from explicitely changing state on the server ( eg via a DELETE method) and also prevents scripts (possibly malicious) from being downloaded to the browser. Note that form submits via POST is regarded as simple, as the server side application has control over the POSTed data. Ajax requests are </text:span><text:span text:style-name="T103">not-simple.</text:span></text:p>
      <text:p text:style-name="P38"/>
      <text:p text:style-name="P38">Note that CORS defines controls not only for the message content, but also for the headers that may be sent in a request and those that the browser is allowed to expose to the Javascript application at the browser. “CORS-safelisted request-headers” are allowed to be set in the request (ie the Javasript app is allowed by the browser -under CORS- to set the safelisted headers).</text:p>
      <text:p text:style-name="P38"/>
      <text:p text:style-name="P40">Not-simple requests.</text:p>
      <text:p text:style-name="P38">CORS allows the restrictions of simple requests to be selectively relaxed using a slightly more elaborate "not-simple" protocol. </text:p>
      <text:p text:style-name="Standard"><text:span text:style-name="T104">Note the browser will decide automatically, what is </text:span><text:span text:style-name="T103">simple</text:span><text:span text:style-name="T104"> and </text:span><text:span text:style-name="T103">not-simple</text:span><text:span text:style-name="T104">. If a request is not-simple, then there are two steps in the CORS protocol. Ie there are two request-response steps. </text:span></text:p>
      <text:list xml:id="list8786156553320005371" text:style-name="L10">
        <text:list-item>
          <text:p text:style-name="P213">In the first step the browser will request additional permissions. </text:p>
        </text:list-item>
        <text:list-item>
          <text:p text:style-name="P215"><text:span text:style-name="T104">In the second step the browser will request the resources if the server granted the permissions. The resourse request is said to be </text:span><text:span text:style-name="T103">pre-flighted</text:span><text:span text:style-name="T104"> with a permission request.</text:span></text:p>
        </text:list-item>
      </text:list>
      <text:p text:style-name="P39"/>
      <text:p text:style-name="Standard"><text:span text:style-name="T104">A preflight request is identified via the OPTIOSN method (In addition to the </text:span><text:span text:style-name="T103">origin : /www.example.com</text:span><text:span text:style-name="T104"> <text:s/>header).</text:span></text:p>
      <text:p text:style-name="P128">It also includes a number of requests via special name headers such as belows.</text:p>
      <text:p text:style-name="P129"/>
      <text:p text:style-name="P204">OPTIONS /resources/post-here/ HTTP/1.1</text:p>
      <text:p text:style-name="P205">Origin: http://foo.example</text:p>
      <text:p text:style-name="P205">Access-Control-Request-Method: POST</text:p>
      <text:p text:style-name="P205">Access-Control-Request-Headers: X-PINGOTHER, Content-Type</text:p>
      <text:p text:style-name="P208"/>
      <text:p text:style-name="P128">ie Requests the server to allow the POST method, and to also allow the 'X-PINGOTHER', 'Content-Type' headers to be included.</text:p>
      <text:p text:style-name="P128"/>
      <text:p text:style-name="P128">The server responds to the preflight by including matching permission granting headers ( or not!)</text:p>
      <text:p text:style-name="P206">Access-Control-Allow-Origin: http://foo.example</text:p>
      <text:p text:style-name="P206">Access-Control-Allow-Methods: POST, GET</text:p>
      <text:p text:style-name="P206">Access-Control-Allow-Headers: X-PINGOTHER, Content-Type</text:p>
      <text:p text:style-name="P206">Access-Control-Max-Age: 86400</text:p>
      <text:p text:style-name="P206"/>
      <text:p text:style-name="P38"><text:s/>The permission lasts for the time specified by the server as above ( 86400 secs in this case).</text:p>
      <text:p text:style-name="P38"><text:soft-page-break/>Then the browser issues the request proper and can expect the server to deliver.</text:p>
      <text:p text:style-name="P38"/>
      <text:p text:style-name="Standard"><text:span text:style-name="T100">Note: The </text:span><text:span text:style-name="T112">Access-Control-Expose-Headers</text:span><text:span text:style-name="T100"> header lets a server whitelist headers that browsers are allowed to access.</text:span></text:p>
      <text:p text:style-name="Standard"><text:span text:style-name="T100">Note: The </text:span><text:span text:style-name="T112">Access-Control-Allow-Headers</text:span><text:span text:style-name="T100"> header is used in response to a preflight request to indicate which HTTP headers can be used when making the actual request.</text:span></text:p>
      <text:p text:style-name="P38"/>
      <text:p text:style-name="Standard"><text:span text:style-name="T100">Finally, this topic came up as a result of issuing an ajax page to make a request on google maps with the cakePHP debug kit activated. The browser reported this message: </text:span><text:span text:style-name="T86">Refused to get unsafe header "X-DEBUGKIT-ID"</text:span><text:span text:style-name="T100"> . This was surprising because the page contained only a HTML form with a direct ajax request on the google maps site ( or so I thought). I expected that the ajax would take place out of sight of cakPHP. However, on investigating the above message, I noticed that cakePHP had included additional script </text:span><text:span text:style-name="T101">toolbar.js</text:span><text:span text:style-name="T100">. This contains the line</text:span></text:p>
      <text:p text:style-name="P38"><text:s text:c="6"/></text:p>
      <text:p text:style-name="P207">if (this.readyState === 4 &amp;&amp; this.getResponseHeader('X-DEBUGKIT-ID'))</text:p>
      <text:p text:style-name="P207"/>
      <text:p text:style-name="P38">so it's attempting to read the contents of the 'X-DEBUGKIT-ID' header – presumably without permission. Clearly the debug kit has registered additional callbacks on the DoM in order to monitor and log any ajax request that is made. We know that the browser will deny access to unauthorised headers, and for sure google maps will know nothing about and would not have authorised access to any <text:span text:style-name="T76">"X-DEBUGKIT-ID" </text:span><text:span text:style-name="T90">header. I can only assume that cakePHP expects that ajax requests are made only on cakePHP controller actions (which seems like a good idea!). </text:span></text:p>
      <text:p text:style-name="P216"/>
      <text:p text:style-name="P216">I reported this "bug" on stackoverflow on 18/May/2018. (user bcperth)</text:p>
      <text:p text:style-name="P216"/>
      <text:p text:style-name="P216">The most obvious workaround is NOT to do CORS ajax requests from a HTML page – at least while debugKit is loaded! Or just ignore the error message from Chrome. Instead of CORS ajax it may be better to send the form data to the controller in an ajax request and then the controller get the data via PHP curl, and then respond to the ajax call with the data. This might work if PHP curl works synchronously, ie waits for a response before returning...</text:p>
      <text:p text:style-name="P216"/>
      <text:p text:style-name="P216">Finally on the topic of cakePHP and CORS, the framework has a CorsBuilder class, which prepares response headers for CORS requests – ie making a CORS friendly server. There is also a CORS plugin available, which presumably does the same thing.</text:p>
      <text:p text:style-name="P216"/>
      <text:p text:style-name="P217"/>
      <text:p text:style-name="P231">CakePHP request and response classes.</text:p>
      <text:p text:style-name="P217"/>
      <text:p text:style-name="P216">When a request is made ( via browser or other user agent) the HTTP request header and body etc are contained in a <text:span text:style-name="T76">ServerRequest class</text:span>. HTTP responses are constructed via the <text:span text:style-name="T76">response class</text:span>. References to the request and response objects are stored in $request and $response attributes – present in every controller object from which AppController and all susers controllers are inherited.</text:p>
      <text:p text:style-name="P216"/>
      <text:p text:style-name="P216">ServerRequest: <text:s/>"a number of features for interrogating and interacting with request data"</text:p>
      <text:p text:style-name="Standard"><text:span text:style-name="T97">In a controller is accessed via <text:s text:c="3"/></text:span><text:span text:style-name="T42">this-&gt;request-&gt;whatever</text:span><text:span text:style-name="T99">.</text:span></text:p>
      <text:p text:style-name="Standard"/>
      <text:p text:style-name="P216">Response class: "features and functionality for generating HTTP responses in your application"</text:p>
      <text:p text:style-name="P216">In a controller is accessed via <text:s text:c="2"/><text:span text:style-name="T43">this-&gt;response-&gt;whatever</text:span>.</text:p>
      <text:p text:style-name="P216"/>
      <text:p text:style-name="P216"/>
      <text:p text:style-name="P216"/>
      <text:p text:style-name="P216"/>
      <text:p text:style-name="P216"><text:s/></text:p>
      <text:p text:style-name="P216"/>
      <text:p text:style-name="P216"/>
      <text:p text:style-name="P38"/>
      <text:p text:style-name="P38"/>
      <text:p text:style-name="P38"/>
      <text:p text:style-name="P38"/>
      <text:p text:style-name="P38"/>
      <text:p text:style-name="P38"/>
      <text:p text:style-name="P38"/>
      <text:p text:style-name="P38"/>
      <text:p text:style-name="P38"/>
      <text:p text:style-name="P38"><text:s/></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Roboto Mono" svg:font-family="'Roboto Mono', Consolas, Monaco, monospace"/>
    <style:font-face style:name="Tahoma1" svg:font-family="Tahoma"/>
    <style:font-face style:name="sans-serif" svg:font-family="sans-serif"/>
    <style:font-face style:name="Arial1"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10H47M29S</meta:editing-duration>
    <meta:editing-cycles>62</meta:editing-cycles>
    <meta:generator>OpenOffice/4.1.4$Win32 OpenOffice.org_project/414m5$Build-9788</meta:generator>
    <dc:date>2018-05-21T18:20:38.59</dc:date>
    <dc:creator>Brendan Curtin</dc:creator>
    <meta:document-statistic meta:table-count="1" meta:image-count="0" meta:object-count="0" meta:page-count="26" meta:paragraph-count="946" meta:word-count="11110" meta:character-count="75137"/>
    <meta:user-defined meta:name="Info 1"/>
    <meta:user-defined meta:name="Info 2"/>
    <meta:user-defined meta:name="Info 3"/>
    <meta:user-defined meta:name="Info 4"/>
  </office:meta>
</office:document-meta>
</file>